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ura" svg:font-family="Jura" style:font-pitch="variable"/>
    <style:font-face style:name="Jura1" svg:font-family="Jura" style:font-adornments="Claro" style:font-pitch="variable"/>
    <style:font-face style:name="Jura2" svg:font-family="Jura" style:font-adornments="Negri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Tabela1" style:family="table">
      <style:table-properties style:width="9.022cm" table:align="left"/>
    </style:style>
    <style:style style:name="Tabela1.A" style:family="table-column">
      <style:table-column-properties style:column-width="3.096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2.011cm"/>
    </style:style>
    <style:style style:name="Tabela1.D" style:family="table-column">
      <style:table-column-properties style:column-width="2.117cm"/>
    </style:style>
    <style:style style:name="Tabela1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.D1" style:family="table-cell">
      <style:table-cell-properties style:vertical-align="middle" fo:background-color="#4bacc6" fo:padding="0cm" fo:border="1.5pt solid #ffffff">
        <style:background-image/>
      </style:table-cell-properties>
    </style:style>
    <style:style style:name="Tabela1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1.B2" style:family="table-cell">
      <style:table-cell-properties style:vertical-align="middle"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1.D2" style:family="table-cell">
      <style:table-cell-properties style:vertical-align="middle" fo:background-color="#eeeeee" fo:padding="0cm" fo:border-left="1.5pt solid #ffffff" fo:border-right="1.5pt solid #ffffff" fo:border-top="none" fo:border-bottom="1.5pt solid #ffffff">
        <style:background-image/>
      </style:table-cell-properties>
    </style:style>
    <style:style style:name="Tabela2" style:family="table">
      <style:table-properties style:width="9.031cm" table:align="margins"/>
    </style:style>
    <style:style style:name="Tabela2.A" style:family="table-column">
      <style:table-column-properties style:column-width="3.011cm" style:rel-column-width="21845*"/>
    </style:style>
    <style:style style:name="Tabela2.A1" style:family="table-cell">
      <style:table-cell-properties style:vertical-align="middle" fo:padding="0cm" fo:border="none"/>
    </style:style>
    <style:style style:name="Tabela12" style:family="table">
      <style:table-properties style:width="9.031cm" table:align="margins"/>
    </style:style>
    <style:style style:name="Tabela12.A" style:family="table-column">
      <style:table-column-properties style:column-width="2.699cm" style:rel-column-width="19583*"/>
    </style:style>
    <style:style style:name="Tabela12.B" style:family="table-column">
      <style:table-column-properties style:column-width="6.332cm" style:rel-column-width="45952*"/>
    </style:style>
    <style:style style:name="Tabela12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2.B1" style:family="table-cell">
      <style:table-cell-properties style:vertical-align="middle"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2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12.B2" style:family="table-cell">
      <style:table-cell-properties style:vertical-align="middle"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13" style:family="table">
      <style:table-properties style:width="9.031cm" table:align="margins"/>
    </style:style>
    <style:style style:name="Tabela13.A" style:family="table-column">
      <style:table-column-properties style:column-width="3.201cm" style:rel-column-width="23231*"/>
    </style:style>
    <style:style style:name="Tabela13.B" style:family="table-column">
      <style:table-column-properties style:column-width="5.83cm" style:rel-column-width="42304*"/>
    </style:style>
    <style:style style:name="Tabela13.A1" style:family="table-cell">
      <style:table-cell-properties style:vertical-align="middle" fo:padding="0cm" fo:border="none"/>
    </style:style>
    <style:style style:name="Tabela13.B1" style:family="table-cell">
      <style:table-cell-properties fo:padding="0cm" fo:border="none"/>
    </style:style>
    <style:style style:name="Tabela13.B2" style:family="table-cell">
      <style:table-cell-properties fo:padding="0cm" fo:border="none"/>
    </style:style>
    <style:style style:name="Tabela13.B3" style:family="table-cell">
      <style:table-cell-properties fo:padding="0cm" fo:border="none"/>
    </style:style>
    <style:style style:name="Tabela13.B4" style:family="table-cell">
      <style:table-cell-properties fo:padding="0cm" fo:border="none"/>
    </style:style>
    <style:style style:name="Tabela14" style:family="table">
      <style:table-properties style:width="9.031cm" table:align="margins"/>
    </style:style>
    <style:style style:name="Tabela14.A" style:family="table-column">
      <style:table-column-properties style:column-width="3.009cm" style:rel-column-width="21836*"/>
    </style:style>
    <style:style style:name="Tabela14.B" style:family="table-column">
      <style:table-column-properties style:column-width="2.6cm" style:rel-column-width="18866*"/>
    </style:style>
    <style:style style:name="Tabela14.C" style:family="table-column">
      <style:table-column-properties style:column-width="3.422cm" style:rel-column-width="24833*"/>
    </style:style>
    <style:style style:name="Tabela14.A1" style:family="table-cell">
      <style:table-cell-properties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4.C1" style:family="table-cell">
      <style:table-cell-properties fo:background-color="#4bacc6" fo:padding="0.097cm" fo:border="1.5pt solid #ffffff">
        <style:background-image/>
      </style:table-cell-properties>
    </style:style>
    <style:style style:name="Tabela14.A2" style:family="table-cell">
      <style:table-cell-properties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4.C2" style:family="table-cell">
      <style:table-cell-properties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7" style:family="table">
      <style:table-properties style:width="9.031cm" table:align="margins"/>
    </style:style>
    <style:style style:name="Tabela17.A" style:family="table-column">
      <style:table-column-properties style:column-width="6.694cm" style:rel-column-width="48575*"/>
    </style:style>
    <style:style style:name="Tabela17.B" style:family="table-column">
      <style:table-column-properties style:column-width="2.337cm" style:rel-column-width="16960*"/>
    </style:style>
    <style:style style:name="Tabela17.A1" style:family="table-cell">
      <style:table-cell-properties style:vertical-align="middle" fo:padding="0cm" fo:border="none"/>
    </style:style>
    <style:style style:name="Tabela16" style:family="table">
      <style:table-properties style:width="9.022cm" table:align="left"/>
    </style:style>
    <style:style style:name="Tabela16.A" style:family="table-column">
      <style:table-column-properties style:column-width="2.805cm"/>
    </style:style>
    <style:style style:name="Tabela16.B" style:family="table-column">
      <style:table-column-properties style:column-width="6.218cm"/>
    </style:style>
    <style:style style:name="Tabela16.A1" style:family="table-cell">
      <style:table-cell-properties style:vertical-align="middle" fo:padding="0cm" fo:border="none"/>
    </style:style>
    <style:style style:name="Tabela15" style:family="table">
      <style:table-properties style:width="9.031cm" table:align="margins"/>
    </style:style>
    <style:style style:name="Tabela15.A" style:family="table-column">
      <style:table-column-properties style:column-width="3.011cm" style:rel-column-width="21845*"/>
    </style:style>
    <style:style style:name="Tabela15.A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5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5.C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5.A4" style:family="table-cell">
      <style:table-cell-properties style:vertical-align="middle" fo:background-color="#4bacc6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5.A13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18" style:family="table">
      <style:table-properties style:width="9.031cm" table:align="margins"/>
    </style:style>
    <style:style style:name="Tabela18.A" style:family="table-column">
      <style:table-column-properties style:column-width="2.514cm" style:rel-column-width="18239*"/>
    </style:style>
    <style:style style:name="Tabela18.B" style:family="table-column">
      <style:table-column-properties style:column-width="3.387cm" style:rel-column-width="24575*"/>
    </style:style>
    <style:style style:name="Tabela18.C" style:family="table-column">
      <style:table-column-properties style:column-width="3.131cm" style:rel-column-width="22721*"/>
    </style:style>
    <style:style style:name="Tabela18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8.C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8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8.C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0" style:family="table">
      <style:table-properties style:width="9.031cm" table:align="margins"/>
    </style:style>
    <style:style style:name="Tabela10.A" style:family="table-column">
      <style:table-column-properties style:column-width="5.503cm" style:rel-column-width="39935*"/>
    </style:style>
    <style:style style:name="Tabela10.B" style:family="table-column">
      <style:table-column-properties style:column-width="3.528cm" style:rel-column-width="25600*"/>
    </style:style>
    <style:style style:name="Tabela10.A1" style:family="table-cell">
      <style:table-cell-properties style:vertical-align="middle" fo:padding="0cm" fo:border="none"/>
    </style:style>
    <style:style style:name="Tabela10.B1" style:family="table-cell">
      <style:table-cell-properties fo:padding="0cm" fo:border="none"/>
    </style:style>
    <style:style style:name="Tabela10.B2" style:family="table-cell">
      <style:table-cell-properties fo:padding="0cm" fo:border="none"/>
    </style:style>
    <style:style style:name="Tabela10.B3" style:family="table-cell">
      <style:table-cell-properties fo:padding="0cm" fo:border="none"/>
    </style:style>
    <style:style style:name="Tabela11" style:family="table">
      <style:table-properties style:width="9.031cm" table:align="margins"/>
    </style:style>
    <style:style style:name="Tabela11.A" style:family="table-column">
      <style:table-column-properties style:column-width="1.806cm" style:rel-column-width="13106*"/>
    </style:style>
    <style:style style:name="Tabela11.C" style:family="table-column">
      <style:table-column-properties style:column-width="1.806cm" style:rel-column-width="13107*"/>
    </style:style>
    <style:style style:name="Tabela11.E" style:family="table-column">
      <style:table-column-properties style:column-width="1.806cm" style:rel-column-width="13110*"/>
    </style:style>
    <style:style style:name="Tabela11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1.B1" style:family="table-cell">
      <style:table-cell-properties style:vertical-align="middle" fo:background-color="#eeeeee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1.E1" style:family="table-cell">
      <style:table-cell-properties style:vertical-align="middle" fo:background-color="#eeeeee" fo:padding="0.097cm" fo:border="1.5pt solid #ffffff">
        <style:background-image/>
      </style:table-cell-properties>
    </style:style>
    <style:style style:name="Tabela11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11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1.E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9" style:family="table">
      <style:table-properties style:width="9.031cm" table:align="margins"/>
    </style:style>
    <style:style style:name="Tabela19.A" style:family="table-column">
      <style:table-column-properties style:column-width="5.609cm" style:rel-column-width="40703*"/>
    </style:style>
    <style:style style:name="Tabela19.B" style:family="table-column">
      <style:table-column-properties style:column-width="3.422cm" style:rel-column-width="24832*"/>
    </style:style>
    <style:style style:name="Tabela19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9.B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9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9.B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20" style:family="table">
      <style:table-properties style:width="9.031cm" table:align="margins" fo:background-color="transparent">
        <style:background-image/>
      </style:table-properties>
    </style:style>
    <style:style style:name="Tabela20.A" style:family="table-column">
      <style:table-column-properties style:column-width="1.799cm" style:rel-column-width="13055*"/>
    </style:style>
    <style:style style:name="Tabela20.B" style:family="table-column">
      <style:table-column-properties style:column-width="1.72cm" style:rel-column-width="12479*"/>
    </style:style>
    <style:style style:name="Tabela20.C" style:family="table-column">
      <style:table-column-properties style:column-width="1.296cm" style:rel-column-width="9407*"/>
    </style:style>
    <style:style style:name="Tabela20.D" style:family="table-column">
      <style:table-column-properties style:column-width="1.482cm" style:rel-column-width="10751*"/>
    </style:style>
    <style:style style:name="Tabela20.E" style:family="table-column">
      <style:table-column-properties style:column-width="1.402cm" style:rel-column-width="10175*"/>
    </style:style>
    <style:style style:name="Tabela20.F" style:family="table-column">
      <style:table-column-properties style:column-width="1.332cm" style:rel-column-width="9668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0.F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20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20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0.F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3" style:family="table">
      <style:table-properties style:width="9.031cm" table:align="margins"/>
    </style:style>
    <style:style style:name="Tabela3.A" style:family="table-column">
      <style:table-column-properties style:column-width="4.516cm" style:rel-column-width="32767*"/>
    </style:style>
    <style:style style:name="Tabela3.B" style:family="table-column">
      <style:table-column-properties style:column-width="4.516cm" style:rel-column-width="32768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fo:padding="0cm" fo:border="none"/>
    </style:style>
    <style:style style:name="Tabela3.B2" style:family="table-cell">
      <style:table-cell-properties fo:padding="0cm" fo:border="none"/>
    </style:style>
    <style:style style:name="Tabela3.B3" style:family="table-cell">
      <style:table-cell-properties fo:padding="0cm" fo:border="none"/>
    </style:style>
    <style:style style:name="Tabela3.B4" style:family="table-cell">
      <style:table-cell-properties fo:padding="0cm" fo:border="none"/>
    </style:style>
    <style:style style:name="Tabela4" style:family="table">
      <style:table-properties style:width="9.031cm" table:align="margins"/>
    </style:style>
    <style:style style:name="Tabela4.A" style:family="table-column">
      <style:table-column-properties style:column-width="4.516cm" style:rel-column-width="32767*"/>
    </style:style>
    <style:style style:name="Tabela4.B" style:family="table-column">
      <style:table-column-properties style:column-width="4.516cm" style:rel-column-width="32768*"/>
    </style:style>
    <style:style style:name="Tabela4.A1" style:family="table-cell">
      <style:table-cell-properties style:vertical-align="middle" fo:padding="0cm" fo:border="none"/>
    </style:style>
    <style:style style:name="Tabela4.B1" style:family="table-cell">
      <style:table-cell-properties fo:padding="0cm" fo:border="none"/>
    </style:style>
    <style:style style:name="Tabela4.B2" style:family="table-cell">
      <style:table-cell-properties fo:padding="0cm" fo:border="none"/>
    </style:style>
    <style:style style:name="Tabela4.B3" style:family="table-cell">
      <style:table-cell-properties fo:padding="0cm" fo:border="none"/>
    </style:style>
    <style:style style:name="Tabela5" style:family="table">
      <style:table-properties style:width="9.031cm" table:align="margins"/>
    </style:style>
    <style:style style:name="Tabela5.A" style:family="table-column">
      <style:table-column-properties style:column-width="4.516cm" style:rel-column-width="32767*"/>
    </style:style>
    <style:style style:name="Tabela5.B" style:family="table-column">
      <style:table-column-properties style:column-width="4.516cm" style:rel-column-width="32768*"/>
    </style:style>
    <style:style style:name="Tabela5.A1" style:family="table-cell">
      <style:table-cell-properties style:vertical-align="middle" fo:padding="0cm" fo:border="none"/>
    </style:style>
    <style:style style:name="Tabela5.B1" style:family="table-cell">
      <style:table-cell-properties fo:padding="0cm" fo:border="none"/>
    </style:style>
    <style:style style:name="Tabela5.B2" style:family="table-cell">
      <style:table-cell-properties fo:padding="0cm" fo:border="none"/>
    </style:style>
    <style:style style:name="Tabela5.B3" style:family="table-cell">
      <style:table-cell-properties fo:padding="0cm" fo:border="none"/>
    </style:style>
    <style:style style:name="Tabela5.B4" style:family="table-cell">
      <style:table-cell-properties fo:padding="0cm" fo:border="none"/>
    </style:style>
    <style:style style:name="Tabela6" style:family="table">
      <style:table-properties style:width="9.031cm" table:align="margins"/>
    </style:style>
    <style:style style:name="Tabela6.A" style:family="table-column">
      <style:table-column-properties style:column-width="1.505cm" style:rel-column-width="10918*"/>
    </style:style>
    <style:style style:name="Tabela6.C" style:family="table-column">
      <style:table-column-properties style:column-width="1.506cm" style:rel-column-width="10931*"/>
    </style:style>
    <style:style style:name="Tabela6.F" style:family="table-column">
      <style:table-column-properties style:column-width="1.506cm" style:rel-column-width="10932*"/>
    </style:style>
    <style:style style:name="Tabela6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B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C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D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E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F1" style:family="table-cell">
      <style:table-cell-properties fo:background-color="#eeeeee" fo:padding="0cm" fo:border="1.5pt solid #ffffff">
        <style:background-image/>
      </style:table-cell-properties>
    </style:style>
    <style:style style:name="Tabela6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6.B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C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D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E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F2" style:family="table-cell">
      <style:table-cell-properties fo:background-color="#eeeeee" fo:padding="0cm" fo:border-left="1.5pt solid #ffffff" fo:border-right="1.5pt solid #ffffff" fo:border-top="none" fo:border-bottom="1.5pt solid #ffffff">
        <style:background-image/>
      </style:table-cell-properties>
    </style:style>
    <style:style style:name="Tabela7" style:family="table">
      <style:table-properties style:width="9.031cm" table:align="margins"/>
    </style:style>
    <style:style style:name="Tabela7.A" style:family="table-column">
      <style:table-column-properties style:column-width="4.101cm" style:rel-column-width="29759*"/>
    </style:style>
    <style:style style:name="Tabela7.B" style:family="table-column">
      <style:table-column-properties style:column-width="4.93cm" style:rel-column-width="35776*"/>
    </style:style>
    <style:style style:name="Tabela7.A1" style:family="table-cell">
      <style:table-cell-properties style:vertical-align="middle" fo:padding="0cm" fo:border="none"/>
    </style:style>
    <style:style style:name="Tabela7.B1" style:family="table-cell">
      <style:table-cell-properties fo:padding="0cm" fo:border="none"/>
    </style:style>
    <style:style style:name="Tabela7.B2" style:family="table-cell">
      <style:table-cell-properties fo:padding="0cm" fo:border="none"/>
    </style:style>
    <style:style style:name="Tabela7.B3" style:family="table-cell">
      <style:table-cell-properties fo:padding="0cm" fo:border="none"/>
    </style:style>
    <style:style style:name="Tabela7.B4" style:family="table-cell">
      <style:table-cell-properties fo:padding="0cm" fo:border="none"/>
    </style:style>
    <style:style style:name="Tabela8" style:family="table">
      <style:table-properties style:width="9.031cm" table:align="margins"/>
    </style:style>
    <style:style style:name="Tabela8.A" style:family="table-column">
      <style:table-column-properties style:column-width="4.516cm" style:rel-column-width="32767*"/>
    </style:style>
    <style:style style:name="Tabela8.B" style:family="table-column">
      <style:table-column-properties style:column-width="4.516cm" style:rel-column-width="32768*"/>
    </style:style>
    <style:style style:name="Tabela8.A1" style:family="table-cell">
      <style:table-cell-properties style:vertical-align="middle" fo:padding="0cm" fo:border="none"/>
    </style:style>
    <style:style style:name="Tabela8.B1" style:family="table-cell">
      <style:table-cell-properties fo:padding="0cm" fo:border="none"/>
    </style:style>
    <style:style style:name="Tabela8.B2" style:family="table-cell">
      <style:table-cell-properties fo:padding="0cm" fo:border="none"/>
    </style:style>
    <style:style style:name="Tabela8.B3" style:family="table-cell">
      <style:table-cell-properties fo:padding="0cm" fo:border="none"/>
    </style:style>
    <style:style style:name="Tabela9" style:family="table">
      <style:table-properties style:width="9.031cm" table:align="margins"/>
    </style:style>
    <style:style style:name="Tabela9.A" style:family="table-column">
      <style:table-column-properties style:column-width="4.516cm" style:rel-column-width="32767*"/>
    </style:style>
    <style:style style:name="Tabela9.B" style:family="table-column">
      <style:table-column-properties style:column-width="4.516cm" style:rel-column-width="32768*"/>
    </style:style>
    <style:style style:name="Tabela9.A1" style:family="table-cell">
      <style:table-cell-properties style:vertical-align="middle" fo:padding="0cm" fo:border="none"/>
    </style:style>
    <style:style style:name="Tabela9.B1" style:family="table-cell">
      <style:table-cell-properties fo:padding="0cm" fo:border="none"/>
    </style:style>
    <style:style style:name="Tabela9.B2" style:family="table-cell">
      <style:table-cell-properties fo:padding="0cm" fo:border="none"/>
    </style:style>
    <style:style style:name="Tabela9.B3" style:family="table-cell">
      <style:table-cell-properties fo:padding="0cm" fo:border="none"/>
    </style:style>
    <style:style style:name="Tabela9.B4" style:family="table-cell">
      <style:table-cell-properties fo:padding="0cm" fo:border="none"/>
    </style:style>
    <style:style style:name="Tabela9.B5" style:family="table-cell">
      <style:table-cell-properties fo:padding="0cm" fo:border="none"/>
    </style:style>
    <style:style style:name="Tabela9.B6" style:family="table-cell">
      <style:table-cell-properties fo:padding="0cm" fo:border="none"/>
    </style:style>
    <style:style style:name="Tabela21" style:family="table">
      <style:table-properties style:width="9.031cm" table:align="margins"/>
    </style:style>
    <style:style style:name="Tabela21.A" style:family="table-column">
      <style:table-column-properties style:column-width="4.516cm" style:rel-column-width="32767*"/>
    </style:style>
    <style:style style:name="Tabela21.B" style:family="table-column">
      <style:table-column-properties style:column-width="4.516cm" style:rel-column-width="32768*"/>
    </style:style>
    <style:style style:name="Tabela21.A1" style:family="table-cell">
      <style:table-cell-properties style:vertical-align="middle" fo:padding="0cm" fo:border="none"/>
    </style:style>
    <style:style style:name="Tabela21.B1" style:family="table-cell">
      <style:table-cell-properties fo:padding="0cm" fo:border="none"/>
    </style:style>
    <style:style style:name="Tabela21.B2" style:family="table-cell">
      <style:table-cell-properties fo:padding="0cm" fo:border="none"/>
    </style:style>
    <style:style style:name="Tabela21.B3" style:family="table-cell">
      <style:table-cell-properties fo:padding="0cm" fo:border="none"/>
    </style:style>
    <style:style style:name="Tabela22" style:family="table">
      <style:table-properties style:width="9.031cm" table:align="margins"/>
    </style:style>
    <style:style style:name="Tabela22.A" style:family="table-column">
      <style:table-column-properties style:column-width="3.995cm" style:rel-column-width="28991*"/>
    </style:style>
    <style:style style:name="Tabela22.B" style:family="table-column">
      <style:table-column-properties style:column-width="5.036cm" style:rel-column-width="36544*"/>
    </style:style>
    <style:style style:name="Tabela22.A1" style:family="table-cell">
      <style:table-cell-properties style:vertical-align="middle" fo:padding="0cm" fo:border="none"/>
    </style:style>
    <style:style style:name="Tabela22.B1" style:family="table-cell">
      <style:table-cell-properties fo:padding="0cm" fo:border="none"/>
    </style:style>
    <style:style style:name="Tabela22.B2" style:family="table-cell">
      <style:table-cell-properties fo:padding="0cm" fo:border="none"/>
    </style:style>
    <style:style style:name="Tabela22.B3" style:family="table-cell">
      <style:table-cell-properties fo:padding="0cm" fo:border="none"/>
    </style:style>
    <style:style style:name="Tabela22.B4" style:family="table-cell">
      <style:table-cell-properties fo:padding="0cm" fo:border="none"/>
    </style:style>
    <style:style style:name="Tabela23" style:family="table">
      <style:table-properties style:width="9.022cm" table:align="left"/>
    </style:style>
    <style:style style:name="Tabela23.A" style:family="table-column">
      <style:table-column-properties style:column-width="3.307cm"/>
    </style:style>
    <style:style style:name="Tabela23.B" style:family="table-column">
      <style:table-column-properties style:column-width="5.715cm"/>
    </style:style>
    <style:style style:name="Tabela23.A1" style:family="table-cell">
      <style:table-cell-properties style:vertical-align="middle" fo:padding="0cm" fo:border="none"/>
    </style:style>
    <style:style style:name="Tabela24" style:family="table">
      <style:table-properties style:width="9.022cm" table:align="left"/>
    </style:style>
    <style:style style:name="Tabela24.A" style:family="table-column">
      <style:table-column-properties style:column-width="1.799cm"/>
    </style:style>
    <style:style style:name="Tabela24.B" style:family="table-column">
      <style:table-column-properties style:column-width="7.223cm"/>
    </style:style>
    <style:style style:name="Tabela24.A1" style:family="table-cell">
      <style:table-cell-properties style:vertical-align="middle" fo:padding="0cm" fo:border="none"/>
    </style:style>
    <style:style style:name="Tabela24.B1" style:family="table-cell">
      <style:table-cell-properties fo:padding="0cm" fo:border="none"/>
    </style:style>
    <style:style style:name="Tabela24.B2" style:family="table-cell">
      <style:table-cell-properties fo:padding="0cm" fo:border="none"/>
    </style:style>
    <style:style style:name="Tabela24.B3" style:family="table-cell">
      <style:table-cell-properties fo:padding="0cm" fo:border="none"/>
    </style:style>
    <style:style style:name="Tabela25" style:family="table">
      <style:table-properties style:width="9.031cm" table:align="margins" fo:background-color="transparent">
        <style:background-image/>
      </style:table-properties>
    </style:style>
    <style:style style:name="Tabela25.A" style:family="table-column">
      <style:table-column-properties style:column-width="2.632cm" style:rel-column-width="19102*"/>
    </style:style>
    <style:style style:name="Tabela25.B" style:family="table-column">
      <style:table-column-properties style:column-width="1.984cm" style:rel-column-width="14400*"/>
    </style:style>
    <style:style style:name="Tabela25.C" style:family="table-column">
      <style:table-column-properties style:column-width="2.268cm" style:rel-column-width="16457*"/>
    </style:style>
    <style:style style:name="Tabela25.D" style:family="table-column">
      <style:table-column-properties style:column-width="2.147cm" style:rel-column-width="15576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5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25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6" style:family="table">
      <style:table-properties style:width="9.022cm" table:align="left" fo:background-color="transparent">
        <style:background-image/>
      </style:table-properties>
    </style:style>
    <style:style style:name="Tabela26.A" style:family="table-column">
      <style:table-column-properties style:column-width="3.81cm"/>
    </style:style>
    <style:style style:name="Tabela26.B" style:family="table-column">
      <style:table-column-properties style:column-width="5.212cm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6.B1" style:family="table-cell">
      <style:table-cell-properties style:vertical-align="middle" fo:background-color="#eeeeee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7" style:family="table">
      <style:table-properties style:width="9.022cm" table:align="left"/>
    </style:style>
    <style:style style:name="Tabela27.A" style:family="table-column">
      <style:table-column-properties style:column-width="2.91cm"/>
    </style:style>
    <style:style style:name="Tabela27.B" style:family="table-column">
      <style:table-column-properties style:column-width="6.112cm"/>
    </style:style>
    <style:style style:name="Tabela27.A1" style:family="table-cell">
      <style:table-cell-properties style:vertical-align="middle" fo:padding="0cm" fo:border="none"/>
    </style:style>
    <style:style style:name="Tabela27.B1" style:family="table-cell">
      <style:table-cell-properties fo:padding="0cm" fo:border="none"/>
    </style:style>
    <style:style style:name="Tabela27.B2" style:family="table-cell">
      <style:table-cell-properties fo:padding="0cm" fo:border="none"/>
    </style:style>
    <style:style style:name="Tabela27.B3" style:family="table-cell">
      <style:table-cell-properties fo:padding="0cm" fo:border="none"/>
    </style:style>
    <style:style style:name="Tabela27.B4" style:family="table-cell">
      <style:table-cell-properties fo:padding="0cm" fo:border="none"/>
    </style:style>
    <style:style style:name="Tabela27.B5" style:family="table-cell">
      <style:table-cell-properties fo:padding="0cm" fo:border="none"/>
    </style:style>
    <style:style style:name="Tabela28" style:family="table">
      <style:table-properties style:width="9.031cm" table:align="margins" fo:background-color="transparent">
        <style:background-image/>
      </style:table-properties>
    </style:style>
    <style:style style:name="Tabela28.A" style:family="table-column">
      <style:table-column-properties style:column-width="1.806cm" style:rel-column-width="13107*"/>
    </style:style>
    <style:style style:name="Tabela28.1" style:family="table-row">
      <style:table-row-properties style:min-row-height="0.679cm" fo:background-color="transparent">
        <style:background-image/>
      </style:table-row-properties>
    </style:style>
    <style:style style:name="Tabela28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8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9" style:family="table">
      <style:table-properties style:width="9.022cm" table:align="left"/>
    </style:style>
    <style:style style:name="Tabela29.A" style:family="table-column">
      <style:table-column-properties style:column-width="2.91cm"/>
    </style:style>
    <style:style style:name="Tabela29.B" style:family="table-column">
      <style:table-column-properties style:column-width="6.112cm"/>
    </style:style>
    <style:style style:name="Tabela29.A1" style:family="table-cell">
      <style:table-cell-properties style:vertical-align="middle" fo:padding="0cm" fo:border="none"/>
    </style:style>
    <style:style style:name="Tabela29.B1" style:family="table-cell">
      <style:table-cell-properties fo:padding="0cm" fo:border="none"/>
    </style:style>
    <style:style style:name="Tabela29.B2" style:family="table-cell">
      <style:table-cell-properties fo:padding="0cm" fo:border="none"/>
    </style:style>
    <style:style style:name="Tabela29.B3" style:family="table-cell">
      <style:table-cell-properties fo:padding="0cm" fo:border="none"/>
    </style:style>
    <style:style style:name="Tabela29.B4" style:family="table-cell">
      <style:table-cell-properties fo:padding="0cm" fo:border="none"/>
    </style:style>
    <style:style style:name="Tabela31" style:family="table">
      <style:table-properties style:width="9.031cm" table:align="margins"/>
    </style:style>
    <style:style style:name="Tabela31.A" style:family="table-column">
      <style:table-column-properties style:column-width="4.419cm" style:rel-column-width="32063*"/>
    </style:style>
    <style:style style:name="Tabela31.B" style:family="table-column">
      <style:table-column-properties style:column-width="2.09cm" style:rel-column-width="15167*"/>
    </style:style>
    <style:style style:name="Tabela31.C" style:family="table-column">
      <style:table-column-properties style:column-width="2.522cm" style:rel-column-width="18305*"/>
    </style:style>
    <style:style style:name="Tabela31.A1" style:family="table-cell">
      <style:table-cell-properties style:vertical-align="middle" fo:background-color="#4bacc6" fo:padding="0.097cm" fo:border="none">
        <style:background-image/>
      </style:table-cell-properties>
    </style:style>
    <style:style style:name="Tabela31.B2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30" style:family="table">
      <style:table-properties style:width="9.031cm" table:align="margins"/>
    </style:style>
    <style:style style:name="Tabela30.A" style:family="table-column">
      <style:table-column-properties style:column-width="2.258cm" style:rel-column-width="16383*"/>
    </style:style>
    <style:style style:name="Tabela30.D" style:family="table-column">
      <style:table-column-properties style:column-width="2.258cm" style:rel-column-width="16386*"/>
    </style:style>
    <style:style style:name="Tabela30.A1" style:family="table-cell">
      <style:table-cell-properties fo:background-color="#4bacc6" fo:padding="0.097cm" fo:border="0.5pt solid #ffffff">
        <style:background-image/>
      </style:table-cell-properties>
    </style:style>
    <style:style style:name="Tabela30.B2" style:family="table-cell">
      <style:table-cell-properties fo:background-color="#eeeeee" fo:padding="0.097cm" fo:border="0.5pt solid #ffffff">
        <style:background-image/>
      </style:table-cell-properties>
    </style:style>
    <style:style style:name="Tabela32" style:family="table">
      <style:table-properties style:width="9.021cm" table:align="left"/>
    </style:style>
    <style:style style:name="Tabela32.A" style:family="table-column">
      <style:table-column-properties style:column-width="4.51cm"/>
    </style:style>
    <style:style style:name="Tabela32.A1" style:family="table-cell">
      <style:table-cell-properties style:vertical-align="middle" fo:padding="0cm" fo:border="none"/>
    </style:style>
    <style:style style:name="Tabela32.B1" style:family="table-cell">
      <style:table-cell-properties fo:padding="0cm" fo:border="none"/>
    </style:style>
    <style:style style:name="Tabela32.B2" style:family="table-cell">
      <style:table-cell-properties fo:padding="0cm" fo:border="none"/>
    </style:style>
    <style:style style:name="Tabela32.B3" style:family="table-cell">
      <style:table-cell-properties fo:padding="0cm" fo:border="none"/>
    </style:style>
    <style:style style:name="Tabela32.B4" style:family="table-cell">
      <style:table-cell-properties fo:padding="0cm" fo:border="none"/>
    </style:style>
    <style:style style:name="Tabela32.B5" style:family="table-cell">
      <style:table-cell-properties fo:padding="0cm" fo:border="none"/>
    </style:style>
    <style:style style:name="Tabela33" style:family="table">
      <style:table-properties style:width="9.021cm" table:align="left"/>
    </style:style>
    <style:style style:name="Tabela33.A" style:family="table-column">
      <style:table-column-properties style:column-width="4.51cm"/>
    </style:style>
    <style:style style:name="Tabela33.A1" style:family="table-cell">
      <style:table-cell-properties style:vertical-align="middle" fo:padding="0cm" fo:border="none"/>
    </style:style>
    <style:style style:name="Tabela34" style:family="table">
      <style:table-properties style:width="9.022cm" table:align="left"/>
    </style:style>
    <style:style style:name="Tabela34.A" style:family="table-column">
      <style:table-column-properties style:column-width="1.508cm"/>
    </style:style>
    <style:style style:name="Tabela34.B" style:family="table-column">
      <style:table-column-properties style:column-width="7.514cm"/>
    </style:style>
    <style:style style:name="Tabela34.A1" style:family="table-cell">
      <style:table-cell-properties style:vertical-align="middle" fo:background-color="#4bacc6" fo:padding="0.097cm" fo:border="none">
        <style:background-image/>
      </style:table-cell-properties>
    </style:style>
    <style:style style:name="Tabela34.A2" style:family="table-cell">
      <style:table-cell-properties fo:background-color="#eeeeee" fo:padding="0.097cm" fo:border="none">
        <style:background-image/>
      </style:table-cell-properties>
    </style:style>
    <style:style style:name="Tabela34.B2" style:family="table-cell">
      <style:table-cell-properties fo:background-color="#eeeeee" fo:padding="0.097cm" fo:border="none">
        <style:background-image/>
      </style:table-cell-properties>
    </style:style>
    <style:style style:name="Tabela34.A3" style:family="table-cell">
      <style:table-cell-properties fo:background-color="#eeeeee" fo:padding="0.097cm" fo:border="none">
        <style:background-image/>
      </style:table-cell-properties>
    </style:style>
    <style:style style:name="Tabela34.B3" style:family="table-cell">
      <style:table-cell-properties fo:background-color="#eeeeee" fo:padding="0.097cm" fo:border="none">
        <style:background-image/>
      </style:table-cell-properties>
    </style:style>
    <style:style style:name="Tabela34.A4" style:family="table-cell">
      <style:table-cell-properties fo:background-color="#eeeeee" fo:padding="0.097cm" fo:border="none">
        <style:background-image/>
      </style:table-cell-properties>
    </style:style>
    <style:style style:name="Tabela34.B4" style:family="table-cell">
      <style:table-cell-properties fo:background-color="#eeeeee" fo:padding="0.097cm" fo:border="none">
        <style:background-image/>
      </style:table-cell-properties>
    </style:style>
    <style:style style:name="Tabela34.A5" style:family="table-cell">
      <style:table-cell-properties fo:background-color="#eeeeee" fo:padding="0.097cm" fo:border="none">
        <style:background-image/>
      </style:table-cell-properties>
    </style:style>
    <style:style style:name="Tabela34.B5" style:family="table-cell">
      <style:table-cell-properties fo:background-color="#eeeeee" fo:padding="0.097cm" fo:border="none">
        <style:background-image/>
      </style:table-cell-properties>
    </style:style>
    <style:style style:name="Tabela34.A6" style:family="table-cell">
      <style:table-cell-properties fo:background-color="#eeeeee" fo:padding="0.097cm" fo:border="none">
        <style:background-image/>
      </style:table-cell-properties>
    </style:style>
    <style:style style:name="Tabela34.B6" style:family="table-cell">
      <style:table-cell-properties fo:background-color="#eeeeee" fo:padding="0.097cm" fo:border="none">
        <style:background-image/>
      </style:table-cell-properties>
    </style:style>
    <style:style style:name="Tabela34.A7" style:family="table-cell">
      <style:table-cell-properties fo:background-color="#eeeeee" fo:padding="0.097cm" fo:border="none">
        <style:background-image/>
      </style:table-cell-properties>
    </style:style>
    <style:style style:name="Tabela34.B7" style:family="table-cell">
      <style:table-cell-properties fo:background-color="#eeeeee" fo:padding="0.097cm" fo:border="none">
        <style:background-image/>
      </style:table-cell-properties>
    </style:style>
    <style:style style:name="Tabela34.A8" style:family="table-cell">
      <style:table-cell-properties fo:background-color="#eeeeee" fo:padding="0.097cm" fo:border="none">
        <style:background-image/>
      </style:table-cell-properties>
    </style:style>
    <style:style style:name="Tabela34.B8" style:family="table-cell">
      <style:table-cell-properties fo:background-color="#eeeeee" fo:padding="0.097cm" fo:border="none">
        <style:background-image/>
      </style:table-cell-properties>
    </style:style>
    <style:style style:name="Tabela34.A9" style:family="table-cell">
      <style:table-cell-properties fo:background-color="#eeeeee" fo:padding="0.097cm" fo:border="none">
        <style:background-image/>
      </style:table-cell-properties>
    </style:style>
    <style:style style:name="Tabela34.B9" style:family="table-cell">
      <style:table-cell-properties fo:background-color="#eeeeee" fo:padding="0.097cm" fo:border="none">
        <style:background-image/>
      </style:table-cell-properties>
    </style:style>
    <style:style style:name="Tabela34.A10" style:family="table-cell">
      <style:table-cell-properties fo:background-color="#eeeeee" fo:padding="0.097cm" fo:border="none">
        <style:background-image/>
      </style:table-cell-properties>
    </style:style>
    <style:style style:name="Tabela34.B10" style:family="table-cell">
      <style:table-cell-properties fo:background-color="#eeeeee" fo:padding="0.097cm" fo:border="none">
        <style:background-image/>
      </style:table-cell-properties>
    </style:style>
    <style:style style:name="Tabela34.A11" style:family="table-cell">
      <style:table-cell-properties fo:background-color="#eeeeee" fo:padding="0.097cm" fo:border="none">
        <style:background-image/>
      </style:table-cell-properties>
    </style:style>
    <style:style style:name="Tabela34.B11" style:family="table-cell">
      <style:table-cell-properties fo:background-color="#eeeeee" fo:padding="0.097cm" fo:border="none">
        <style:background-image/>
      </style:table-cell-properties>
    </style:style>
    <style:style style:name="Tabela34.A12" style:family="table-cell">
      <style:table-cell-properties fo:background-color="#eeeeee" fo:padding="0.097cm" fo:border="none">
        <style:background-image/>
      </style:table-cell-properties>
    </style:style>
    <style:style style:name="Tabela34.B12" style:family="table-cell">
      <style:table-cell-properties fo:background-color="#eeeeee" fo:padding="0.097cm" fo:border="none">
        <style:background-image/>
      </style:table-cell-properties>
    </style:style>
    <style:style style:name="Tabela34.A13" style:family="table-cell">
      <style:table-cell-properties fo:background-color="#eeeeee" fo:padding="0.097cm" fo:border="none">
        <style:background-image/>
      </style:table-cell-properties>
    </style:style>
    <style:style style:name="Tabela34.B13" style:family="table-cell">
      <style:table-cell-properties fo:background-color="#eeeeee" fo:padding="0.097cm" fo:border="none">
        <style:background-image/>
      </style:table-cell-properties>
    </style:style>
    <style:style style:name="Tabela34.A14" style:family="table-cell">
      <style:table-cell-properties fo:background-color="#eeeeee" fo:padding="0.097cm" fo:border="none">
        <style:background-image/>
      </style:table-cell-properties>
    </style:style>
    <style:style style:name="Tabela34.B14" style:family="table-cell">
      <style:table-cell-properties fo:background-color="#eeeeee" fo:padding="0.097cm" fo:border="none">
        <style:background-image/>
      </style:table-cell-properties>
    </style:style>
    <style:style style:name="Tabela34.A15" style:family="table-cell">
      <style:table-cell-properties fo:background-color="#eeeeee" fo:padding="0.097cm" fo:border="none">
        <style:background-image/>
      </style:table-cell-properties>
    </style:style>
    <style:style style:name="Tabela34.B15" style:family="table-cell">
      <style:table-cell-properties fo:background-color="#eeeeee" fo:padding="0.097cm" fo:border="none">
        <style:background-image/>
      </style:table-cell-properties>
    </style:style>
    <style:style style:name="Tabela34.A16" style:family="table-cell">
      <style:table-cell-properties fo:background-color="#eeeeee" fo:padding="0.097cm" fo:border="none">
        <style:background-image/>
      </style:table-cell-properties>
    </style:style>
    <style:style style:name="Tabela34.B16" style:family="table-cell">
      <style:table-cell-properties fo:background-color="#eeeeee" fo:padding="0.097cm" fo:border="none">
        <style:background-image/>
      </style:table-cell-properties>
    </style:style>
    <style:style style:name="Tabela35" style:family="table">
      <style:table-properties style:width="9.022cm" table:align="left"/>
    </style:style>
    <style:style style:name="Tabela35.A" style:family="table-column">
      <style:table-column-properties style:column-width="1.402cm"/>
    </style:style>
    <style:style style:name="Tabela35.B" style:family="table-column">
      <style:table-column-properties style:column-width="5.715cm"/>
    </style:style>
    <style:style style:name="Tabela35.C" style:family="table-column">
      <style:table-column-properties style:column-width="1.905cm"/>
    </style:style>
    <style:style style:name="Tabela35.A1" style:family="table-cell">
      <style:table-cell-properties style:vertical-align="middle" fo:background-color="#4bacc6" fo:padding="0.097cm" fo:border="none">
        <style:background-image/>
      </style:table-cell-properties>
    </style:style>
    <style:style style:name="Tabela35.A2" style:family="table-cell">
      <style:table-cell-properties fo:background-color="#eeeeee" fo:padding="0.097cm" fo:border="none">
        <style:background-image/>
      </style:table-cell-properties>
    </style:style>
    <style:style style:name="Tabela35.B2" style:family="table-cell">
      <style:table-cell-properties fo:background-color="#eeeeee" fo:padding="0.097cm" fo:border="none">
        <style:background-image/>
      </style:table-cell-properties>
    </style:style>
    <style:style style:name="Tabela35.C2" style:family="table-cell">
      <style:table-cell-properties fo:background-color="#eeeeee" fo:padding="0.097cm" fo:border="none">
        <style:background-image/>
      </style:table-cell-properties>
    </style:style>
    <style:style style:name="Tabela35.A3" style:family="table-cell">
      <style:table-cell-properties fo:background-color="#eeeeee" fo:padding="0.097cm" fo:border="none">
        <style:background-image/>
      </style:table-cell-properties>
    </style:style>
    <style:style style:name="Tabela35.B3" style:family="table-cell">
      <style:table-cell-properties fo:background-color="#eeeeee" fo:padding="0.097cm" fo:border="none">
        <style:background-image/>
      </style:table-cell-properties>
    </style:style>
    <style:style style:name="Tabela35.C3" style:family="table-cell">
      <style:table-cell-properties fo:background-color="#eeeeee" fo:padding="0.097cm" fo:border="none">
        <style:background-image/>
      </style:table-cell-properties>
    </style:style>
    <style:style style:name="Tabela35.A4" style:family="table-cell">
      <style:table-cell-properties fo:background-color="#eeeeee" fo:padding="0.097cm" fo:border="none">
        <style:background-image/>
      </style:table-cell-properties>
    </style:style>
    <style:style style:name="Tabela35.B4" style:family="table-cell">
      <style:table-cell-properties fo:background-color="#eeeeee" fo:padding="0.097cm" fo:border="none">
        <style:background-image/>
      </style:table-cell-properties>
    </style:style>
    <style:style style:name="Tabela35.C4" style:family="table-cell">
      <style:table-cell-properties fo:background-color="#eeeeee" fo:padding="0.097cm" fo:border="none">
        <style:background-image/>
      </style:table-cell-properties>
    </style:style>
    <style:style style:name="Tabela35.A5" style:family="table-cell">
      <style:table-cell-properties fo:background-color="#eeeeee" fo:padding="0.097cm" fo:border="none">
        <style:background-image/>
      </style:table-cell-properties>
    </style:style>
    <style:style style:name="Tabela35.B5" style:family="table-cell">
      <style:table-cell-properties fo:background-color="#eeeeee" fo:padding="0.097cm" fo:border="none">
        <style:background-image/>
      </style:table-cell-properties>
    </style:style>
    <style:style style:name="Tabela35.C5" style:family="table-cell">
      <style:table-cell-properties fo:background-color="#eeeeee" fo:padding="0.097cm" fo:border="none">
        <style:background-image/>
      </style:table-cell-properties>
    </style:style>
    <style:style style:name="Tabela35.A6" style:family="table-cell">
      <style:table-cell-properties fo:background-color="#eeeeee" fo:padding="0.097cm" fo:border="none">
        <style:background-image/>
      </style:table-cell-properties>
    </style:style>
    <style:style style:name="Tabela35.B6" style:family="table-cell">
      <style:table-cell-properties fo:background-color="#eeeeee" fo:padding="0.097cm" fo:border="none">
        <style:background-image/>
      </style:table-cell-properties>
    </style:style>
    <style:style style:name="Tabela35.C6" style:family="table-cell">
      <style:table-cell-properties fo:background-color="#eeeeee" fo:padding="0.097cm" fo:border="none">
        <style:background-image/>
      </style:table-cell-properties>
    </style:style>
    <style:style style:name="Tabela35.A7" style:family="table-cell">
      <style:table-cell-properties fo:background-color="#eeeeee" fo:padding="0.097cm" fo:border="none">
        <style:background-image/>
      </style:table-cell-properties>
    </style:style>
    <style:style style:name="Tabela35.B7" style:family="table-cell">
      <style:table-cell-properties fo:background-color="#eeeeee" fo:padding="0.097cm" fo:border="none">
        <style:background-image/>
      </style:table-cell-properties>
    </style:style>
    <style:style style:name="Tabela35.C7" style:family="table-cell">
      <style:table-cell-properties fo:background-color="#eeeeee" fo:padding="0.097cm" fo:border="none">
        <style:background-image/>
      </style:table-cell-properties>
    </style:style>
    <style:style style:name="Tabela35.A8" style:family="table-cell">
      <style:table-cell-properties fo:background-color="#eeeeee" fo:padding="0.097cm" fo:border="none">
        <style:background-image/>
      </style:table-cell-properties>
    </style:style>
    <style:style style:name="Tabela35.B8" style:family="table-cell">
      <style:table-cell-properties fo:background-color="#eeeeee" fo:padding="0.097cm" fo:border="none">
        <style:background-image/>
      </style:table-cell-properties>
    </style:style>
    <style:style style:name="Tabela35.C8" style:family="table-cell">
      <style:table-cell-properties fo:background-color="#eeeeee" fo:padding="0.097cm" fo:border="none">
        <style:background-image/>
      </style:table-cell-properties>
    </style:style>
    <style:style style:name="Tabela35.A9" style:family="table-cell">
      <style:table-cell-properties fo:background-color="#eeeeee" fo:padding="0.097cm" fo:border="none">
        <style:background-image/>
      </style:table-cell-properties>
    </style:style>
    <style:style style:name="Tabela35.B9" style:family="table-cell">
      <style:table-cell-properties fo:background-color="#eeeeee" fo:padding="0.097cm" fo:border="none">
        <style:background-image/>
      </style:table-cell-properties>
    </style:style>
    <style:style style:name="Tabela35.C9" style:family="table-cell">
      <style:table-cell-properties fo:background-color="#eeeeee" fo:padding="0.097cm" fo:border="none">
        <style:background-image/>
      </style:table-cell-properties>
    </style:style>
    <style:style style:name="Tabela35.A10" style:family="table-cell">
      <style:table-cell-properties fo:background-color="#eeeeee" fo:padding="0.097cm" fo:border="none">
        <style:background-image/>
      </style:table-cell-properties>
    </style:style>
    <style:style style:name="Tabela35.B10" style:family="table-cell">
      <style:table-cell-properties fo:background-color="#eeeeee" fo:padding="0.097cm" fo:border="none">
        <style:background-image/>
      </style:table-cell-properties>
    </style:style>
    <style:style style:name="Tabela35.C10" style:family="table-cell">
      <style:table-cell-properties fo:background-color="#eeeeee" fo:padding="0.097cm" fo:border="none">
        <style:background-image/>
      </style:table-cell-properties>
    </style:style>
    <style:style style:name="Tabela35.A11" style:family="table-cell">
      <style:table-cell-properties fo:background-color="#eeeeee" fo:padding="0.097cm" fo:border="none">
        <style:background-image/>
      </style:table-cell-properties>
    </style:style>
    <style:style style:name="Tabela35.B11" style:family="table-cell">
      <style:table-cell-properties fo:background-color="#eeeeee" fo:padding="0.097cm" fo:border="none">
        <style:background-image/>
      </style:table-cell-properties>
    </style:style>
    <style:style style:name="Tabela35.C11" style:family="table-cell">
      <style:table-cell-properties fo:background-color="#eeeeee" fo:padding="0.097cm" fo:border="none">
        <style:background-image/>
      </style:table-cell-properties>
    </style:style>
    <style:style style:name="Tabela35.A12" style:family="table-cell">
      <style:table-cell-properties fo:background-color="#eeeeee" fo:padding="0.097cm" fo:border="none">
        <style:background-image/>
      </style:table-cell-properties>
    </style:style>
    <style:style style:name="Tabela35.B12" style:family="table-cell">
      <style:table-cell-properties fo:background-color="#eeeeee" fo:padding="0.097cm" fo:border="none">
        <style:background-image/>
      </style:table-cell-properties>
    </style:style>
    <style:style style:name="Tabela35.C12" style:family="table-cell">
      <style:table-cell-properties fo:background-color="#eeeeee" fo:padding="0.097cm" fo:border="none">
        <style:background-image/>
      </style:table-cell-properties>
    </style:style>
    <style:style style:name="Tabela35.A13" style:family="table-cell">
      <style:table-cell-properties fo:background-color="#eeeeee" fo:padding="0.097cm" fo:border="none">
        <style:background-image/>
      </style:table-cell-properties>
    </style:style>
    <style:style style:name="Tabela35.B13" style:family="table-cell">
      <style:table-cell-properties fo:background-color="#eeeeee" fo:padding="0.097cm" fo:border="none">
        <style:background-image/>
      </style:table-cell-properties>
    </style:style>
    <style:style style:name="Tabela35.C13" style:family="table-cell">
      <style:table-cell-properties fo:background-color="#eeeeee" fo:padding="0.097cm" fo:border="none">
        <style:background-image/>
      </style:table-cell-properties>
    </style:style>
    <style:style style:name="Tabela35.A14" style:family="table-cell">
      <style:table-cell-properties fo:background-color="#eeeeee" fo:padding="0.097cm" fo:border="none">
        <style:background-image/>
      </style:table-cell-properties>
    </style:style>
    <style:style style:name="Tabela35.B14" style:family="table-cell">
      <style:table-cell-properties fo:background-color="#eeeeee" fo:padding="0.097cm" fo:border="none">
        <style:background-image/>
      </style:table-cell-properties>
    </style:style>
    <style:style style:name="Tabela35.C14" style:family="table-cell">
      <style:table-cell-properties fo:background-color="#eeeeee" fo:padding="0.097cm" fo:border="none">
        <style:background-image/>
      </style:table-cell-properties>
    </style:style>
    <style:style style:name="Tabela35.A15" style:family="table-cell">
      <style:table-cell-properties fo:background-color="#eeeeee" fo:padding="0.097cm" fo:border="none">
        <style:background-image/>
      </style:table-cell-properties>
    </style:style>
    <style:style style:name="Tabela35.B15" style:family="table-cell">
      <style:table-cell-properties fo:background-color="#eeeeee" fo:padding="0.097cm" fo:border="none">
        <style:background-image/>
      </style:table-cell-properties>
    </style:style>
    <style:style style:name="Tabela35.C15" style:family="table-cell">
      <style:table-cell-properties fo:background-color="#eeeeee" fo:padding="0.097cm" fo:border="none">
        <style:background-image/>
      </style:table-cell-properties>
    </style:style>
    <style:style style:name="Tabela35.A16" style:family="table-cell">
      <style:table-cell-properties fo:background-color="#eeeeee" fo:padding="0.097cm" fo:border="none">
        <style:background-image/>
      </style:table-cell-properties>
    </style:style>
    <style:style style:name="Tabela35.B16" style:family="table-cell">
      <style:table-cell-properties fo:background-color="#eeeeee" fo:padding="0.097cm" fo:border="none">
        <style:background-image/>
      </style:table-cell-properties>
    </style:style>
    <style:style style:name="Tabela35.C16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b5e8ac" style:font-weight-asian="bold" style:font-weight-complex="bold"/>
    </style:style>
    <style:style style:name="P3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de87d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List_20_Contents">
      <style:paragraph-properties fo:text-align="center" style:justify-single-word="false"/>
      <style:text-properties fo:font-weight="bold" officeooo:paragraph-rsid="012cfc9c" style:font-weight-asian="bold" style:font-weight-complex="bold"/>
    </style:style>
    <style:style style:name="P7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12cfc9c" style:font-weight-asian="bold" style:font-weight-complex="bold"/>
    </style:style>
    <style:style style:name="P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13122e5" style:font-weight-asian="bold" style:font-weight-complex="bold"/>
    </style:style>
    <style:style style:name="P9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07f3a3f" officeooo:paragraph-rsid="007f3a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164bb" officeooo:paragraph-rsid="002164bb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2e8200" officeooo:paragraph-rsid="0066b7d0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2e8200" officeooo:paragraph-rsid="00a2083b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2e8200" officeooo:paragraph-rsid="01205abb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2e8200" officeooo:paragraph-rsid="01256403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2e8200" officeooo:paragraph-rsid="0089bca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2e8200" officeooo:paragraph-rsid="012cfc9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8c2800" officeooo:paragraph-rsid="008c280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9ab111" officeooo:paragraph-rsid="009ab111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0a2083b" officeooo:paragraph-rsid="00a2083b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a51669" officeooo:paragraph-rsid="00a51669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2545fa" officeooo:paragraph-rsid="012cfc9c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885cb2" officeooo:paragraph-rsid="00885cb2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91b2b1" officeooo:paragraph-rsid="0091b2b1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a6f3bb" officeooo:paragraph-rsid="00a6f3bb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c302ff" officeooo:paragraph-rsid="00c302f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c8fe35" officeooo:paragraph-rsid="00c8fe35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d6f4fe" officeooo:paragraph-rsid="00d6f4fe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d743f8" officeooo:paragraph-rsid="00d743f8" style:font-weight-asian="bold" style:font-weight-complex="bold"/>
    </style:style>
    <style:style style:name="P29" style:family="paragraph" style:parent-style-name="List_20_Contents">
      <style:paragraph-properties fo:margin-left="0cm" fo:margin-right="0cm" fo:text-align="end" style:justify-single-word="false" fo:text-indent="0cm" style:auto-text-indent="false"/>
      <style:text-properties fo:font-weight="bold" officeooo:paragraph-rsid="012cfc9c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paragraph-rsid="012cfc9c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503e02" officeooo:paragraph-rsid="012cfc9c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e90fa2" officeooo:paragraph-rsid="012cfc9c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eb4a7b" officeooo:paragraph-rsid="012cfc9c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a089bc" officeooo:paragraph-rsid="012d0a92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weight="bold" officeooo:rsid="0106915e" officeooo:paragraph-rsid="012cfc9c" style:font-weight-asian="bold" style:font-weight-complex="bold"/>
    </style:style>
    <style:style style:name="P3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0a72e5" officeooo:paragraph-rsid="012cfc9c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46aed4" officeooo:paragraph-rsid="012cfc9c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89bca6" officeooo:paragraph-rsid="0089bca6" style:font-weight-asian="bold" style:font-weight-complex="bold"/>
    </style:style>
    <style:style style:name="P39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3122e5" officeooo:paragraph-rsid="013122e5" style:font-weight-asian="bold" style:font-weight-complex="bold"/>
    </style:style>
    <style:style style:name="P4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339fa4" officeooo:paragraph-rsid="01339fa4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officeooo:rsid="00a9c3fd" officeooo:paragraph-rsid="012ed6af" style:font-weight-asian="bold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weight="bold" officeooo:rsid="013e3a02" officeooo:paragraph-rsid="013e3a02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weight="bold" officeooo:rsid="014184e7" officeooo:paragraph-rsid="014184e7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weight="bold" officeooo:rsid="002e8200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font-weight="bold" officeooo:rsid="010ad5d4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font-weight="bold" officeooo:rsid="010e9108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officeooo:rsid="00a39ed1" officeooo:paragraph-rsid="00a39ed1"/>
    </style:style>
    <style:style style:name="P48" style:family="paragraph" style:parent-style-name="Text_20_body">
      <style:text-properties officeooo:rsid="00a39ed1" officeooo:paragraph-rsid="012d0a92"/>
    </style:style>
    <style:style style:name="P49" style:family="paragraph" style:parent-style-name="Text_20_body">
      <style:text-properties officeooo:rsid="00bca133" officeooo:paragraph-rsid="00bca133"/>
    </style:style>
    <style:style style:name="P50" style:family="paragraph" style:parent-style-name="List_20_Contents">
      <style:paragraph-properties fo:margin-left="0cm" fo:margin-right="0cm" fo:text-indent="0cm" style:auto-text-indent="false"/>
    </style:style>
    <style:style style:name="P51" style:family="paragraph" style:parent-style-name="List_20_Contents">
      <style:paragraph-properties fo:margin-left="0cm" fo:margin-right="0cm" fo:text-align="center" style:justify-single-word="false" fo:text-indent="0cm" style:auto-text-indent="false"/>
    </style:style>
    <style:style style:name="P5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0de87d6"/>
    </style:style>
    <style:style style:name="P53" style:family="paragraph" style:parent-style-name="Standard">
      <style:paragraph-properties fo:text-align="center" style:justify-single-word="false"/>
      <style:text-properties officeooo:paragraph-rsid="005b1d75"/>
    </style:style>
    <style:style style:name="P54" style:family="paragraph" style:parent-style-name="Table_20_Heading">
      <style:paragraph-properties fo:text-align="center" style:justify-single-word="false"/>
      <style:text-properties officeooo:paragraph-rsid="005b1d75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ext_20_body">
      <style:paragraph-properties fo:text-align="center" style:justify-single-word="false"/>
      <style:text-properties officeooo:paragraph-rsid="00dc8e8f"/>
    </style:style>
    <style:style style:name="P57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0fd6e1c"/>
    </style:style>
    <style:style style:name="P5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2b5c8e"/>
    </style:style>
    <style:style style:name="P59" style:family="paragraph" style:parent-style-name="List_20_Contents">
      <style:paragraph-properties fo:text-align="center" style:justify-single-word="false"/>
      <style:text-properties officeooo:paragraph-rsid="012cfc9c"/>
    </style:style>
    <style:style style:name="P6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2cfc9c"/>
    </style:style>
    <style:style style:name="P61" style:family="paragraph" style:parent-style-name="Table_20_Heading">
      <style:paragraph-properties fo:text-align="center" style:justify-single-word="false"/>
      <style:text-properties officeooo:paragraph-rsid="012cfc9c"/>
    </style:style>
    <style:style style:name="P62" style:family="paragraph" style:parent-style-name="Text_20_body">
      <style:paragraph-properties fo:text-align="center" style:justify-single-word="false"/>
      <style:text-properties officeooo:paragraph-rsid="012cfc9c"/>
    </style:style>
    <style:style style:name="P63" style:family="paragraph" style:parent-style-name="Table_20_Heading">
      <style:paragraph-properties fo:text-align="center" style:justify-single-word="false"/>
      <style:text-properties officeooo:paragraph-rsid="012d0a92"/>
    </style:style>
    <style:style style:name="P64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3122e5"/>
    </style:style>
    <style:style style:name="P65" style:family="paragraph" style:parent-style-name="Table_20_Contents">
      <style:paragraph-properties fo:text-align="center" style:justify-single-word="false"/>
      <style:text-properties fo:color="#c9211e" loext:opacity="100%" officeooo:rsid="002164bb" officeooo:paragraph-rsid="002164bb"/>
    </style:style>
    <style:style style:name="P66" style:family="paragraph" style:parent-style-name="Table_20_Heading">
      <style:text-properties fo:color="#c9211e" loext:opacity="100%" fo:font-style="italic" officeooo:paragraph-rsid="012cfc9c" style:font-style-asian="italic" style:font-style-complex="italic"/>
    </style:style>
    <style:style style:name="P67" style:family="paragraph" style:parent-style-name="Table_20_Heading">
      <style:text-properties fo:color="#c9211e" loext:opacity="100%" officeooo:paragraph-rsid="012cfc9c"/>
    </style:style>
    <style:style style:name="P6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079c714" officeooo:paragraph-rsid="0079c714" style:font-weight-asian="normal" style:font-weight-complex="normal"/>
    </style:style>
    <style:style style:name="P69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7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paragraph-rsid="012cfc9c" style:font-weight-asian="normal" style:font-weight-complex="normal"/>
    </style:style>
    <style:style style:name="P7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07f3a3f" officeooo:paragraph-rsid="007f3a3f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weight="normal" officeooo:rsid="00ca5230" officeooo:paragraph-rsid="00ca5230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weight="normal" officeooo:rsid="00ca5230" officeooo:paragraph-rsid="00d42131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ca5230" officeooo:paragraph-rsid="00ca5230" style:font-weight-asian="normal" style:font-weight-complex="normal"/>
    </style:style>
    <style:style style:name="P7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10edcd9" officeooo:paragraph-rsid="012cfc9c" style:font-weight-asian="normal" style:font-weight-complex="normal"/>
    </style:style>
    <style:style style:name="P76" style:family="paragraph" style:parent-style-name="List_20_Contents">
      <style:paragraph-properties fo:margin-left="0cm" fo:margin-right="0cm" fo:text-align="start" style:justify-single-word="false" fo:text-indent="0cm" style:auto-text-indent="false"/>
      <style:text-properties fo:font-weight="normal" officeooo:paragraph-rsid="012cfc9c" style:font-weight-asian="normal" style:font-weight-complex="normal"/>
    </style:style>
    <style:style style:name="P77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7ce5cd" officeooo:paragraph-rsid="012cfc9c"/>
    </style:style>
    <style:style style:name="P7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b5e8ac" officeooo:paragraph-rsid="00b5e8ac"/>
    </style:style>
    <style:style style:name="P79" style:family="paragraph" style:parent-style-name="List_20_Contents">
      <style:paragraph-properties fo:margin-left="0cm" fo:margin-right="0cm" fo:text-indent="0cm" style:auto-text-indent="false"/>
      <style:text-properties officeooo:paragraph-rsid="00c33c00"/>
    </style:style>
    <style:style style:name="P80" style:family="paragraph" style:parent-style-name="Sem_20_título1">
      <style:paragraph-properties fo:text-align="center" style:justify-single-word="false"/>
      <style:text-properties officeooo:rsid="00baac4f" officeooo:paragraph-rsid="00baac4f"/>
    </style:style>
    <style:style style:name="P81" style:family="paragraph" style:parent-style-name="Sem_20_título1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ffffff" loext:opacity="100%" fo:font-weight="bold" officeooo:rsid="0017decb" officeooo:paragraph-rsid="0017decb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ffffff" loext:opacity="100%" fo:font-weight="bold" officeooo:rsid="0040ee5b" officeooo:paragraph-rsid="012cfc9c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ffffff" loext:opacity="100%" fo:font-weight="bold" officeooo:rsid="007a52c9" officeooo:paragraph-rsid="007a52c9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ffffff" loext:opacity="100%" fo:font-weight="bold" officeooo:rsid="0083a1f8" officeooo:paragraph-rsid="0083a1f8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ffffff" loext:opacity="100%" fo:font-weight="bold" officeooo:rsid="008c2800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ffffff" loext:opacity="100%" fo:font-weight="bold" officeooo:rsid="008c2800" officeooo:paragraph-rsid="008c2800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ffffff" loext:opacity="100%" fo:font-weight="bold" officeooo:rsid="009a1d8f" officeooo:paragraph-rsid="009a1d8f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ffffff" loext:opacity="100%" fo:font-weight="bold" officeooo:rsid="0098b131" officeooo:paragraph-rsid="0098b131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ffffff" loext:opacity="100%" fo:font-weight="bold" officeooo:rsid="009ab111" officeooo:paragraph-rsid="009ab111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ffffff" loext:opacity="100%" fo:font-weight="bold" officeooo:rsid="0097dc7c" officeooo:paragraph-rsid="0097dc7c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ffffff" loext:opacity="100%" fo:font-weight="bold" officeooo:rsid="00966701" officeooo:paragraph-rsid="00966701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ffffff" loext:opacity="100%" fo:font-weight="bold" officeooo:rsid="00a51669" officeooo:paragraph-rsid="00a51669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ffffff" loext:opacity="100%" fo:font-weight="bold" officeooo:rsid="00afd007" officeooo:paragraph-rsid="00afd007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ffffff" loext:opacity="100%" fo:font-weight="bold" officeooo:rsid="011bf11f" officeooo:paragraph-rsid="011bf11f" style:font-weight-asian="bold" style:font-weight-complex="bold"/>
    </style:style>
    <style:style style:name="P97" style:family="paragraph" style:parent-style-name="Sem_20_título1">
      <style:paragraph-properties fo:text-align="center" style:justify-single-word="false"/>
      <style:text-properties fo:color="#ffffff" loext:opacity="100%" fo:font-weight="bold" officeooo:rsid="011eaadd" officeooo:paragraph-rsid="011eaadd" style:font-weight-asian="bold" style:font-weight-complex="bold"/>
    </style:style>
    <style:style style:name="P98" style:family="paragraph" style:parent-style-name="Sem_20_título1">
      <style:paragraph-properties fo:text-align="center" style:justify-single-word="false"/>
      <style:text-properties fo:color="#ffffff" loext:opacity="100%" fo:font-weight="bold" officeooo:rsid="011eaadd" officeooo:paragraph-rsid="012558fb" style:font-weight-asian="bold" style:font-weight-complex="bold"/>
    </style:style>
    <style:style style:name="P99" style:family="paragraph" style:parent-style-name="Sem_20_título1">
      <style:paragraph-properties fo:text-align="center" style:justify-single-word="false"/>
      <style:text-properties fo:color="#ffffff" loext:opacity="100%" fo:font-weight="bold" officeooo:rsid="00baac4f" officeooo:paragraph-rsid="011eaadd" style:font-weight-asian="bold" style:font-weight-complex="bold"/>
    </style:style>
    <style:style style:name="P100" style:family="paragraph" style:parent-style-name="Sem_20_título1">
      <style:paragraph-properties fo:text-align="center" style:justify-single-word="false"/>
      <style:text-properties fo:color="#ffffff" loext:opacity="100%" fo:font-weight="bold" officeooo:rsid="011ef39f" officeooo:paragraph-rsid="011ef39f" style:font-weight-asian="bold" style:font-weight-complex="bold"/>
    </style:style>
    <style:style style:name="P101" style:family="paragraph" style:parent-style-name="Sem_20_título1">
      <style:paragraph-properties fo:text-align="center" style:justify-single-word="false"/>
      <style:text-properties fo:color="#ffffff" loext:opacity="100%" fo:font-weight="bold" officeooo:rsid="012558fb" officeooo:paragraph-rsid="012558fb" style:font-weight-asian="bold" style:font-weight-complex="bold"/>
    </style:style>
    <style:style style:name="P102" style:family="paragraph" style:parent-style-name="Table_20_Heading">
      <style:text-properties fo:color="#ffffff" loext:opacity="100%" fo:font-weight="bold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ffffff" loext:opacity="100%" fo:font-weight="bold" officeooo:rsid="013f3215" officeooo:paragraph-rsid="013f3215" style:font-weight-asian="bold" style:font-weight-complex="bold"/>
    </style:style>
    <style:style style:name="P104" style:family="paragraph" style:parent-style-name="Sem_20_título1">
      <style:paragraph-properties fo:text-align="center" style:justify-single-word="false"/>
      <style:text-properties fo:color="#ffffff" loext:opacity="100%" fo:font-weight="normal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color="#ffffff" loext:opacity="100%" fo:font-weight="normal" style:font-weight-asian="normal" style:font-weight-complex="normal"/>
    </style:style>
    <style:style style:name="P106" style:family="paragraph" style:parent-style-name="Sem_20_título1">
      <style:paragraph-properties fo:text-align="center" style:justify-single-word="false"/>
      <style:text-properties fo:color="#ffffff" loext:opacity="100%"/>
    </style:style>
    <style:style style:name="P107" style:family="paragraph" style:parent-style-name="Table_20_Contents">
      <style:text-properties fo:font-style="italic" officeooo:rsid="002e8200" officeooo:paragraph-rsid="012cfc9c" style:font-style-asian="italic" style:font-style-complex="italic"/>
    </style:style>
    <style:style style:name="P108" style:family="paragraph" style:parent-style-name="Table_20_Heading">
      <style:paragraph-properties fo:text-align="justify" style:justify-single-word="false"/>
      <style:text-properties fo:font-style="italic" officeooo:paragraph-rsid="012cfc9c" style:font-style-asian="italic" style:font-style-complex="italic"/>
    </style:style>
    <style:style style:name="P109" style:family="paragraph" style:parent-style-name="Table_20_Heading">
      <style:text-properties fo:font-style="italic" style:font-style-asian="italic" style:font-style-complex="italic"/>
    </style:style>
    <style:style style:name="P110" style:family="paragraph" style:parent-style-name="Table_20_Heading">
      <style:text-properties fo:font-style="italic" officeooo:rsid="00a6f3bb" officeooo:paragraph-rsid="00a6f3bb" style:font-style-asian="italic" style:font-style-complex="italic"/>
    </style:style>
    <style:style style:name="P111" style:family="paragraph" style:parent-style-name="Table_20_Heading">
      <style:text-properties fo:font-style="italic" officeooo:rsid="00ca5230" officeooo:paragraph-rsid="00ca5230" style:font-style-asian="italic" style:font-style-complex="italic"/>
    </style:style>
    <style:style style:name="P112" style:family="paragraph" style:parent-style-name="Table_20_Heading">
      <style:text-properties fo:font-style="italic" officeooo:rsid="00ab717a" officeooo:paragraph-rsid="012ed6af" style:font-style-asian="italic" style:font-style-complex="italic"/>
    </style:style>
    <style:style style:name="P113" style:family="paragraph" style:parent-style-name="Table_20_Heading">
      <style:paragraph-properties fo:text-align="center" style:justify-single-word="false"/>
      <style:text-properties fo:font-style="italic" fo:font-weight="normal" officeooo:rsid="00472203" officeooo:paragraph-rsid="012cfc9c" style:font-style-asian="italic" style:font-weight-asian="normal" style:font-style-complex="italic" style:font-weight-complex="normal"/>
    </style:style>
    <style:style style:name="P114" style:family="paragraph" style:parent-style-name="Table_20_Heading">
      <style:paragraph-properties fo:text-align="center" style:justify-single-word="false"/>
      <style:text-properties fo:font-style="italic" fo:font-weight="normal" officeooo:rsid="00499380" officeooo:paragraph-rsid="012cfc9c" style:font-style-asian="italic" style:font-weight-asian="normal" style:font-style-complex="italic" style:font-weight-complex="normal"/>
    </style:style>
    <style:style style:name="P115" style:family="paragraph" style:parent-style-name="Table_20_Heading">
      <style:paragraph-properties fo:text-align="start" style:justify-single-word="false"/>
      <style:text-properties fo:font-style="italic" fo:font-weight="bold" officeooo:rsid="00cb3f2e" officeooo:paragraph-rsid="00cb3f2e" style:font-style-asian="italic" style:font-weight-asian="bold" style:font-style-complex="italic" style:font-weight-complex="bold"/>
    </style:style>
    <style:style style:name="P116" style:family="paragraph" style:parent-style-name="Table_20_Contents">
      <style:text-properties fo:font-style="normal" officeooo:rsid="002e8200" officeooo:paragraph-rsid="0066b7d0" style:font-style-asian="normal" style:font-style-complex="normal"/>
    </style:style>
    <style:style style:name="P117" style:family="paragraph" style:parent-style-name="Table_20_Contents">
      <style:paragraph-properties fo:text-align="center" style:justify-single-word="false"/>
      <style:text-properties fo:font-style="normal" officeooo:rsid="002e8200" officeooo:paragraph-rsid="012d0a92" style:font-style-asian="normal" style:font-style-complex="normal"/>
    </style:style>
    <style:style style:name="P118" style:family="paragraph" style:parent-style-name="Table_20_Contents">
      <style:text-properties fo:font-style="normal" officeooo:rsid="002e8200" officeooo:paragraph-rsid="01205abb" style:font-style-asian="normal" style:font-style-complex="normal"/>
    </style:style>
    <style:style style:name="P119" style:family="paragraph" style:parent-style-name="Table_20_Contents">
      <style:text-properties fo:font-style="normal" officeooo:rsid="002e8200" officeooo:paragraph-rsid="01256403" style:font-style-asian="normal" style:font-style-complex="normal"/>
    </style:style>
    <style:style style:name="P120" style:family="paragraph" style:parent-style-name="Table_20_Contents">
      <style:text-properties fo:font-style="normal" officeooo:rsid="002e8200" officeooo:paragraph-rsid="0089bca6" style:font-style-asian="normal" style:font-style-complex="normal"/>
    </style:style>
    <style:style style:name="P121" style:family="paragraph" style:parent-style-name="Table_20_Contents">
      <style:text-properties fo:font-style="normal" officeooo:rsid="002e8200" officeooo:paragraph-rsid="012cfc9c" style:font-style-asian="normal" style:font-style-complex="normal"/>
    </style:style>
    <style:style style:name="P122" style:family="paragraph" style:parent-style-name="Table_20_Contents">
      <style:paragraph-properties fo:text-align="start" style:justify-single-word="false"/>
      <style:text-properties fo:font-style="normal" officeooo:rsid="0089bca6" officeooo:paragraph-rsid="00a2083b" style:font-style-asian="normal" style:font-style-complex="normal"/>
    </style:style>
    <style:style style:name="P123" style:family="paragraph" style:parent-style-name="Table_20_Contents">
      <style:text-properties fo:font-style="normal" officeooo:rsid="0089bca6" officeooo:paragraph-rsid="0089bca6" style:font-style-asian="normal" style:font-style-complex="normal"/>
    </style:style>
    <style:style style:name="P124" style:family="paragraph" style:parent-style-name="Table_20_Contents">
      <style:text-properties fo:font-style="normal" officeooo:rsid="0089bca6" officeooo:paragraph-rsid="012cfc9c" style:font-style-asian="normal" style:font-style-complex="normal"/>
    </style:style>
    <style:style style:name="P125" style:family="paragraph" style:parent-style-name="Table_20_Contents">
      <style:paragraph-properties fo:text-align="center" style:justify-single-word="false"/>
      <style:text-properties fo:font-style="normal" officeooo:rsid="00a089bc" officeooo:paragraph-rsid="012d0a92" style:font-style-asian="normal" style:font-style-complex="normal"/>
    </style:style>
    <style:style style:name="P126" style:family="paragraph" style:parent-style-name="Table_20_Contents">
      <style:text-properties fo:font-style="normal" officeooo:rsid="0046aed4" officeooo:paragraph-rsid="012cfc9c" style:font-style-asian="normal" style:font-style-complex="normal"/>
    </style:style>
    <style:style style:name="P127" style:family="paragraph" style:parent-style-name="Table_20_Contents">
      <style:text-properties fo:font-style="normal" officeooo:rsid="01205abb" officeooo:paragraph-rsid="01205abb" style:font-style-asian="normal" style:font-style-complex="normal"/>
    </style:style>
    <style:style style:name="P128" style:family="paragraph" style:parent-style-name="Table_20_Contents">
      <style:text-properties fo:font-style="normal" officeooo:rsid="01223219" officeooo:paragraph-rsid="01223219" style:font-style-asian="normal" style:font-style-complex="normal"/>
    </style:style>
    <style:style style:name="P129" style:family="paragraph" style:parent-style-name="Table_20_Contents">
      <style:text-properties fo:font-style="normal" officeooo:rsid="002e8200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text-properties fo:font-style="normal" officeooo:rsid="00fad70d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text-properties fo:font-style="normal" officeooo:rsid="010e9108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officeooo:rsid="0040ee5b" officeooo:paragraph-rsid="0083a1f8"/>
    </style:style>
    <style:style style:name="P133" style:family="paragraph" style:parent-style-name="Table_20_Contents">
      <style:paragraph-properties fo:text-align="center" style:justify-single-word="false"/>
      <style:text-properties officeooo:rsid="0040ee5b" officeooo:paragraph-rsid="012cfc9c"/>
    </style:style>
    <style:style style:name="P134" style:family="paragraph" style:parent-style-name="Table_20_Contents">
      <style:paragraph-properties fo:text-align="center" style:justify-single-word="false"/>
      <style:text-properties officeooo:rsid="00420f0d" officeooo:paragraph-rsid="012cfc9c"/>
    </style:style>
    <style:style style:name="P135" style:family="paragraph" style:parent-style-name="Table_20_Contents">
      <style:paragraph-properties fo:text-align="center" style:justify-single-word="false"/>
      <style:text-properties officeooo:rsid="007a52c9" officeooo:paragraph-rsid="007a52c9"/>
    </style:style>
    <style:style style:name="P136" style:family="paragraph" style:parent-style-name="Table_20_Contents">
      <style:paragraph-properties fo:text-align="center" style:justify-single-word="false"/>
      <style:text-properties officeooo:rsid="008c2800" officeooo:paragraph-rsid="008c2800"/>
    </style:style>
    <style:style style:name="P137" style:family="paragraph" style:parent-style-name="Table_20_Contents">
      <style:paragraph-properties fo:text-align="center" style:justify-single-word="false"/>
      <style:text-properties officeooo:rsid="008d0800" officeooo:paragraph-rsid="008d0800"/>
    </style:style>
    <style:style style:name="P138" style:family="paragraph" style:parent-style-name="Table_20_Contents">
      <style:paragraph-properties fo:text-align="center" style:justify-single-word="false"/>
      <style:text-properties officeooo:rsid="00966701" officeooo:paragraph-rsid="00966701"/>
    </style:style>
    <style:style style:name="P139" style:family="paragraph" style:parent-style-name="Table_20_Contents">
      <style:paragraph-properties fo:text-align="center" style:justify-single-word="false"/>
      <style:text-properties officeooo:rsid="00966701" officeooo:paragraph-rsid="00988cff"/>
    </style:style>
    <style:style style:name="P140" style:family="paragraph" style:parent-style-name="Table_20_Contents">
      <style:paragraph-properties fo:text-align="center" style:justify-single-word="false"/>
      <style:text-properties officeooo:rsid="0097dc7c" officeooo:paragraph-rsid="0097dc7c"/>
    </style:style>
    <style:style style:name="P141" style:family="paragraph" style:parent-style-name="Table_20_Contents">
      <style:paragraph-properties fo:text-align="center" style:justify-single-word="false"/>
      <style:text-properties officeooo:rsid="0098b131" officeooo:paragraph-rsid="0098b131"/>
    </style:style>
    <style:style style:name="P142" style:family="paragraph" style:parent-style-name="Table_20_Heading">
      <style:paragraph-properties fo:text-align="center" style:justify-single-word="false"/>
      <style:text-properties officeooo:rsid="0098b131" officeooo:paragraph-rsid="0098b131"/>
    </style:style>
    <style:style style:name="P143" style:family="paragraph" style:parent-style-name="Table_20_Contents">
      <style:paragraph-properties fo:text-align="center" style:justify-single-word="false"/>
      <style:text-properties officeooo:rsid="009ab111" officeooo:paragraph-rsid="009ab111"/>
    </style:style>
    <style:style style:name="P144" style:family="paragraph" style:parent-style-name="Table_20_Contents">
      <style:paragraph-properties fo:text-align="center" style:justify-single-word="false"/>
      <style:text-properties officeooo:rsid="009ab111" officeooo:paragraph-rsid="009c07cb"/>
    </style:style>
    <style:style style:name="P145" style:family="paragraph" style:parent-style-name="Table_20_Contents">
      <style:paragraph-properties fo:text-align="center" style:justify-single-word="false"/>
      <style:text-properties officeooo:rsid="00a6df95" officeooo:paragraph-rsid="00a6df95"/>
    </style:style>
    <style:style style:name="P146" style:family="paragraph" style:parent-style-name="Table_20_Heading">
      <style:paragraph-properties fo:text-align="justify" style:justify-single-word="false"/>
      <style:text-properties officeooo:paragraph-rsid="012cfc9c"/>
    </style:style>
    <style:style style:name="P147" style:family="paragraph" style:parent-style-name="Table_20_Heading">
      <style:paragraph-properties fo:text-align="center" style:justify-single-word="false"/>
      <style:text-properties officeooo:rsid="004d0785" officeooo:paragraph-rsid="012cfc9c"/>
    </style:style>
    <style:style style:name="P148" style:family="paragraph" style:parent-style-name="Text_20_body">
      <style:paragraph-properties fo:text-align="center" style:justify-single-word="false"/>
      <style:text-properties officeooo:rsid="004d0785" officeooo:paragraph-rsid="012cfc9c"/>
    </style:style>
    <style:style style:name="P149" style:family="paragraph" style:parent-style-name="Table_20_Heading">
      <style:paragraph-properties fo:text-align="center" style:justify-single-word="false"/>
      <style:text-properties officeooo:rsid="004f55d7" officeooo:paragraph-rsid="012cfc9c"/>
    </style:style>
    <style:style style:name="P150" style:family="paragraph" style:parent-style-name="Table_20_Heading">
      <style:paragraph-properties fo:text-align="center" style:justify-single-word="false"/>
      <style:text-properties fo:color="#ff0000" loext:opacity="100%" officeooo:rsid="005c7c55" officeooo:paragraph-rsid="005c7c55"/>
    </style:style>
    <style:style style:name="P151" style:family="paragraph" style:parent-style-name="Table_20_Heading">
      <style:paragraph-properties fo:text-align="center" style:justify-single-word="false"/>
      <style:text-properties fo:color="#ff0000" loext:opacity="100%" fo:font-style="italic" officeooo:rsid="007d418e" officeooo:paragraph-rsid="012cfc9c" style:font-style-asian="italic" style:font-style-complex="italic"/>
    </style:style>
    <style:style style:name="P152" style:family="paragraph" style:parent-style-name="Table_20_Heading">
      <style:text-properties fo:color="#ff0000" loext:opacity="100%" fo:font-style="italic" officeooo:rsid="00cdc33f" officeooo:paragraph-rsid="00cdc33f" style:font-style-asian="italic" style:font-style-complex="italic"/>
    </style:style>
    <style:style style:name="P153" style:family="paragraph" style:parent-style-name="Table_20_Heading">
      <style:text-properties fo:color="#ff0000" loext:opacity="100%"/>
    </style:style>
    <style:style style:name="P154" style:family="paragraph" style:parent-style-name="Table_20_Heading">
      <style:text-properties fo:color="#ff0000" loext:opacity="100%" officeooo:paragraph-rsid="00c13590"/>
    </style:style>
    <style:style style:name="P155" style:family="paragraph" style:parent-style-name="Table_20_Heading">
      <style:text-properties fo:color="#ff0000" loext:opacity="100%" officeooo:rsid="00c4099f" officeooo:paragraph-rsid="00c4099f"/>
    </style:style>
    <style:style style:name="P156" style:family="paragraph" style:parent-style-name="Table_20_Heading">
      <style:text-properties fo:color="#ff0000" loext:opacity="100%" officeooo:rsid="00c75b99" officeooo:paragraph-rsid="00c75b99"/>
    </style:style>
    <style:style style:name="P157" style:family="paragraph" style:parent-style-name="Table_20_Heading">
      <style:paragraph-properties fo:text-align="center" style:justify-single-word="false"/>
      <style:text-properties officeooo:rsid="0061003a" officeooo:paragraph-rsid="0061003a"/>
    </style:style>
    <style:style style:name="P158" style:family="paragraph" style:parent-style-name="Table_20_Heading">
      <style:paragraph-properties fo:text-align="center" style:justify-single-word="false"/>
      <style:text-properties officeooo:rsid="00641c8f" officeooo:paragraph-rsid="00641c8f"/>
    </style:style>
    <style:style style:name="P159" style:family="paragraph" style:parent-style-name="Text_20_body">
      <style:paragraph-properties fo:text-align="center" style:justify-single-word="false"/>
      <style:text-properties officeooo:rsid="00641c8f" officeooo:paragraph-rsid="00641c8f"/>
    </style:style>
    <style:style style:name="P160" style:family="paragraph" style:parent-style-name="Table_20_Heading">
      <style:paragraph-properties fo:text-align="center" style:justify-single-word="false"/>
      <style:text-properties officeooo:rsid="00885cb2" officeooo:paragraph-rsid="00885cb2"/>
    </style:style>
    <style:style style:name="P161" style:family="paragraph" style:parent-style-name="Table_20_Heading">
      <style:paragraph-properties fo:text-align="center" style:justify-single-word="false"/>
      <style:text-properties officeooo:rsid="0091b2b1" officeooo:paragraph-rsid="0091b2b1"/>
    </style:style>
    <style:style style:name="P162" style:family="paragraph" style:parent-style-name="Table_20_Heading">
      <style:paragraph-properties fo:text-align="center" style:justify-single-word="false"/>
      <style:text-properties officeooo:rsid="0091b2b1" officeooo:paragraph-rsid="00939576"/>
    </style:style>
    <style:style style:name="P163" style:family="paragraph" style:parent-style-name="Text_20_body">
      <style:text-properties officeooo:rsid="003d3ddc" officeooo:paragraph-rsid="012cfc9c"/>
    </style:style>
    <style:style style:name="P164" style:family="paragraph" style:parent-style-name="Text_20_body">
      <style:paragraph-properties fo:text-align="center" style:justify-single-word="false"/>
      <style:text-properties officeooo:rsid="004aa5c2" officeooo:paragraph-rsid="012cfc9c"/>
    </style:style>
    <style:style style:name="P165" style:family="paragraph" style:parent-style-name="Text_20_body">
      <style:text-properties officeooo:rsid="008af5e1" officeooo:paragraph-rsid="008af5e1"/>
    </style:style>
    <style:style style:name="P166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normal" officeooo:rsid="00afd007" officeooo:paragraph-rsid="00b2c927"/>
    </style:style>
    <style:style style:name="P167" style:family="paragraph" style:parent-style-name="Text_20_body">
      <style:text-properties officeooo:rsid="00bdb807" officeooo:paragraph-rsid="00bdb807"/>
    </style:style>
    <style:style style:name="P168" style:family="paragraph" style:parent-style-name="Text_20_body">
      <style:paragraph-properties fo:text-align="center" style:justify-single-word="false"/>
      <style:text-properties officeooo:rsid="00c8fe35" officeooo:paragraph-rsid="00c8fe35"/>
    </style:style>
    <style:style style:name="P169" style:family="paragraph" style:parent-style-name="Text_20_body">
      <style:paragraph-properties fo:text-align="center" style:justify-single-word="false"/>
      <style:text-properties officeooo:rsid="00e07091" officeooo:paragraph-rsid="00e07091"/>
    </style:style>
    <style:style style:name="P170" style:family="paragraph" style:parent-style-name="Text_20_body">
      <style:paragraph-properties fo:text-align="center" style:justify-single-word="false"/>
      <style:text-properties officeooo:rsid="00e08658" officeooo:paragraph-rsid="00e08658"/>
    </style:style>
    <style:style style:name="P171" style:family="paragraph" style:parent-style-name="Text_20_body">
      <style:paragraph-properties fo:text-align="justify" style:justify-single-word="false"/>
      <style:text-properties officeooo:rsid="00e3b71e" officeooo:paragraph-rsid="00e3b71e"/>
    </style:style>
    <style:style style:name="P172" style:family="paragraph" style:parent-style-name="Text_20_body">
      <style:paragraph-properties fo:text-align="center" style:justify-single-word="false"/>
      <style:text-properties officeooo:rsid="00e6c7ff" officeooo:paragraph-rsid="00e6c7ff"/>
    </style:style>
    <style:style style:name="P173" style:family="paragraph" style:parent-style-name="Table_20_Heading">
      <style:paragraph-properties fo:text-align="center" style:justify-single-word="false"/>
      <style:text-properties officeooo:rsid="009eb3de" officeooo:paragraph-rsid="012d0a92"/>
    </style:style>
    <style:style style:name="P174" style:family="paragraph" style:parent-style-name="Text_20_body">
      <style:paragraph-properties fo:text-align="center" style:justify-single-word="false"/>
      <style:text-properties officeooo:rsid="01037895" officeooo:paragraph-rsid="012cfc9c"/>
    </style:style>
    <style:style style:name="P17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fdfa78" officeooo:paragraph-rsid="00fdfa78"/>
    </style:style>
    <style:style style:name="P17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fec346" officeooo:paragraph-rsid="00fec346"/>
    </style:style>
    <style:style style:name="P177" style:family="paragraph" style:parent-style-name="Table_20_Contents">
      <style:paragraph-properties fo:text-align="start" style:justify-single-word="false"/>
      <style:text-properties officeooo:paragraph-rsid="012cfc9c"/>
    </style:style>
    <style:style style:name="P178" style:family="paragraph" style:parent-style-name="Table_20_Heading">
      <style:paragraph-properties fo:text-align="start" style:justify-single-word="false"/>
      <style:text-properties officeooo:paragraph-rsid="012cfc9c"/>
    </style:style>
    <style:style style:name="P179" style:family="paragraph" style:parent-style-name="Text_20_body">
      <style:text-properties officeooo:rsid="00eed35e" officeooo:paragraph-rsid="012cfc9c"/>
    </style:style>
    <style:style style:name="P180" style:family="paragraph" style:parent-style-name="Text_20_body">
      <style:paragraph-properties fo:text-align="center" style:justify-single-word="false"/>
      <style:text-properties officeooo:rsid="007e34bf" officeooo:paragraph-rsid="012cfc9c"/>
    </style:style>
    <style:style style:name="P181" style:family="paragraph" style:parent-style-name="Text_20_body">
      <style:paragraph-properties fo:text-align="center" style:justify-single-word="false"/>
      <style:text-properties officeooo:rsid="01042082" officeooo:paragraph-rsid="012cfc9c"/>
    </style:style>
    <style:style style:name="P182" style:family="paragraph" style:parent-style-name="Table_20_Contents">
      <style:paragraph-properties fo:text-align="center" style:justify-single-word="false"/>
      <style:text-properties officeooo:rsid="011cf418" officeooo:paragraph-rsid="011cf418"/>
    </style:style>
    <style:style style:name="P183" style:family="paragraph" style:parent-style-name="Sem_20_título1">
      <style:paragraph-properties fo:text-align="center" style:justify-single-word="false"/>
      <style:text-properties officeooo:rsid="011eaadd" officeooo:paragraph-rsid="011eaadd"/>
    </style:style>
    <style:style style:name="P184" style:family="paragraph" style:parent-style-name="Sem_20_título1">
      <style:paragraph-properties fo:text-align="center" style:justify-single-word="false"/>
      <style:text-properties officeooo:rsid="011ef39f" officeooo:paragraph-rsid="011ef39f"/>
    </style:style>
    <style:style style:name="P185" style:family="paragraph" style:parent-style-name="Sem_20_título1">
      <style:paragraph-properties fo:text-align="center" style:justify-single-word="false"/>
      <style:text-properties officeooo:rsid="012558fb" officeooo:paragraph-rsid="012558fb"/>
    </style:style>
    <style:style style:name="P186" style:family="paragraph" style:parent-style-name="Standard">
      <style:text-properties officeooo:paragraph-rsid="011eaadd"/>
    </style:style>
    <style:style style:name="P187" style:family="paragraph" style:parent-style-name="List_20_Contents">
      <style:paragraph-properties fo:margin-left="0cm" fo:margin-right="0cm" fo:text-indent="0cm" style:auto-text-indent="false"/>
      <style:text-properties officeooo:paragraph-rsid="012cfc9c"/>
    </style:style>
    <style:style style:name="P188" style:family="paragraph" style:parent-style-name="Table_20_Heading">
      <style:text-properties officeooo:paragraph-rsid="012cfc9c"/>
    </style:style>
    <style:style style:name="P189" style:family="paragraph" style:parent-style-name="List_20_Contents">
      <style:paragraph-properties fo:margin-left="0cm" fo:margin-right="0cm" fo:text-indent="0cm" style:auto-text-indent="false"/>
      <style:text-properties officeooo:paragraph-rsid="013122e5"/>
    </style:style>
    <style:style style:name="P19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13122e5" officeooo:paragraph-rsid="013122e5"/>
    </style:style>
    <style:style style:name="P191" style:family="paragraph" style:parent-style-name="Table_20_Heading">
      <style:text-properties officeooo:rsid="01395d92" officeooo:paragraph-rsid="01395d92"/>
    </style:style>
    <style:style style:name="P192" style:family="paragraph" style:parent-style-name="Table_20_Contents">
      <style:paragraph-properties fo:text-align="center" style:justify-single-word="false"/>
      <style:text-properties officeooo:rsid="013f3215" officeooo:paragraph-rsid="013f3215"/>
    </style:style>
    <style:style style:name="P193" style:family="paragraph" style:parent-style-name="Text_20_body">
      <style:text-properties officeooo:paragraph-rsid="013e3a02"/>
    </style:style>
    <style:style style:name="P194" style:family="paragraph" style:parent-style-name="Sem_20_título1">
      <style:paragraph-properties fo:text-align="center" style:justify-single-word="false"/>
      <style:text-properties officeooo:rsid="00baac4f" officeooo:paragraph-rsid="00baac4f"/>
    </style:style>
    <style:style style:name="P195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197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98" style:family="paragraph" style:parent-style-name="Heading_20_2">
      <style:paragraph-properties fo:break-before="page"/>
    </style:style>
    <style:style style:name="P199" style:family="paragraph" style:parent-style-name="Heading_20_2">
      <style:text-properties officeooo:paragraph-rsid="011102bd"/>
    </style:style>
    <style:style style:name="P200" style:family="paragraph" style:parent-style-name="Heading_20_2">
      <style:text-properties fo:font-weight="bold" officeooo:paragraph-rsid="00a089bc" style:font-weight-asian="bold" style:font-weight-complex="bold"/>
    </style:style>
    <style:style style:name="P201" style:family="paragraph" style:parent-style-name="Heading_20_2">
      <style:text-properties officeooo:rsid="00fcfd5c" officeooo:paragraph-rsid="00fcfd5c"/>
    </style:style>
    <style:style style:name="P202" style:family="paragraph" style:parent-style-name="Heading_20_2">
      <style:text-properties officeooo:rsid="00706d0b" officeooo:paragraph-rsid="00706d0b"/>
    </style:style>
    <style:style style:name="P203" style:family="paragraph" style:parent-style-name="Heading_20_3">
      <style:text-properties officeooo:rsid="00a2083b" officeooo:paragraph-rsid="00a2083b"/>
    </style:style>
    <style:style style:name="P204" style:family="paragraph" style:parent-style-name="Heading_20_3">
      <style:paragraph-properties fo:break-before="page"/>
      <style:text-properties officeooo:paragraph-rsid="00bca133"/>
    </style:style>
    <style:style style:name="P205" style:family="paragraph" style:parent-style-name="Heading_20_3">
      <style:text-properties officeooo:rsid="00c75b99" officeooo:paragraph-rsid="00c75b99"/>
    </style:style>
    <style:style style:name="P206" style:family="paragraph" style:parent-style-name="Heading_20_3">
      <style:text-properties officeooo:rsid="00c96295" officeooo:paragraph-rsid="00c96295"/>
    </style:style>
    <style:style style:name="P207" style:family="paragraph" style:parent-style-name="Heading_20_3">
      <style:text-properties officeooo:paragraph-rsid="00e32710"/>
    </style:style>
    <style:style style:name="P208" style:family="paragraph" style:parent-style-name="Heading_20_3">
      <style:text-properties officeooo:rsid="009eb3de" officeooo:paragraph-rsid="012d0a92"/>
    </style:style>
    <style:style style:name="P209" style:family="paragraph" style:parent-style-name="Heading_20_3">
      <style:text-properties officeooo:paragraph-rsid="00a2083b"/>
    </style:style>
    <style:style style:name="P210" style:family="paragraph" style:parent-style-name="Heading_20_3">
      <style:text-properties officeooo:rsid="00a39ed1" officeooo:paragraph-rsid="00a39ed1"/>
    </style:style>
    <style:style style:name="P211" style:family="paragraph" style:parent-style-name="Heading_20_3">
      <style:text-properties officeooo:rsid="0058b04c" officeooo:paragraph-rsid="0058b04c"/>
    </style:style>
    <style:style style:name="P212" style:family="paragraph" style:parent-style-name="Heading_20_3">
      <style:text-properties officeooo:rsid="005d9992" officeooo:paragraph-rsid="005d9992"/>
    </style:style>
    <style:style style:name="P213" style:family="paragraph" style:parent-style-name="Heading_20_3">
      <style:text-properties officeooo:paragraph-rsid="0079c714"/>
    </style:style>
    <style:style style:name="P214" style:family="paragraph" style:parent-style-name="Heading_20_3">
      <style:text-properties officeooo:rsid="00afd007" officeooo:paragraph-rsid="00afd007"/>
    </style:style>
    <style:style style:name="P215" style:family="paragraph" style:parent-style-name="Heading_20_3">
      <style:text-properties officeooo:paragraph-rsid="00baac4f"/>
    </style:style>
    <style:style style:name="P216" style:family="paragraph" style:parent-style-name="Heading_20_3">
      <style:text-properties officeooo:paragraph-rsid="012cfc9c"/>
    </style:style>
    <style:style style:name="P217" style:family="paragraph" style:parent-style-name="Heading_20_3">
      <style:text-properties officeooo:rsid="007c1bf5" officeooo:paragraph-rsid="012cfc9c"/>
    </style:style>
    <style:style style:name="P218" style:family="paragraph" style:parent-style-name="Heading_20_3">
      <style:text-properties officeooo:rsid="01037895" officeooo:paragraph-rsid="012cfc9c"/>
    </style:style>
    <style:style style:name="P219" style:family="paragraph" style:parent-style-name="Heading_20_3">
      <style:text-properties officeooo:rsid="0114d756" officeooo:paragraph-rsid="012cfc9c"/>
    </style:style>
    <style:style style:name="P220" style:family="paragraph" style:parent-style-name="Heading_20_3">
      <style:text-properties officeooo:rsid="011a68e6" officeooo:paragraph-rsid="012cfc9c"/>
    </style:style>
    <style:style style:name="P221" style:family="paragraph" style:parent-style-name="Heading_20_3">
      <style:text-properties officeooo:paragraph-rsid="01256403"/>
    </style:style>
    <style:style style:name="P222" style:family="paragraph" style:parent-style-name="Heading_20_3">
      <style:text-properties officeooo:rsid="00a9c3fd" officeooo:paragraph-rsid="012ed6af"/>
    </style:style>
    <style:style style:name="P223" style:family="paragraph" style:parent-style-name="Heading_20_3">
      <style:text-properties officeooo:paragraph-rsid="014f8c98"/>
    </style:style>
    <style:style style:name="P224" style:family="paragraph" style:parent-style-name="List_20_Contents">
      <style:paragraph-properties fo:margin-left="0cm" fo:margin-right="0cm" fo:text-indent="0cm" style:auto-text-indent="false"/>
    </style:style>
    <style:style style:name="P22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26" style:family="paragraph" style:parent-style-name="Standard">
      <style:paragraph-properties fo:text-align="center" style:justify-single-word="false"/>
      <style:text-properties fo:font-style="normal" fo:font-weight="bold" officeooo:rsid="01452840" officeooo:paragraph-rsid="0147cc3a" style:font-style-asian="normal" style:font-weight-asian="bold" style:font-style-complex="normal" style:font-weight-complex="bold"/>
    </style:style>
    <style:style style:name="P227" style:family="paragraph" style:parent-style-name="Standard">
      <style:text-properties officeooo:paragraph-rsid="014c2199"/>
    </style:style>
    <style:style style:name="P228" style:family="paragraph" style:parent-style-name="Table_20_Contents">
      <style:paragraph-properties fo:text-align="end" style:justify-single-word="false"/>
      <style:text-properties fo:font-weight="bold" officeooo:rsid="002e8200" officeooo:paragraph-rsid="01256403" style:font-weight-asian="bold" style:font-weight-complex="bold"/>
    </style:style>
    <style:style style:name="P229" style:family="paragraph" style:parent-style-name="Table_20_Contents">
      <style:paragraph-properties fo:text-align="end" style:justify-single-word="false"/>
      <style:text-properties fo:font-weight="bold" officeooo:rsid="002e8200" officeooo:paragraph-rsid="0147cc3a" style:font-weight-asian="bold" style:font-weight-complex="bold"/>
    </style:style>
    <style:style style:name="P230" style:family="paragraph" style:parent-style-name="Table_20_Contents">
      <style:paragraph-properties fo:text-align="end" style:justify-single-word="false"/>
      <style:text-properties fo:font-weight="bold" officeooo:rsid="0147cc3a" officeooo:paragraph-rsid="0147cc3a" style:font-weight-asian="bold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fo:font-weight="bold" officeooo:rsid="014c2199" officeooo:paragraph-rsid="014c2199" style:font-weight-asian="bold" style:font-weight-complex="bold"/>
    </style:style>
    <style:style style:name="P232" style:family="paragraph" style:parent-style-name="Table_20_Contents">
      <style:text-properties fo:font-style="normal" officeooo:rsid="002e8200" officeooo:paragraph-rsid="01256403" style:font-style-asian="normal" style:font-style-complex="normal"/>
    </style:style>
    <style:style style:name="P233" style:family="paragraph" style:parent-style-name="Table_20_Contents">
      <style:text-properties fo:font-style="normal" officeooo:rsid="002e8200" officeooo:paragraph-rsid="0147cc3a" style:font-style-asian="normal" style:font-style-complex="normal"/>
    </style:style>
    <style:style style:name="P234" style:family="paragraph" style:parent-style-name="Table_20_Contents">
      <style:paragraph-properties fo:text-align="center" style:justify-single-word="false"/>
      <style:text-properties fo:font-style="normal" officeooo:rsid="002e8200" officeooo:paragraph-rsid="014c2199" style:font-style-asian="normal" style:font-style-complex="normal"/>
    </style:style>
    <style:style style:name="P235" style:family="paragraph" style:parent-style-name="Table_20_Contents">
      <style:text-properties fo:font-style="normal" officeooo:rsid="0147cc3a" officeooo:paragraph-rsid="0147cc3a" style:font-style-asian="normal" style:font-style-complex="normal"/>
    </style:style>
    <style:style style:name="P236" style:family="paragraph" style:parent-style-name="Table_20_Contents">
      <style:paragraph-properties fo:text-align="center" style:justify-single-word="false"/>
      <style:text-properties fo:font-style="normal" officeooo:rsid="014c2199" officeooo:paragraph-rsid="014c2199" style:font-style-asian="normal" style:font-style-complex="normal"/>
    </style:style>
    <style:style style:name="P237" style:family="paragraph" style:parent-style-name="Table_20_Contents">
      <style:paragraph-properties fo:text-align="center" style:justify-single-word="false"/>
      <style:text-properties fo:font-weight="normal" officeooo:rsid="002e8200" officeooo:paragraph-rsid="014c2199" style:font-weight-asian="normal" style:font-weight-complex="normal"/>
    </style:style>
    <style:style style:name="P238" style:family="paragraph" style:parent-style-name="Table_20_Heading" style:list-style-name="">
      <style:paragraph-properties fo:text-align="center" style:justify-single-word="false">
        <style:tab-stops/>
      </style:paragraph-properties>
      <style:text-properties officeooo:paragraph-rsid="012cfc9c"/>
    </style:style>
    <style:style style:name="P239" style:family="paragraph" style:parent-style-name="Table_20_Heading">
      <style:paragraph-properties fo:text-align="center" style:justify-single-word="false"/>
      <style:text-properties fo:color="#ffffff" loext:opacity="100%" fo:font-weight="bold" officeooo:rsid="014f8c98" officeooo:paragraph-rsid="014f8c98" style:font-weight-asian="bold" style:font-weight-complex="bold"/>
    </style:style>
    <style:style style:name="P240" style:family="paragraph" style:parent-style-name="Table_20_Heading">
      <style:paragraph-properties fo:text-align="center" style:justify-single-word="false"/>
      <style:text-properties fo:color="#ffffff" loext:opacity="100%" fo:font-weight="bold" officeooo:rsid="01501b72" officeooo:paragraph-rsid="01501b72" style:font-weight-asian="bold" style:font-weight-complex="bold"/>
    </style:style>
    <style:style style:name="P241" style:family="paragraph" style:parent-style-name="Table_20_Heading">
      <style:text-properties officeooo:rsid="014f8c98" officeooo:paragraph-rsid="014f8c98"/>
    </style:style>
    <style:style style:name="P242" style:family="paragraph" style:parent-style-name="Table_20_Heading">
      <style:paragraph-properties fo:text-align="start" style:justify-single-word="false"/>
      <style:text-properties officeooo:rsid="014f8c98" officeooo:paragraph-rsid="014f8c98"/>
    </style:style>
    <style:style style:name="P243" style:family="paragraph" style:parent-style-name="Table_20_Heading">
      <style:text-properties fo:font-weight="bold" officeooo:rsid="014f8c98" officeooo:paragraph-rsid="014f8c98" style:font-weight-asian="bold" style:font-weight-complex="bold"/>
    </style:style>
    <style:style style:name="P244" style:family="paragraph" style:parent-style-name="Table_20_Heading">
      <style:text-properties officeooo:paragraph-rsid="014f8c98"/>
    </style:style>
    <style:style style:name="P245" style:family="paragraph" style:parent-style-name="Table_20_Heading">
      <style:paragraph-properties fo:text-align="start" style:justify-single-word="false"/>
    </style:style>
    <style:style style:name="P246" style:family="paragraph" style:parent-style-name="Table_20_Heading">
      <style:paragraph-properties fo:text-align="start" style:justify-single-word="false"/>
      <style:text-properties officeooo:paragraph-rsid="0153ff92"/>
    </style:style>
    <style:style style:name="P247" style:family="paragraph" style:parent-style-name="Text_20_body">
      <style:text-properties officeooo:paragraph-rsid="014e5629"/>
    </style:style>
    <style:style style:name="P248" style:family="paragraph">
      <style:paragraph-properties fo:line-height="100%" fo:text-align="center">
        <style:tab-stops/>
      </style:paragraph-properties>
    </style:style>
    <style:style style:name="P249" style:family="paragraph">
      <loext:graphic-properties draw:fill="none" draw:fill-color="#ffffff"/>
      <style:paragraph-properties fo:line-height="100%" fo:text-align="center">
        <style:tab-stops/>
      </style:paragraph-properties>
      <style:text-properties fo:text-transform="uppercase" fo:color="#3465a4" loext:opacity="100%" loext:color-lum-mod="100%" loext:color-lum-off="0%" style:font-name="Jura2" fo:font-size="20pt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1922" style:font-weight-asian="bold" style:font-weight-complex="bold"/>
    </style:style>
    <style:style style:name="T3" style:family="text">
      <style:text-properties fo:font-weight="bold" officeooo:rsid="0046709f" style:font-weight-asian="bold" style:font-weight-complex="bold"/>
    </style:style>
    <style:style style:name="T4" style:family="text">
      <style:text-properties fo:font-weight="bold" officeooo:rsid="005b1d75" style:font-weight-asian="bold" style:font-weight-complex="bold"/>
    </style:style>
    <style:style style:name="T5" style:family="text">
      <style:text-properties fo:font-weight="bold" officeooo:rsid="007675c3" style:font-weight-asian="bold" style:font-weight-complex="bold"/>
    </style:style>
    <style:style style:name="T6" style:family="text">
      <style:text-properties fo:font-weight="bold" officeooo:rsid="0083a1f8" style:font-weight-asian="bold" style:font-weight-complex="bold"/>
    </style:style>
    <style:style style:name="T7" style:family="text">
      <style:text-properties fo:font-weight="bold" officeooo:rsid="00b2bb5c" style:font-weight-asian="bold" style:font-weight-complex="bold"/>
    </style:style>
    <style:style style:name="T8" style:family="text">
      <style:text-properties fo:font-weight="bold" officeooo:rsid="00dab8dd" style:font-weight-asian="bold" style:font-weight-complex="bold"/>
    </style:style>
    <style:style style:name="T9" style:family="text">
      <style:text-properties fo:font-weight="bold" officeooo:rsid="00e0087d" style:font-weight-asian="bold" style:font-weight-complex="bold"/>
    </style:style>
    <style:style style:name="T10" style:family="text">
      <style:text-properties fo:font-weight="bold" officeooo:rsid="00dc8e8f" style:font-weight-asian="bold" style:font-weight-complex="bold"/>
    </style:style>
    <style:style style:name="T11" style:family="text">
      <style:text-properties fo:font-weight="bold" officeooo:rsid="01043300" style:font-weight-asian="bold" style:font-weight-complex="bold"/>
    </style:style>
    <style:style style:name="T12" style:family="text">
      <style:text-properties fo:font-weight="bold" officeooo:rsid="01087df1" style:font-weight-asian="bold" style:font-weight-complex="bold"/>
    </style:style>
    <style:style style:name="T13" style:family="text">
      <style:text-properties fo:font-weight="bold" officeooo:rsid="010a72e5" style:font-weight-asian="bold" style:font-weight-complex="bold"/>
    </style:style>
    <style:style style:name="T14" style:family="text">
      <style:text-properties fo:font-weight="bold" officeooo:rsid="01109248" style:font-weight-asian="bold" style:font-weight-complex="bold"/>
    </style:style>
    <style:style style:name="T15" style:family="text">
      <style:text-properties fo:font-weight="bold" officeooo:rsid="01373d90" style:font-weight-asian="bold" style:font-weight-complex="bold"/>
    </style:style>
    <style:style style:name="T16" style:family="text">
      <style:text-properties fo:font-weight="bold" officeooo:rsid="0137c3c3" style:font-weight-asian="bold" style:font-weight-complex="bold"/>
    </style:style>
    <style:style style:name="T17" style:family="text">
      <style:text-properties fo:font-weight="bold" officeooo:rsid="014c2199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66553" style:font-weight-asian="normal" style:font-weight-complex="normal"/>
    </style:style>
    <style:style style:name="T20" style:family="text">
      <style:text-properties fo:font-weight="normal" officeooo:rsid="00385cca" style:font-weight-asian="normal" style:font-weight-complex="normal"/>
    </style:style>
    <style:style style:name="T21" style:family="text">
      <style:text-properties fo:font-weight="normal" officeooo:rsid="0046709f" style:font-weight-asian="normal" style:font-weight-complex="normal"/>
    </style:style>
    <style:style style:name="T22" style:family="text">
      <style:text-properties fo:font-weight="normal" officeooo:rsid="00e0087d" style:font-weight-asian="normal" style:font-weight-complex="normal"/>
    </style:style>
    <style:style style:name="T23" style:family="text">
      <style:text-properties fo:font-weight="normal" officeooo:rsid="00dc8e8f" style:font-weight-asian="normal" style:font-weight-complex="normal"/>
    </style:style>
    <style:style style:name="T24" style:family="text">
      <style:text-properties fo:font-weight="normal" officeooo:rsid="00ec845b" style:font-weight-asian="normal" style:font-weight-complex="normal"/>
    </style:style>
    <style:style style:name="T25" style:family="text">
      <style:text-properties fo:font-weight="normal" officeooo:rsid="01087df1" style:font-weight-asian="normal" style:font-weight-complex="normal"/>
    </style:style>
    <style:style style:name="T26" style:family="text">
      <style:text-properties fo:font-weight="normal" officeooo:rsid="010a72e5" style:font-weight-asian="normal" style:font-weight-complex="normal"/>
    </style:style>
    <style:style style:name="T27" style:family="text">
      <style:text-properties officeooo:rsid="00291922"/>
    </style:style>
    <style:style style:name="T28" style:family="text">
      <style:text-properties officeooo:rsid="002a73fb"/>
    </style:style>
    <style:style style:name="T29" style:family="text">
      <style:text-properties officeooo:rsid="002e8200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fo:font-style="italic" style:font-style-asian="italic" style:font-style-complex="italic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fo:color="#c9211e" loext:opacity="100%" officeooo:rsid="00fec346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83a1f8" style:font-style-asian="italic" style:font-style-complex="italic"/>
    </style:style>
    <style:style style:name="T36" style:family="text">
      <style:text-properties fo:font-style="italic" officeooo:rsid="00a089bc" style:font-style-asian="italic" style:font-style-complex="italic"/>
    </style:style>
    <style:style style:name="T37" style:family="text">
      <style:text-properties fo:font-style="italic" officeooo:rsid="00a2083b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366553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officeooo:rsid="0032088b"/>
    </style:style>
    <style:style style:name="T42" style:family="text">
      <style:text-properties officeooo:rsid="0034c8f7"/>
    </style:style>
    <style:style style:name="T43" style:family="text">
      <style:text-properties officeooo:rsid="003594ec"/>
    </style:style>
    <style:style style:name="T44" style:family="text">
      <style:text-properties officeooo:rsid="003a3e5e"/>
    </style:style>
    <style:style style:name="T45" style:family="text">
      <style:text-properties officeooo:rsid="004365d7"/>
    </style:style>
    <style:style style:name="T46" style:family="text">
      <style:text-properties officeooo:rsid="0046709f"/>
    </style:style>
    <style:style style:name="T47" style:family="text">
      <style:text-properties officeooo:rsid="0046aed4"/>
    </style:style>
    <style:style style:name="T48" style:family="text">
      <style:text-properties officeooo:rsid="00488c20"/>
    </style:style>
    <style:style style:name="T49" style:family="text">
      <style:text-properties officeooo:rsid="00550337"/>
    </style:style>
    <style:style style:name="T50" style:family="text">
      <style:text-properties officeooo:rsid="00551c54"/>
    </style:style>
    <style:style style:name="T51" style:family="text">
      <style:text-properties officeooo:rsid="005b1d75"/>
    </style:style>
    <style:style style:name="T52" style:family="text">
      <style:text-properties officeooo:rsid="005f997f"/>
    </style:style>
    <style:style style:name="T53" style:family="text">
      <style:text-properties officeooo:rsid="0066b7d0"/>
    </style:style>
    <style:style style:name="T54" style:family="text">
      <style:text-properties officeooo:rsid="0066d2a2"/>
    </style:style>
    <style:style style:name="T55" style:family="text">
      <style:text-properties officeooo:rsid="0068cf48"/>
    </style:style>
    <style:style style:name="T56" style:family="text">
      <style:text-properties officeooo:rsid="00696b6a"/>
    </style:style>
    <style:style style:name="T57" style:family="text">
      <style:text-properties officeooo:rsid="006b37ea"/>
    </style:style>
    <style:style style:name="T58" style:family="text">
      <style:text-properties officeooo:rsid="006cefc6"/>
    </style:style>
    <style:style style:name="T59" style:family="text">
      <style:text-properties officeooo:rsid="0074fefd"/>
    </style:style>
    <style:style style:name="T60" style:family="text">
      <style:text-properties officeooo:rsid="007675c3"/>
    </style:style>
    <style:style style:name="T61" style:family="text">
      <style:text-properties officeooo:rsid="007f3a3f"/>
    </style:style>
    <style:style style:name="T62" style:family="text">
      <style:text-properties officeooo:rsid="0081ef45"/>
    </style:style>
    <style:style style:name="T63" style:family="text">
      <style:text-properties officeooo:rsid="0083a1f8"/>
    </style:style>
    <style:style style:name="T64" style:family="text">
      <style:text-properties officeooo:rsid="00850360"/>
    </style:style>
    <style:style style:name="T65" style:family="text">
      <style:text-properties officeooo:rsid="0089bca6"/>
    </style:style>
    <style:style style:name="T66" style:family="text">
      <style:text-properties fo:color="#3faf46" loext:opacity="100%"/>
    </style:style>
    <style:style style:name="T67" style:family="text">
      <style:text-properties fo:color="#3faf46" loext:opacity="100%" officeooo:rsid="00939576"/>
    </style:style>
    <style:style style:name="T68" style:family="text">
      <style:text-properties fo:color="#ff4000" loext:opacity="100%"/>
    </style:style>
    <style:style style:name="T69" style:family="text">
      <style:text-properties fo:color="#ff4000" loext:opacity="100%" officeooo:rsid="00939576"/>
    </style:style>
    <style:style style:name="T70" style:family="text">
      <style:text-properties officeooo:rsid="00988cff"/>
    </style:style>
    <style:style style:name="T71" style:family="text">
      <style:text-properties officeooo:rsid="009ab111"/>
    </style:style>
    <style:style style:name="T72" style:family="text">
      <style:text-properties officeooo:rsid="009c07cb"/>
    </style:style>
    <style:style style:name="T73" style:family="text">
      <style:text-properties fo:color="#ffffff" loext:opacity="100%"/>
    </style:style>
    <style:style style:name="T74" style:family="text">
      <style:text-properties fo:color="#ffffff" loext:opacity="100%" fo:font-weight="bold" style:font-weight-asian="bold" style:font-weight-complex="bold"/>
    </style:style>
    <style:style style:name="T75" style:family="text">
      <style:text-properties officeooo:rsid="00a089bc"/>
    </style:style>
    <style:style style:name="T76" style:family="text">
      <style:text-properties officeooo:rsid="00a2083b"/>
    </style:style>
    <style:style style:name="T77" style:family="text">
      <style:text-properties officeooo:rsid="00a6df95"/>
    </style:style>
    <style:style style:name="T78" style:family="text">
      <style:text-properties officeooo:rsid="00b1014f"/>
    </style:style>
    <style:style style:name="T79" style:family="text">
      <style:text-properties officeooo:rsid="00b8a936"/>
    </style:style>
    <style:style style:name="T80" style:family="text">
      <style:text-properties officeooo:rsid="00bed2a5"/>
    </style:style>
    <style:style style:name="T81" style:family="text">
      <style:text-properties officeooo:rsid="00c13590"/>
    </style:style>
    <style:style style:name="T82" style:family="text">
      <style:text-properties officeooo:rsid="00c302ff"/>
    </style:style>
    <style:style style:name="T83" style:family="text">
      <style:text-properties officeooo:rsid="00c33c00"/>
    </style:style>
    <style:style style:name="T84" style:family="text">
      <style:text-properties officeooo:rsid="00c8aa5f"/>
    </style:style>
    <style:style style:name="T85" style:family="text">
      <style:text-properties officeooo:rsid="00ca5230"/>
    </style:style>
    <style:style style:name="T86" style:family="text">
      <style:text-properties officeooo:rsid="00d42131"/>
    </style:style>
    <style:style style:name="T87" style:family="text">
      <style:text-properties officeooo:rsid="00d905c0"/>
    </style:style>
    <style:style style:name="T88" style:family="text">
      <style:text-properties officeooo:rsid="00dab8dd"/>
    </style:style>
    <style:style style:name="T89" style:family="text">
      <style:text-properties officeooo:rsid="00dc8e8f"/>
    </style:style>
    <style:style style:name="T90" style:family="text">
      <style:text-properties officeooo:rsid="00de87d6"/>
    </style:style>
    <style:style style:name="T91" style:family="text">
      <style:text-properties officeooo:rsid="00e32710"/>
    </style:style>
    <style:style style:name="T92" style:family="text">
      <style:text-properties officeooo:rsid="00e5ffb1"/>
    </style:style>
    <style:style style:name="T93" style:family="text">
      <style:text-properties officeooo:rsid="00e90fa2"/>
    </style:style>
    <style:style style:name="T94" style:family="text">
      <style:text-properties officeooo:rsid="00f6f154"/>
    </style:style>
    <style:style style:name="T95" style:family="text">
      <style:text-properties officeooo:rsid="00fad70d"/>
    </style:style>
    <style:style style:name="T96" style:family="text">
      <style:text-properties officeooo:rsid="00fbb24b"/>
    </style:style>
    <style:style style:name="T97" style:family="text">
      <style:text-properties officeooo:rsid="01037895"/>
    </style:style>
    <style:style style:name="T98" style:family="text">
      <style:text-properties officeooo:rsid="01062c5c"/>
    </style:style>
    <style:style style:name="T99" style:family="text">
      <style:text-properties officeooo:rsid="010ad5d4"/>
    </style:style>
    <style:style style:name="T100" style:family="text">
      <style:text-properties officeooo:rsid="010c949f"/>
    </style:style>
    <style:style style:name="T101" style:family="text">
      <style:text-properties officeooo:rsid="01109248"/>
    </style:style>
    <style:style style:name="T102" style:family="text">
      <style:text-properties officeooo:rsid="011247a0"/>
    </style:style>
    <style:style style:name="T103" style:family="text">
      <style:text-properties officeooo:rsid="011340e3"/>
    </style:style>
    <style:style style:name="T104" style:family="text">
      <style:text-properties officeooo:rsid="0116d160"/>
    </style:style>
    <style:style style:name="T105" style:family="text">
      <style:text-properties officeooo:rsid="011ea279"/>
    </style:style>
    <style:style style:name="T106" style:family="text">
      <style:text-properties officeooo:rsid="011f126e"/>
    </style:style>
    <style:style style:name="T107" style:family="text">
      <style:text-properties officeooo:rsid="01205abb"/>
    </style:style>
    <style:style style:name="T108" style:family="text">
      <style:text-properties officeooo:rsid="01256403"/>
    </style:style>
    <style:style style:name="T109" style:family="text">
      <style:text-properties officeooo:rsid="012cfc9c"/>
    </style:style>
    <style:style style:name="T110" style:family="text">
      <style:text-properties officeooo:rsid="00bca133"/>
    </style:style>
    <style:style style:name="T111" style:family="text">
      <style:text-properties fo:color="#ff3838" loext:opacity="100%"/>
    </style:style>
    <style:style style:name="T112" style:family="text">
      <style:text-properties fo:color="#ff3838" loext:opacity="100%" fo:font-weight="bold" style:font-weight-asian="bold" style:font-weight-complex="bold"/>
    </style:style>
    <style:style style:name="T113" style:family="text">
      <style:text-properties officeooo:rsid="0131b9fc"/>
    </style:style>
    <style:style style:name="T114" style:family="text">
      <style:text-properties officeooo:rsid="01373d90"/>
    </style:style>
    <style:style style:name="T115" style:family="text">
      <style:text-properties officeooo:rsid="0137c3c3"/>
    </style:style>
    <style:style style:name="T116" style:family="text">
      <style:text-properties officeooo:rsid="014184e7"/>
    </style:style>
    <style:style style:name="T117" style:family="text">
      <style:text-properties officeooo:rsid="0147cc3a"/>
    </style:style>
    <style:style style:name="T118" style:family="text">
      <style:text-properties officeooo:rsid="014c2199"/>
    </style:style>
    <style:style style:name="T119" style:family="text">
      <style:text-properties officeooo:rsid="014f8c98"/>
    </style:style>
    <style:style style:name="T120" style:family="text">
      <style:text-properties officeooo:rsid="01528f73"/>
    </style:style>
    <style:style style:name="T121" style:family="text">
      <style:text-properties officeooo:rsid="0153ff92"/>
    </style:style>
    <style:style style:name="T122" style:family="text">
      <style:text-properties officeooo:rsid="01545144"/>
    </style:style>
    <style:style style:name="T123" style:family="text">
      <style:text-properties fo:text-transform="uppercase" fo:color="#3465a4" loext:opacity="100%" style:font-name="Jura2" fo:font-size="20pt" style:text-underline-style="none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101cm" svg:stroke-color="#3465a4" draw:marker-start-width="0.499cm" draw:marker-end-width="0.499cm" draw:fill="none" draw:fill-color="#ffffff" fo:min-height="0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6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5"><text:a xlink:type="simple" xlink:href="#__RefHeading___Toc6135_3181471120" text:style-name="Index_20_Link" text:visited-style-name="Index_20_Link">Criação de Personagens<text:tab/>2</text:a></text:p>
          <text:p text:style-name="P196"><text:a xlink:type="simple" xlink:href="#__RefHeading___Toc6009_3181471120" text:style-name="Index_20_Link" text:visited-style-name="Index_20_Link">Tabela de Criação de Ficha<text:tab/>2</text:a></text:p>
          <text:p text:style-name="P196"><text:a xlink:type="simple" xlink:href="#__RefHeading___Toc6011_3181471120" text:style-name="Index_20_Link" text:visited-style-name="Index_20_Link">XP Inicial<text:tab/>2</text:a></text:p>
          <text:p text:style-name="P195"><text:a xlink:type="simple" xlink:href="#__RefHeading___Toc6057_3181471120" text:style-name="Index_20_Link" text:visited-style-name="Index_20_Link">Ações e Combate<text:tab/>2</text:a></text:p>
          <text:p text:style-name="P196"><text:a xlink:type="simple" xlink:href="#__RefHeading___Toc6059_3181471120" text:style-name="Index_20_Link" text:visited-style-name="Index_20_Link">Ataque Surpresa<text:tab/>2</text:a></text:p>
          <text:p text:style-name="P196"><text:a xlink:type="simple" xlink:href="#__RefHeading___Toc6061_3181471120" text:style-name="Index_20_Link" text:visited-style-name="Index_20_Link">Ataque de oportunidade<text:tab/>2</text:a></text:p>
          <text:p text:style-name="P196"><text:a xlink:type="simple" xlink:href="#__RefHeading___Toc6063_3181471120" text:style-name="Index_20_Link" text:visited-style-name="Index_20_Link">Tabela de Combate<text:tab/>2</text:a></text:p>
          <text:p text:style-name="P196"><text:a xlink:type="simple" xlink:href="#__RefHeading___Toc6065_3181471120" text:style-name="Index_20_Link" text:visited-style-name="Index_20_Link">Defesa Com Objetos<text:tab/>2</text:a></text:p>
          <text:p text:style-name="P196"><text:a xlink:type="simple" xlink:href="#__RefHeading___Toc6067_3181471120" text:style-name="Index_20_Link" text:visited-style-name="Index_20_Link">Tipos de danos<text:tab/>2</text:a></text:p>
          <text:p text:style-name="P196"><text:a xlink:type="simple" xlink:href="#__RefHeading___Toc6069_3181471120" text:style-name="Index_20_Link" text:visited-style-name="Index_20_Link">Dano por Quedas<text:tab/>2</text:a></text:p>
          <text:p text:style-name="P196"><text:a xlink:type="simple" xlink:href="#__RefHeading___Toc6071_3181471120" text:style-name="Index_20_Link" text:visited-style-name="Index_20_Link">XP por Categoria de Morte<text:tab/>2</text:a></text:p>
          <text:p text:style-name="P196"><text:a xlink:type="simple" xlink:href="#__RefHeading___Toc6073_3181471120" text:style-name="Index_20_Link" text:visited-style-name="Index_20_Link">Ataque Sequente<text:tab/>3</text:a></text:p>
          <text:p text:style-name="P196"><text:a xlink:type="simple" xlink:href="#__RefHeading___Toc6075_3181471120" text:style-name="Index_20_Link" text:visited-style-name="Index_20_Link">Salva Guarda<text:tab/>3</text:a></text:p>
          <text:p text:style-name="P196"><text:a xlink:type="simple" xlink:href="#__RefHeading___Toc6077_3181471120" text:style-name="Index_20_Link" text:visited-style-name="Index_20_Link">Ponto Fraco<text:tab/>3</text:a></text:p>
          <text:p text:style-name="P196"><text:a xlink:type="simple" xlink:href="#__RefHeading___Toc6079_3181471120" text:style-name="Index_20_Link" text:visited-style-name="Index_20_Link">Ações Seguidas<text:tab/>3</text:a></text:p>
          <text:p text:style-name="P196"><text:a xlink:type="simple" xlink:href="#__RefHeading___Toc6081_3181471120" text:style-name="Index_20_Link" text:visited-style-name="Index_20_Link">Múltipla ação<text:tab/>3</text:a></text:p>
          <text:p text:style-name="P196"><text:a xlink:type="simple" xlink:href="#__RefHeading___Toc6083_3181471120" text:style-name="Index_20_Link" text:visited-style-name="Index_20_Link">Ação Conjunta<text:tab/>3</text:a></text:p>
          <text:p text:style-name="P196"><text:a xlink:type="simple" xlink:href="#__RefHeading___Toc6085_3181471120" text:style-name="Index_20_Link" text:visited-style-name="Index_20_Link">Reação<text:tab/>4</text:a></text:p>
          <text:p text:style-name="P196"><text:a xlink:type="simple" xlink:href="#__RefHeading___Toc6087_3181471120" text:style-name="Index_20_Link" text:visited-style-name="Index_20_Link">Habilidades Naturais<text:tab/>4</text:a></text:p>
          <text:p text:style-name="P196"><text:a xlink:type="simple" xlink:href="#__RefHeading___Toc6091_3181471120" text:style-name="Index_20_Link" text:visited-style-name="Index_20_Link">Dano Continuo<text:tab/>4</text:a></text:p>
          <text:p text:style-name="P196"><text:a xlink:type="simple" xlink:href="#__RefHeading___Toc6089_3181471120" text:style-name="Index_20_Link" text:visited-style-name="Index_20_Link">Dano Padrão<text:tab/>4</text:a></text:p>
          <text:p text:style-name="P196"><text:a xlink:type="simple" xlink:href="#__RefHeading___Toc6093_3181471120" text:style-name="Index_20_Link" text:visited-style-name="Index_20_Link">Bonificação de Dano por Tamanho<text:tab/>5</text:a></text:p>
          <text:p text:style-name="P195"><text:a xlink:type="simple" xlink:href="#__RefHeading___Toc6095_3181471120" text:style-name="Index_20_Link" text:visited-style-name="Index_20_Link">ARMAS<text:tab/>5</text:a></text:p>
          <text:p text:style-name="P196"><text:a xlink:type="simple" xlink:href="#__RefHeading___Toc6097_3181471120" text:style-name="Index_20_Link" text:visited-style-name="Index_20_Link">Nível do Atributo Físico de Força<text:tab/>5</text:a></text:p>
          <text:p text:style-name="P196"><text:a xlink:type="simple" xlink:href="#__RefHeading___Toc6099_3181471120" text:style-name="Index_20_Link" text:visited-style-name="Index_20_Link">Arremessando Coisas<text:tab/>5</text:a></text:p>
          <text:p text:style-name="P196"><text:a xlink:type="simple" xlink:href="#__RefHeading___Toc6101_3181471120" text:style-name="Index_20_Link" text:visited-style-name="Index_20_Link">Abaixando a Dificuldade de Disparo<text:tab/>5</text:a></text:p>
          <text:p text:style-name="P196"><text:a xlink:type="simple" xlink:href="#__RefHeading___Toc6103_3181471120" text:style-name="Index_20_Link" text:visited-style-name="Index_20_Link">Atributo de Distancia da Arma<text:tab/>5</text:a></text:p>
          <text:p text:style-name="P195"><text:a xlink:type="simple" xlink:href="#__RefHeading___Toc6105_3181471120" text:style-name="Index_20_Link" text:visited-style-name="Index_20_Link">Escudos<text:tab/>5</text:a></text:p>
          <text:p text:style-name="P195"><text:a xlink:type="simple" xlink:href="#__RefHeading___Toc6107_3181471120" text:style-name="Index_20_Link" text:visited-style-name="Index_20_Link">Armaduras<text:tab/>5</text:a></text:p>
          <text:p text:style-name="P196"><text:a xlink:type="simple" xlink:href="#__RefHeading___Toc6109_3181471120" text:style-name="Index_20_Link" text:visited-style-name="Index_20_Link">Ponto Crítico da Armadura (PcA)<text:tab/>5</text:a></text:p>
          <text:p text:style-name="P196"><text:a xlink:type="simple" xlink:href="#__RefHeading___Toc6111_3181471120" text:style-name="Index_20_Link" text:visited-style-name="Index_20_Link">Perca de Durabilidade<text:tab/>5</text:a></text:p>
          <text:p text:style-name="P195"><text:a xlink:type="simple" xlink:href="#__RefHeading___Toc6113_3181471120" text:style-name="Index_20_Link" text:visited-style-name="Index_20_Link">Gerenciar Personagem<text:tab/>6</text:a></text:p>
          <text:p text:style-name="P196"><text:a xlink:type="simple" xlink:href="#__RefHeading___Toc6115_3181471120" text:style-name="Index_20_Link" text:visited-style-name="Index_20_Link">Viagem Astral<text:tab/>6</text:a></text:p>
          <text:p text:style-name="P196"><text:a xlink:type="simple" xlink:href="#__RefHeading___Toc6119_3181471120" text:style-name="Index_20_Link" text:visited-style-name="Index_20_Link">Inventário<text:tab/>6</text:a></text:p>
          <text:p text:style-name="P196"><text:a xlink:type="simple" xlink:href="#__RefHeading___Toc6121_3181471120" text:style-name="Index_20_Link" text:visited-style-name="Index_20_Link">Regra De Ocupação Por Tamanho Dos Itens<text:tab/>6</text:a></text:p>
          <text:p text:style-name="P196"><text:a xlink:type="simple" xlink:href="#__RefHeading___Toc6013_3181471120" text:style-name="Index_20_Link" text:visited-style-name="Index_20_Link">Teste de Coragem<text:tab/>6</text:a></text:p>
          <text:p text:style-name="P196"><text:a xlink:type="simple" xlink:href="#__RefHeading___Toc6015_3181471120" text:style-name="Index_20_Link" text:visited-style-name="Index_20_Link">ND Menor por Nível de Habilidade<text:tab/>6</text:a></text:p>
          <text:p text:style-name="P196"><text:a xlink:type="simple" xlink:href="#__RefHeading___Toc6017_3181471120" text:style-name="Index_20_Link" text:visited-style-name="Index_20_Link">Pontos de Atributos<text:tab/>6</text:a></text:p>
          <text:p text:style-name="P196"><text:a xlink:type="simple" xlink:href="#__RefHeading___Toc6019_3181471120" text:style-name="Index_20_Link" text:visited-style-name="Index_20_Link">Bondade<text:tab/>6</text:a></text:p>
          <text:p text:style-name="P196"><text:a xlink:type="simple" xlink:href="#__RefHeading___Toc6021_3181471120" text:style-name="Index_20_Link" text:visited-style-name="Index_20_Link">Início da Sessão<text:tab/>6</text:a></text:p>
          <text:p text:style-name="P196"><text:a xlink:type="simple" xlink:href="#__RefHeading___Toc6023_3181471120" text:style-name="Index_20_Link" text:visited-style-name="Index_20_Link">Distribuir XP<text:tab/>7</text:a></text:p>
          <text:p text:style-name="P196"><text:a xlink:type="simple" xlink:href="#__RefHeading___Toc6025_3181471120" text:style-name="Index_20_Link" text:visited-style-name="Index_20_Link">Recuperando Perseverança<text:tab/>7</text:a></text:p>
          <text:p text:style-name="P196"><text:a xlink:type="simple" xlink:href="#__RefHeading___Toc6027_3181471120" text:style-name="Index_20_Link" text:visited-style-name="Index_20_Link">Treino<text:tab/>7</text:a></text:p>
          <text:p text:style-name="P196"><text:a xlink:type="simple" xlink:href="#__RefHeading___Toc6029_3181471120" text:style-name="Index_20_Link" text:visited-style-name="Index_20_Link">Penalidade da Vitalidade<text:tab/>7</text:a></text:p>
          <text:p text:style-name="P196"><text:a xlink:type="simple" xlink:href="#__RefHeading___Toc6031_3181471120" text:style-name="Index_20_Link" text:visited-style-name="Index_20_Link">Especialização<text:tab/>7</text:a></text:p>
          <text:p text:style-name="P196"><text:a xlink:type="simple" xlink:href="#__RefHeading___Toc6033_3181471120" text:style-name="Index_20_Link" text:visited-style-name="Index_20_Link">Morte do Personagem<text:tab/>7</text:a></text:p>
          <text:p text:style-name="P196"><text:a xlink:type="simple" xlink:href="#__RefHeading___Toc6035_3181471120" text:style-name="Index_20_Link" text:visited-style-name="Index_20_Link">Teste de tentativa<text:tab/>7</text:a></text:p>
          <text:p text:style-name="P196"><text:a xlink:type="simple" xlink:href="#__RefHeading___Toc6037_3181471120" text:style-name="Index_20_Link" text:visited-style-name="Index_20_Link">Teste Repetido<text:tab/>7</text:a></text:p>
          <text:p text:style-name="P196"><text:a xlink:type="simple" xlink:href="#__RefHeading___Toc6039_3181471120" text:style-name="Index_20_Link" text:visited-style-name="Index_20_Link">Teste Oposto<text:tab/>7</text:a></text:p>
          <text:p text:style-name="P196"><text:a xlink:type="simple" xlink:href="#__RefHeading___Toc6041_3181471120" text:style-name="Index_20_Link" text:visited-style-name="Index_20_Link">Modificadores de Ocasião<text:tab/>7</text:a></text:p>
          <text:p text:style-name="P196"><text:a xlink:type="simple" xlink:href="#__RefHeading___Toc6043_3181471120" text:style-name="Index_20_Link" text:visited-style-name="Index_20_Link">Modificadores de Inicialização<text:tab/>8</text:a></text:p>
          <text:p text:style-name="P196"><text:a xlink:type="simple" xlink:href="#__RefHeading___Toc6045_3181471120" text:style-name="Index_20_Link" text:visited-style-name="Index_20_Link">Bônus Racial<text:tab/>8</text:a></text:p>
          <text:p text:style-name="P196"><text:a xlink:type="simple" xlink:href="#__RefHeading___Toc6047_3181471120" text:style-name="Index_20_Link" text:visited-style-name="Index_20_Link">Exaustão<text:tab/>8</text:a></text:p>
          <text:p text:style-name="P196"><text:a xlink:type="simple" xlink:href="#__RefHeading___Toc6049_3181471120" text:style-name="Index_20_Link" text:visited-style-name="Index_20_Link">Recuperando Perseverança<text:tab/>8</text:a></text:p>
          <text:p text:style-name="P196"><text:a xlink:type="simple" xlink:href="#__RefHeading___Toc6051_3181471120" text:style-name="Index_20_Link" text:visited-style-name="Index_20_Link">Condições<text:tab/>8</text:a></text:p>
          <text:p text:style-name="P196"><text:a xlink:type="simple" xlink:href="#__RefHeading___Toc6053_3181471120" text:style-name="Index_20_Link" text:visited-style-name="Index_20_Link">Viagem no Temporais<text:tab/>8</text:a></text:p>
          <text:p text:style-name="P196"><text:a xlink:type="simple" xlink:href="#__RefHeading___Toc6055_3181471120" text:style-name="Index_20_Link" text:visited-style-name="Index_20_Link">Destino Adaptado<text:tab/>8</text:a></text:p>
          <text:p text:style-name="P195"><text:a xlink:type="simple" xlink:href="#__RefHeading___Toc6123_3181471120" text:style-name="Index_20_Link" text:visited-style-name="Index_20_Link">Habilidades Secundárias<text:tab/>9</text:a></text:p>
          <text:p text:style-name="P196"><text:a xlink:type="simple" xlink:href="#__RefHeading___Toc6125_3181471120" text:style-name="Index_20_Link" text:visited-style-name="Index_20_Link">Atributos Simples Para Ser Autor<text:tab/>9</text:a></text:p>
          <text:p text:style-name="P196"><text:a xlink:type="simple" xlink:href="#__RefHeading___Toc6127_3181471120" text:style-name="Index_20_Link" text:visited-style-name="Index_20_Link">Níveis Da Habilidade<text:tab/>9</text:a></text:p>
          <text:p text:style-name="P196"><text:a xlink:type="simple" xlink:href="#__RefHeading___Toc6129_3181471120" text:style-name="Index_20_Link" text:visited-style-name="Index_20_Link">Formas De Invocação<text:tab/>9</text:a></text:p>
          <text:p text:style-name="P196"><text:a xlink:type="simple" xlink:href="#__RefHeading___Toc6131_3181471120" text:style-name="Index_20_Link" text:visited-style-name="Index_20_Link">Tempo De Duração<text:tab/>9</text:a></text:p>
          <text:p text:style-name="P196"><text:a xlink:type="simple" xlink:href="#__RefHeading___Toc6133_3181471120" text:style-name="Index_20_Link" text:visited-style-name="Index_20_Link">Escopo De Invocação<text:tab/>9</text:a></text:p>
          <text:p text:style-name="P195"><text:a xlink:type="simple" xlink:href="#__RefHeading___Toc2865_623262937" text:style-name="Index_20_Link" text:visited-style-name="Index_20_Link"><text:s/>Objetos de Cenário<text:tab/>9</text:a></text:p>
          <text:p text:style-name="P195"><text:a xlink:type="simple" xlink:href="#__RefHeading___Toc2867_623262937" text:style-name="Index_20_Link" text:visited-style-name="Index_20_Link">CLOL<text:tab/>10</text:a></text:p>
          <text:p text:style-name="P196"><text:a xlink:type="simple" xlink:href="#__RefHeading___Toc6117_3181471120" text:style-name="Index_20_Link" text:visited-style-name="Index_20_Link">Clol Manifestado<text:tab/>10</text:a></text:p>
          <text:p text:style-name="P196"><text:a xlink:type="simple" xlink:href="#__RefHeading___Toc2869_623262937" text:style-name="Index_20_Link" text:visited-style-name="Index_20_Link">Extraindo Energia<text:tab/>10</text:a></text:p>
          <text:p text:style-name="P196"><text:a xlink:type="simple" xlink:href="#__RefHeading___Toc2871_623262937" text:style-name="Index_20_Link" text:visited-style-name="Index_20_Link">Armazenamento de energia<text:tab/>10</text:a></text:p>
          <text:p text:style-name="P195"><text:a xlink:type="simple" xlink:href="#__RefHeading___Toc2875_623262937" text:style-name="Index_20_Link" text:visited-style-name="Index_20_Link">Mecânica de Sanidade<text:tab/>11</text:a></text:p>
          <text:p text:style-name="P196"><text:a xlink:type="simple" xlink:href="#__RefHeading___Toc2877_623262937" text:style-name="Index_20_Link" text:visited-style-name="Index_20_Link">Tabela de Insanidade Permanente<text:tab/>11</text:a></text:p>
          <text:p text:style-name="P196"><text:a xlink:type="simple" xlink:href="#__RefHeading___Toc2879_623262937" text:style-name="Index_20_Link" text:visited-style-name="Index_20_Link">Tabela de Insanidade (<text:span text:style-name="T34">Curta E Longa</text:span>)<text:tab/>11</text:a></text:p>
        </text:index-body>
      </text:table-of-content>
      <text:h text:style-name="P197" text:outline-level="2"><draw:frame text:anchor-type="paragraph" draw:z-index="0" draw:name="Quadro de texto 1" draw:style-name="gr1" draw:text-style-name="P249" svg:width="21cm" svg:height="1.017cm" svg:x="-1.383cm" svg:y="-13.24cm"><draw:text-box><text:p text:style-name="P248"><text:span text:style-name="T123">Escudo do Mestre</text:span></text:p></draw:text-box></draw:frame></text:h>
      <text:h text:style-name="P198" text:outline-level="2"><text:bookmark-start text:name="__RefHeading___Toc6135_3181471120"/><text:span text:style-name="T109">Criação de </text:span>Personagens<text:bookmark-end text:name="__RefHeading___Toc6135_3181471120"/></text:h>
      <text:h text:style-name="Heading_20_3" text:outline-level="3"><text:bookmark-start text:name="__RefHeading___Toc6009_3181471120"/>Tabela de Criação de Ficha<text:bookmark-end text:name="__RefHeading___Toc6009_3181471120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3">Características</text:p>
          </table:table-cell>
          <table:table-cell table:style-name="Tabela1.A1" office:value-type="string">
            <text:p text:style-name="P83">Inicial</text:p>
          </table:table-cell>
          <table:table-cell table:style-name="Tabela1.A1" office:value-type="string">
            <text:p text:style-name="P83">Evolução Inicial</text:p>
          </table:table-cell>
          <table:table-cell table:style-name="Tabela1.D1" office:value-type="string">
            <text:p text:style-name="P83">Evolução</text:p>
          </table:table-cell>
        </table:table-row>
        <table:table-row>
          <table:table-cell table:style-name="Tabela1.A2" office:value-type="string">
            <text:p text:style-name="P83">Perseverança</text:p>
          </table:table-cell>
          <table:table-cell table:style-name="Tabela1.B2" office:value-type="string">
            <text:p text:style-name="Table_20_Heading">8</text:p>
          </table:table-cell>
          <table:table-cell table:style-name="Tabela1.B2" office:value-type="string">
            <text:p text:style-name="Table_20_Heading">Não Tem</text:p>
          </table:table-cell>
          <table:table-cell table:style-name="Tabela1.D2" office:value-type="string">
            <text:p text:style-name="Table_20_Heading">Não Tem</text:p>
          </table:table-cell>
        </table:table-row>
        <table:table-row>
          <table:table-cell table:style-name="Tabela1.A2" office:value-type="string">
            <text:p text:style-name="P83">Atributos</text:p>
          </table:table-cell>
          <table:table-cell table:style-name="Tabela1.B2" office:value-type="string">
            <text:p text:style-name="Table_20_Heading">3/5/8/15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7 XP</text:p>
          </table:table-cell>
        </table:table-row>
        <table:table-row>
          <table:table-cell table:style-name="Tabela1.A2" office:value-type="string">
            <text:p text:style-name="P83">Perícias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D2" office:value-type="string">
            <text:p text:style-name="Table_20_Heading">6 XP</text:p>
          </table:table-cell>
        </table:table-row>
        <table:table-row>
          <table:table-cell table:style-name="Tabela1.A2" office:value-type="string">
            <text:p text:style-name="P83">Habilidades</text:p>
          </table:table-cell>
          <table:table-cell table:style-name="Tabela1.B2" office:value-type="string">
            <text:p text:style-name="Table_20_Heading">2/4/6/9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8 XP</text:p>
          </table:table-cell>
        </table:table-row>
        <table:table-row>
          <table:table-cell table:style-name="Tabela1.A2" office:value-type="string">
            <text:p text:style-name="P83">Coragem</text:p>
          </table:table-cell>
          <table:table-cell table:style-name="Tabela1.B2" office:value-type="string">
            <text:p text:style-name="Table_20_Heading">2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D2" office:value-type="string">
            <text:p text:style-name="Table_20_Heading">2 XP</text:p>
          </table:table-cell>
        </table:table-row>
        <table:table-row>
          <table:table-cell table:style-name="Tabela1.A2" office:value-type="string">
            <text:p text:style-name="P83">CLOL</text:p>
          </table:table-cell>
          <table:table-cell table:style-name="Tabela1.B2" office:value-type="string">
            <text:p text:style-name="Table_20_Heading">Poder * 5</text:p>
          </table:table-cell>
          <table:table-cell table:style-name="Tabela1.B2" office:value-type="string">
            <text:p text:style-name="Table_20_Heading">Não Tem</text:p>
          </table:table-cell>
          <table:table-cell table:style-name="Tabela1.D2" office:value-type="string">
            <text:p text:style-name="Table_20_Heading">Não Tem</text:p>
          </table:table-cell>
        </table:table-row>
        <table:table-row>
          <table:table-cell table:style-name="Tabela1.A2" office:value-type="string">
            <text:p text:style-name="P83">Bondade</text:p>
          </table:table-cell>
          <table:table-cell table:style-name="Tabela1.B2" office:value-type="string">
            <text:p text:style-name="Table_20_Heading">3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Não Tem</text:p>
          </table:table-cell>
        </table:table-row>
      </table:table>
      <text:h text:style-name="Heading_20_3" text:outline-level="3"><text:bookmark-start text:name="__RefHeading___Toc6011_3181471120"/>XP Inicial<text:bookmark-end text:name="__RefHeading___Toc6011_3181471120"/></text:h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0">Inicia Com</text:p>
          </table:table-cell>
          <table:table-cell table:style-name="Tabela2.A1" office:value-type="string">
            <text:p text:style-name="P10">Mais História</text:p>
          </table:table-cell>
          <table:table-cell table:style-name="Tabela2.A1" office:value-type="string">
            <text:p text:style-name="P10">Mais Desenho</text:p>
          </table:table-cell>
        </table:table-row>
        <table:table-row>
          <table:table-cell table:style-name="Tabela2.A1" office:value-type="string">
            <text:p text:style-name="P65">+10 XP</text:p>
          </table:table-cell>
          <table:table-cell table:style-name="Tabela2.A1" office:value-type="string">
            <text:p text:style-name="P65">+5 XP</text:p>
          </table:table-cell>
          <table:table-cell table:style-name="Tabela2.A1" office:value-type="string">
            <text:p text:style-name="P65">+5 XP</text:p>
          </table:table-cell>
        </table:table-row>
      </table:table>
      <text:h text:style-name="P199" text:outline-level="2"><text:bookmark-start text:name="__RefHeading___Toc6057_3181471120"/>Ações <text:span text:style-name="T64">e Combate</text:span><text:bookmark-end text:name="__RefHeading___Toc6057_3181471120"/></text:h>
      <text:h text:style-name="Heading_20_3" text:outline-level="3"><text:bookmark-start text:name="__RefHeading___Toc6059_3181471120"/>Ataque Surpresa<text:bookmark-end text:name="__RefHeading___Toc6059_3181471120"/></text:h>
      <text:p text:style-name="P1">ATAQUE LATERAL</text:p>
      <text:p text:style-name="P69">-<text:span text:style-name="T61">2 no Nível de Dificuldade (ND)</text:span></text:p>
      <text:p text:style-name="P9">ATAQUE TRASEIRO</text:p>
      <text:p text:style-name="P71">-3 no Nível de Dificuldade (ND)</text:p>
      <text:h text:style-name="Heading_20_3" text:outline-level="3"><text:bookmark-start text:name="__RefHeading___Toc6061_3181471120"/>Ataque de oportunidade<text:bookmark-end text:name="__RefHeading___Toc6061_3181471120"/></text:h>
      <text:p text:style-name="P153">Ataques de oportunidades só ocorrem quando um jogador ou PnJ dá as costas para o inimigo.</text:p>
      <text:p text:style-name="P1">QUANDO O JOGADOR É ALVO</text:p>
      <text:p text:style-name="P51">Leva o Ataque sem Teste.</text:p>
      <text:p text:style-name="P1">QUANDO O JOGADOR NÃO É ALVO</text:p>
      <text:p text:style-name="P51"><text:span text:style-name="T62">Mestre joga </text:span>1D10 ND7 <text:span text:style-name="T62">para tornar o jogador em alvo.</text:span></text:p>
      <text:h text:style-name="Heading_20_3" text:outline-level="3"><text:bookmark-start text:name="__RefHeading___Toc6063_3181471120"/>Tabela de Combate<text:bookmark-end text:name="__RefHeading___Toc6063_3181471120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86">INICIATIVA</text:p>
          </table:table-cell>
          <table:table-cell table:style-name="Tabela12.B1" office:value-type="string">
            <text:p text:style-name="P132"><text:s/><text:span text:style-name="T63">Teste de </text:span><text:span text:style-name="T6">Destreza </text:span><text:span text:style-name="T63">(</text:span><text:span text:style-name="T35">Organizado do maior para menor</text:span><text:span text:style-name="T63">)</text:span></text:p>
          </table:table-cell>
        </table:table-row>
        <table:table-row>
          <table:table-cell table:style-name="Tabela12.A2" office:value-type="string">
            <text:p text:style-name="P86">ATAQUE</text:p>
          </table:table-cell>
          <table:table-cell table:style-name="Tabela12.B2" office:value-type="string">
            <text:p text:style-name="P132"><text:s/><text:span text:style-name="T63">Ação + Teste de Combate<text:line-break/> Calculo do Dano<text:line-break/>Teste de Esquiva/Defesa</text:span></text:p>
          </table:table-cell>
        </table:table-row>
        <table:table-row>
          <table:table-cell table:style-name="Tabela12.A2" office:value-type="string">
            <text:p text:style-name="P86">RESOLUÇÃO</text:p>
          </table:table-cell>
          <table:table-cell table:style-name="Tabela12.B2" office:value-type="string">
            <text:p text:style-name="P132"><text:s/><text:span text:style-name="T63">Explicação do Turno</text:span></text:p>
          </table:table-cell>
        </table:table-row>
      </table:table>
      <text:p text:style-name="Standard"/>
      <text:h text:style-name="Heading_20_3" text:outline-level="3"><text:bookmark-start text:name="__RefHeading___Toc6065_3181471120"/>Defesa Com Objetos<text:bookmark-end text:name="__RefHeading___Toc6065_3181471120"/></text:h>
      <text:p text:style-name="P22">Destreza +2D10 ND 8</text:p>
      <text:p text:style-name="P160">Caso passe no teste com pelo menos 1 acerto, o jogador consegue usar sua Defesa.</text:p>
      <text:h text:style-name="Heading_20_3" text:outline-level="3"><text:bookmark-start text:name="__RefHeading___Toc6067_3181471120"/>Tipos de danos<text:bookmark-end text:name="__RefHeading___Toc6067_3181471120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5"><text:span text:style-name="T65">Normal ou Fixo:</text:span><text:span text:style-name="T47"> </text:span></text:p>
          </table:table-cell>
          <table:table-cell table:style-name="Tabela13.B1" office:value-type="string">
            <text:p text:style-name="P123"><text:s/>Dano + Acertos = Total</text:p>
          </table:table-cell>
        </table:table-row>
        <table:table-row>
          <table:table-cell table:style-name="Tabela13.A1" office:value-type="string">
            <text:p text:style-name="P38">Letal: </text:p>
          </table:table-cell>
          <table:table-cell table:style-name="Tabela13.B1" office:value-type="string">
            <text:p text:style-name="P120"><text:s/><text:span text:style-name="T65">Acertos * 2 + Dano = Total</text:span></text:p>
          </table:table-cell>
        </table:table-row>
        <table:table-row>
          <table:table-cell table:style-name="Tabela13.A1" office:value-type="string">
            <text:p text:style-name="P38">Multiplicado: </text:p>
          </table:table-cell>
          <table:table-cell table:style-name="Tabela13.B1" office:value-type="string">
            <text:p text:style-name="P120"><text:s/><text:span text:style-name="T65">Acertos * Dano = Total</text:span></text:p>
          </table:table-cell>
        </table:table-row>
        <table:table-row>
          <table:table-cell table:style-name="Tabela13.A1" office:value-type="string">
            <text:p text:style-name="P38">Dinâmico: </text:p>
          </table:table-cell>
          <table:table-cell table:style-name="Tabela13.B1" office:value-type="string">
            <text:p text:style-name="P120"><text:s/><text:span text:style-name="T65">Soma dos Dados de Acerto</text:span></text:p>
          </table:table-cell>
        </table:table-row>
      </table:table>
      <text:h text:style-name="Heading_20_3" text:outline-level="3"><text:bookmark-start text:name="__RefHeading___Toc6069_3181471120"/>Dano por Quedas<text:bookmark-end text:name="__RefHeading___Toc6069_3181471120"/></text:h>
      <text:p text:style-name="P165"><text:span text:style-name="T1">Teste:</text:span> +1D6 em 5 Metros e +1 * 1D6 a Cada 10 Metros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>
          <table:table-cell table:style-name="Tabela14.A1" office:value-type="string">
            <text:p text:style-name="P87">METROS</text:p>
          </table:table-cell>
          <table:table-cell table:style-name="Tabela14.A1" office:value-type="string">
            <text:p text:style-name="P88">DADOS</text:p>
          </table:table-cell>
          <table:table-cell table:style-name="Tabela14.C1" office:value-type="string">
            <text:p text:style-name="P88">MULTIPLICADOR</text:p>
          </table:table-cell>
        </table:table-row>
        <table:table-row>
          <table:table-cell table:style-name="Tabela14.A2" office:value-type="string">
            <text:p text:style-name="P17">5</text:p>
          </table:table-cell>
          <table:table-cell table:style-name="Tabela14.A2" office:value-type="string">
            <text:p text:style-name="P136">1D6</text:p>
          </table:table-cell>
          <table:table-cell table:style-name="Tabela14.C2" office:value-type="string">
            <text:p text:style-name="P137">*1</text:p>
          </table:table-cell>
        </table:table-row>
        <table:table-row>
          <table:table-cell table:style-name="Tabela14.A2" office:value-type="string">
            <text:p text:style-name="P17">15</text:p>
          </table:table-cell>
          <table:table-cell table:style-name="Tabela14.A2" office:value-type="string">
            <text:p text:style-name="P136">1D6</text:p>
          </table:table-cell>
          <table:table-cell table:style-name="Tabela14.C2" office:value-type="string">
            <text:p text:style-name="P137">*2</text:p>
          </table:table-cell>
        </table:table-row>
        <table:table-row>
          <table:table-cell table:style-name="Tabela14.A2" office:value-type="string">
            <text:p text:style-name="P17">25</text:p>
          </table:table-cell>
          <table:table-cell table:style-name="Tabela14.A2" office:value-type="string">
            <text:p text:style-name="P136">1D6</text:p>
          </table:table-cell>
          <table:table-cell table:style-name="Tabela14.C2" office:value-type="string">
            <text:p text:style-name="P137">*3</text:p>
          </table:table-cell>
        </table:table-row>
        <table:table-row>
          <table:table-cell table:style-name="Tabela14.A2" office:value-type="string">
            <text:p text:style-name="P17">35</text:p>
          </table:table-cell>
          <table:table-cell table:style-name="Tabela14.A2" office:value-type="string">
            <text:p text:style-name="P136">1D6</text:p>
          </table:table-cell>
          <table:table-cell table:style-name="Tabela14.C2" office:value-type="string">
            <text:p text:style-name="P137">*4</text:p>
          </table:table-cell>
        </table:table-row>
      </table:table>
      <text:p text:style-name="P23">DESCOBRINDO O MULTIPLICADOR</text:p>
      <text:p text:style-name="P161"><text:span text:style-name="T66">4</text:span><text:span text:style-name="T68">5</text:span> → <text:span text:style-name="T66">4 </text:span>+ 1 = <text:span text:style-name="T66">5</text:span> → <text:span text:style-name="T66">5 </text:span>* 1D6 = Dano da Queda</text:p>
      <text:p text:style-name="P162"><text:span text:style-name="T67">25</text:span><text:span text:style-name="T69">0</text:span> → <text:span text:style-name="T67">25</text:span><text:span text:style-name="T66"> </text:span>+ 1 = <text:span text:style-name="T67">26</text:span> → <text:span text:style-name="T67">26</text:span><text:span text:style-name="T66"> </text:span>* 1D6 = Dano da Queda</text:p>
      <text:h text:style-name="P203" text:outline-level="3"><text:bookmark-start text:name="__RefHeading___Toc6071_3181471120"/>XP por Categoria de Morte<text:bookmark-end text:name="__RefHeading___Toc6071_3181471120"/>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2"><text:span text:style-name="T76">Seres Normais (</text:span><text:span text:style-name="T37">Animais</text:span><text:span text:style-name="T76">):</text:span><text:span text:style-name="T47"> </text:span></text:p>
          </table:table-cell>
          <table:table-cell table:style-name="Tabela17.A1" office:value-type="string">
            <text:p text:style-name="P122"><text:s/><text:span text:style-name="T76">+1Xp</text:span></text:p>
          </table:table-cell>
        </table:table-row>
        <table:table-row>
          <table:table-cell table:style-name="Tabela17.A1" office:value-type="string">
            <text:p text:style-name="P19">Guerreiros: </text:p>
          </table:table-cell>
          <table:table-cell table:style-name="Tabela17.A1" office:value-type="string">
            <text:p text:style-name="P122"><text:s/><text:span text:style-name="T76">+3Xp</text:span></text:p>
          </table:table-cell>
        </table:table-row>
        <table:table-row>
          <table:table-cell table:style-name="Tabela17.A1" office:value-type="string">
            <text:p text:style-name="P19">Monstros: </text:p>
          </table:table-cell>
          <table:table-cell table:style-name="Tabela17.A1" office:value-type="string">
            <text:p text:style-name="P122"><text:s/><text:span text:style-name="T76">+6Xp</text:span></text:p>
          </table:table-cell>
        </table:table-row>
        <table:table-row>
          <table:table-cell table:style-name="Tabela17.A1" office:value-type="string">
            <text:p text:style-name="P19">Divindades: </text:p>
          </table:table-cell>
          <table:table-cell table:style-name="Tabela17.A1" office:value-type="string">
            <text:p text:style-name="P122"><text:s/><text:span text:style-name="T76">+20Xp</text:span></text:p>
          </table:table-cell>
        </table:table-row>
      </table:table>
      <text:p text:style-name="Standard"/>
      <text:h text:style-name="P204" text:outline-level="3"><text:bookmark-start text:name="__RefHeading___Toc6073_3181471120"/><text:span text:style-name="T105">A</text:span><text:span text:style-name="T110">taque Sequente</text:span><text:bookmark-end text:name="__RefHeading___Toc6073_3181471120"/></text:h>
      <text:p text:style-name="P49"><text:span text:style-name="T1">Condição: </text:span>Nível Máximo no Atributo + Perícia usados no Teste.</text:p>
      <text:p text:style-name="P167"><text:span text:style-name="T1">Quantidade de Ataques: </text:span>Perseverança Restante + Constituição. <text:span text:style-name="T80">Limitado a Duas Rodadas por Uso.</text:span></text:p>
      <text:p text:style-name="P154"><text:span text:style-name="T1">ALERTA.:</text:span> Ao usar Ataque Sequente, o personagem só poderá usar o mesmo tipo de ataque em todas as ações da sequencia. <text:span text:style-name="T81">E só vale para ataques corpo a corpo ou com armas simples. Se o ataque for muito complexo, ou seja, não da pra executar de forma rápida, essa regra será anulada.</text:span></text:p>
      <text:p text:style-name="P25">ALVO</text:p>
      <text:p text:style-name="P50"><text:span text:style-name="T1">Defesa: </text:span><text:span text:style-name="T82">ND &gt; 6 = 6, ND &lt; 6 = ND -2. </text:span><text:span text:style-name="T83">Caso o Alvo tenha bonificação nos atributos, ND = 5, ND &lt; 5 = ND -1</text:span></text:p>
      <text:p text:style-name="P79"><text:span text:style-name="T1">Esquiva:</text:span> <text:span text:style-name="T82">ND &gt; 5 = 5, ND &lt; 5 = ND -2. </text:span><text:span text:style-name="T83">Caso o Alvo tenha bonificação nos atributos, ND = 4, ND &lt; 4 = ND -1</text:span></text:p>
      <text:p text:style-name="P155">A bonificação nos Atributos e Perícias ira desequilibrar Alvo e Atacante, dando mais vantagens ao alvo.</text:p>
      <text:p text:style-name="P155"/>
      <text:p text:style-name="P4">CANCELAR O ATAQUE SEQUENTE</text:p>
      <text:p text:style-name="P109">Se <text:span text:style-name="T1">Defesa/Esquiva</text:span> do alvo obter um PD igual a 10, então o ataque é cancelado, passando para o próximo ataque. E a cada cancelamento, o mestre roda 1D10 ND7, em sucesso, o alvo pode realizar uma ação rápida.</text:p>
      <text:h text:style-name="P205" text:outline-level="3"><text:bookmark-start text:name="__RefHeading___Toc6075_3181471120"/>Salva Guarda<text:bookmark-end text:name="__RefHeading___Toc6075_3181471120"/></text:h>
      <text:p text:style-name="P156">Não pode ser usado em combate, apenas eventos narrativos! <text:span text:style-name="T84">Ou em pré combates onde a iniciativa não foi declarada.</text:span></text:p>
      <text:p text:style-name="P26">Mestre exige um teste (<text:span text:style-name="T34">no evento</text:span>)</text:p>
      <text:p text:style-name="P168">Atributo+Perícia ND Estipulado pelo Mestre</text:p>
      <text:p text:style-name="P109">Caso passe no teste, o jogador se esquiva do evento e pode fazer uma ação rápida.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P206" text:outline-level="3"><text:bookmark-start text:name="__RefHeading___Toc6077_3181471120"/>Ponto Fraco<text:bookmark-end text:name="__RefHeading___Toc6077_3181471120"/></text:h>
      <text:p text:style-name="P50"><text:span text:style-name="T1">Frágeis</text:span> – <text:span text:style-name="T85">Dano Causado * Valor Fixo;</text:span></text:p>
      <text:p text:style-name="P50"><text:span text:style-name="T1">Rígidos</text:span> – <text:span text:style-name="T85">Dano Causado + Dano Fixo;</text:span></text:p>
      <text:p text:style-name="P4">DESCOBRINDO PONTO FRACO</text:p>
      <text:p text:style-name="P72">Deverá Passar 1D6/1D10 turnos Analisando o Alvo</text:p>
      <text:p text:style-name="P152">O Jogador pode alternar entre ação de ataque e ação de análise caso esteja em campo aberto.</text:p>
      <text:p text:style-name="P73"><text:span text:style-name="T1">Após o Final da Analise: </text:span>Percepção <text:span text:style-name="T86">+ Exploração de Pontos Fracos,</text:span> ND Mestre.</text:p>
      <text:p text:style-name="P74"><text:span text:style-name="T1">Acerto</text:span> – Descobre um ponto Fraco</text:p>
      <text:p text:style-name="P74"><text:span text:style-name="T1">Acerto Critico </text:span>– Descobre Todos</text:p>
      <text:p text:style-name="P74"><text:span text:style-name="T1">Erro Critico</text:span> – Mestre Joga um teste, caso passe o Alvo detecta o analista.</text:p>
      <text:p text:style-name="P111">Caso o analista esteja em campo aberto (<text:span text:style-name="T1">2D10 ND7</text:span>). Agora, caso esteja escondido (<text:span text:style-name="T1">1D10 ND8</text:span>).</text:p>
      <text:p text:style-name="P115">N.T.: <text:span text:style-name="T18">Informações do ponto fraco na ficha do obstáculo.</text:span></text:p>
      <text:h text:style-name="Heading_20_3" text:outline-level="3"><text:bookmark-start text:name="__RefHeading___Toc6079_3181471120"/>Ações Seguidas<text:bookmark-end text:name="__RefHeading___Toc6079_3181471120"/></text:h>
      <text:p text:style-name="P27">DEFINIR TEMPO E COMPLEXIDADE</text:p>
      <text:p text:style-name="Table_20_Heading"><text:span text:style-name="T1">Turnos ou Cenas</text:span> Definidas pelo mestre, e <text:span text:style-name="T1">quantidade de acertos</text:span> necessários. E se será <text:span text:style-name="T1">Ações Contínuas</text:span> ou <text:span text:style-name="T1">Ações Alternadas</text:span>. <text:span text:style-name="T88">E também se pode haver </text:span><text:span text:style-name="T8">assistência</text:span><text:span text:style-name="T88"> de 1 ou mais personagens.</text:span></text:p>
      <text:p text:style-name="P28">TESTE</text:p>
      <text:p text:style-name="Table_20_Heading">O mestre define o teste necessário <text:span text:style-name="T87">(Atributo + Pericia)</text:span>.</text:p>
      <text:h text:style-name="Heading_20_3" text:outline-level="3"><text:bookmark-start text:name="__RefHeading___Toc6081_3181471120"/>Múltipla ação<text:bookmark-end text:name="__RefHeading___Toc6081_3181471120"/></text:h>
      <text:p text:style-name="P56"><text:span text:style-name="T89">Para cada nova ação extra no turno, o jogador gasta </text:span><text:span text:style-name="T10">1/</text:span><text:span text:style-name="T9">2</text:span><text:span text:style-name="T10"> ponto</text:span><text:span text:style-name="T89"> de </text:span><text:span text:style-name="T10">Perseverança</text:span><text:span text:style-name="T23"> </text:span><text:span text:style-name="T22">de acordo com a complexidade da ação.</text:span></text:p>
      <text:p text:style-name="P169"><text:span text:style-name="T22">M</text:span><text:span text:style-name="T18">estre Define um Limite de ações no turno com </text:span><text:span text:style-name="T1">1D6</text:span><text:span text:style-name="T18">.</text:span></text:p>
      <text:p text:style-name="P170"><text:span text:style-name="T18">A cada 2 ações após a primeira ação, o </text:span><text:span text:style-name="T1">ND</text:span><text:span text:style-name="T18"> </text:span><text:span text:style-name="T1">bonifica</text:span><text:span text:style-name="T18"> em </text:span><text:span text:style-name="T1">+1</text:span><text:span text:style-name="T18">.</text:span></text:p>
      <text:h text:style-name="P207" text:outline-level="3"><text:bookmark-start text:name="__RefHeading___Toc6083_3181471120"/><text:span text:style-name="T91">A</text:span>ção <text:span text:style-name="T91">Conjunta</text:span><text:bookmark-end text:name="__RefHeading___Toc6083_3181471120"/></text:h>
      <text:p text:style-name="P171"><text:tab/>Soma a <text:span text:style-name="T1">PD </text:span>dos testes de Todos os jogadores que fizeram a ação. Define a dificuldade em <text:span text:style-name="T1">ND10 2NV</text:span>. Caso seja bem-sucedido, eles passam no teste.</text:p>
      <text:p text:style-name="P153">Usar a regra de Treino de Ação para treinar uma ação conjunta reduz o ND e NV.</text:p>
      <text:h text:style-name="Heading_20_3" text:outline-level="3"><text:bookmark-start text:name="__RefHeading___Toc6085_3181471120"/><text:soft-page-break/>Reação<text:bookmark-end text:name="__RefHeading___Toc6085_3181471120"/></text:h>
      <text:p text:style-name="P172">Gasta <text:span text:style-name="T1">1 ponto de Ação</text:span> por ação realizada com duração de <text:span text:style-name="T1">1 </text:span>a <text:span text:style-name="T1">2 segundos</text:span>.</text:p>
      <text:h text:style-name="Heading_20_3" text:outline-level="3"><text:bookmark-start text:name="__RefHeading___Toc6087_3181471120"/>Habilidades <text:span text:style-name="T92">N</text:span>aturais<text:bookmark-end text:name="__RefHeading___Toc6087_3181471120"/></text:h>
      <text:p text:style-name="Table_20_Heading">Todas essas Habilidades consomem apenas 1 ponto de CLOL, independente do Nível.</text:p>
      <text:p text:style-name="P3">FORTITUDE</text:p>
      <text:p text:style-name="P52">Nível da Habilidade = +1 Força</text:p>
      <text:p text:style-name="P1">CELERIDADE</text:p>
      <text:p text:style-name="P51">Nível 1 a 3 = +1 em Destreza</text:p>
      <text:p text:style-name="P51">Nível 4 a 5 = Ação Extra: NV4 = +1, NV5 = +2</text:p>
      <text:p text:style-name="P1">ROBUSTEZ</text:p>
      <text:p text:style-name="P58">Nível da Habilidade = +1 <text:span text:style-name="T90">Resistência</text:span></text:p>
      <text:h text:style-name="P208" text:outline-level="3"><text:bookmark-start text:name="__RefHeading___Toc6091_3181471120"/>Dano Continuo<text:bookmark-end text:name="__RefHeading___Toc6091_3181471120"/></text:h>
      <text:p text:style-name="P173">Dano causado continuamente devido a algum ferimento.</text:p>
      <text:p text:style-name="P6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34">1D6/Turno: </text:p>
          </table:table-cell>
          <table:table-cell table:style-name="Tabela16.A1" office:value-type="string">
            <text:p text:style-name="P117"><text:s/><text:span text:style-name="T75">Ferimento Pequeno</text:span></text:p>
            <text:p text:style-name="P117"><text:span text:style-name="T75">(</text:span><text:span text:style-name="T36">Corte de Faca</text:span><text:span text:style-name="T75">)</text:span> </text:p>
          </table:table-cell>
        </table:table-row>
        <table:table-row>
          <table:table-cell table:style-name="Tabela16.A1" office:value-type="string">
            <text:p text:style-name="P34">2D6/Turno: </text:p>
          </table:table-cell>
          <table:table-cell table:style-name="Tabela16.A1" office:value-type="string">
            <text:p text:style-name="P117"><text:s/><text:span text:style-name="T75">Ferimento Grande</text:span></text:p>
            <text:p text:style-name="P117"><text:span text:style-name="T75">(</text:span><text:span text:style-name="T36">Corte de Espada</text:span><text:span text:style-name="T75">)</text:span> </text:p>
          </table:table-cell>
        </table:table-row>
        <table:table-row>
          <table:table-cell table:style-name="Tabela16.A1" office:value-type="string">
            <text:p text:style-name="P34">1D10/Turno: </text:p>
          </table:table-cell>
          <table:table-cell table:style-name="Tabela16.A1" office:value-type="string">
            <text:p text:style-name="P117"><text:s/><text:span text:style-name="T75">Ferimento Profundo</text:span></text:p>
            <text:p text:style-name="P117"><text:span text:style-name="T75">(</text:span><text:span text:style-name="T36">Disparo de Armas</text:span><text:span text:style-name="T75">)</text:span> </text:p>
          </table:table-cell>
        </table:table-row>
        <table:table-row>
          <table:table-cell table:style-name="Tabela16.A1" office:value-type="string">
            <text:p text:style-name="P34">2D10/Turno: </text:p>
          </table:table-cell>
          <table:table-cell table:style-name="Tabela16.A1" office:value-type="string">
            <text:p text:style-name="P125">Decapitação</text:p>
          </table:table-cell>
        </table:table-row>
      </table:table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209" text:outline-level="3"><text:bookmark-start text:name="__RefHeading___Toc6089_3181471120"/>Dano Padrão<text:bookmark-end text:name="__RefHeading___Toc6089_3181471120"/></text:h>
      <table:table table:name="Tabela15" table:style-name="Tabela15">
        <table:table-column table:style-name="Tabela15.A" table:number-columns-repeated="3"/>
        <table:table-row>
          <table:table-cell table:style-name="Tabela15.A1" table:number-columns-spanned="3" office:value-type="string">
            <text:p text:style-name="P93">QUEIMADURA</text:p>
          </table:table-cell>
          <table:covered-table-cell/>
          <table:covered-table-cell/>
        </table:table-row>
        <table:table-row>
          <table:table-cell table:style-name="Tabela15.A2" office:value-type="string">
            <text:p text:style-name="P138">Leve</text:p>
          </table:table-cell>
          <table:table-cell table:style-name="Tabela15.A2" office:value-type="string">
            <text:p text:style-name="P138">Médio</text:p>
          </table:table-cell>
          <table:table-cell table:style-name="Tabela15.C2" office:value-type="string">
            <text:p text:style-name="P138">Forte (90% corpo)</text:p>
          </table:table-cell>
        </table:table-row>
        <table:table-row>
          <table:table-cell table:style-name="Tabela15.A2" office:value-type="string">
            <text:p text:style-name="P138">Efeito de 1D6</text:p>
          </table:table-cell>
          <table:table-cell table:style-name="Tabela15.A2" office:value-type="string">
            <text:p text:style-name="P138">Efeito de 1D10</text:p>
          </table:table-cell>
          <table:table-cell table:style-name="Tabela15.C2" office:value-type="string">
            <text:p text:style-name="P138">Efeito de 3D10</text:p>
          </table:table-cell>
        </table:table-row>
        <table:table-row>
          <table:table-cell table:style-name="Tabela15.A4" table:number-columns-spanned="3" office:value-type="string">
            <text:p text:style-name="P92">CHOQUE ELÉTRICO</text:p>
          </table:table-cell>
          <table:covered-table-cell/>
          <table:covered-table-cell/>
        </table:table-row>
        <table:table-row>
          <table:table-cell table:style-name="Tabela15.A2" office:value-type="string">
            <text:p text:style-name="P140">Leve (20 mA)</text:p>
          </table:table-cell>
          <table:table-cell table:style-name="Tabela15.A2" office:value-type="string">
            <text:p text:style-name="P140">Médio (70 mA)</text:p>
          </table:table-cell>
          <table:table-cell table:style-name="Tabela15.C2" office:value-type="string">
            <text:p text:style-name="P140">Forte (100 mA)</text:p>
          </table:table-cell>
        </table:table-row>
        <table:table-row>
          <table:table-cell table:style-name="Tabela15.A2" office:value-type="string">
            <text:p text:style-name="P139">Efeito</text:p>
            <text:p text:style-name="P139">1D<text:span text:style-name="T70">10/turno</text:span></text:p>
          </table:table-cell>
          <table:table-cell table:style-name="Tabela15.A2" office:value-type="string">
            <text:p text:style-name="P139">Efeito</text:p>
            <text:p text:style-name="P139"><text:span text:style-name="T70">2</text:span>D<text:span text:style-name="T70">10/turno</text:span></text:p>
          </table:table-cell>
          <table:table-cell table:style-name="Tabela15.C2" office:value-type="string">
            <text:p text:style-name="P139">Efeito</text:p>
            <text:p text:style-name="P139"><text:span text:style-name="T70">4</text:span>D<text:span text:style-name="T70">10/turno</text:span></text:p>
          </table:table-cell>
        </table:table-row>
        <table:table-row>
          <table:table-cell table:style-name="Tabela15.C2" table:number-columns-spanned="3" office:value-type="string">
            <text:p text:style-name="P142">Teste de <text:span text:style-name="T1">CON ND7</text:span><text:span text:style-name="T18">, caso falhe ficará </text:span><text:span text:style-name="T1">1D6 Pasmo</text:span>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90">FICAR SEM RESPIRAR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41">+4 Dano/Turno sem Respirar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90">EXPOSIÇÃO AO VACO DO ESPAÇO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41">+8 de Dano/Turno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89">CONTATO COM GÁS, VENENO OU ÁCIDO</text:p>
          </table:table-cell>
          <table:covered-table-cell/>
          <table:covered-table-cell/>
        </table:table-row>
        <table:table-row>
          <table:table-cell table:style-name="Tabela15.A13" office:value-type="string">
            <text:p text:style-name="P18"><text:span text:style-name="T73">Gás Especial</text:span> </text:p>
            <text:p text:style-name="P91">(Sono)</text:p>
          </table:table-cell>
          <table:table-cell table:style-name="Tabela15.C2" table:number-columns-spanned="2" office:value-type="string">
            <text:p text:style-name="P55">-<text:span text:style-name="T71">2D10 em CON, DES e FOR</text:span></text:p>
          </table:table-cell>
          <table:covered-table-cell/>
        </table:table-row>
        <table:table-row>
          <table:table-cell table:style-name="Tabela15.A13" office:value-type="string">
            <text:p text:style-name="P91">Veneno</text:p>
          </table:table-cell>
          <table:table-cell table:style-name="Tabela15.C2" table:number-columns-spanned="2" office:value-type="string">
            <text:p text:style-name="P143">Penalidade na descrição do veneno</text:p>
          </table:table-cell>
          <table:covered-table-cell/>
        </table:table-row>
        <table:table-row>
          <table:table-cell table:style-name="Tabela15.A13" office:value-type="string">
            <text:p text:style-name="P82">Á<text:span text:style-name="T71">cido</text:span></text:p>
          </table:table-cell>
          <table:table-cell table:style-name="Tabela15.C2" table:number-columns-spanned="2" office:value-type="string">
            <text:p text:style-name="P144">Penalidade na descrição do á<text:span text:style-name="T72">cido</text:span></text:p>
          </table:table-cell>
          <table:covered-table-cell/>
        </table:table-row>
        <table:table-row>
          <table:table-cell table:style-name="Tabela15.A4" table:number-columns-spanned="3" office:value-type="string">
            <text:p text:style-name="P96">DANO INFINITO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82">Vitalidade Levada a Zero</text:p>
            <text:p text:style-name="Table_20_Heading"><text:s/><text:span text:style-name="T30">O Dano infinito ocorre apenas entre o </text:span><text:span text:style-name="T32">Alvo</text:span><text:span text:style-name="T30"> e o </text:span><text:span text:style-name="T32">Atacante</text:span><text:span text:style-name="T30">, o restante do dano causado pela explosão deve ser distribuído de acordo com o dano de </text:span><text:span text:style-name="T32">explosão nuclear</text:span><text:span text:style-name="T30">, podendo ser bonificada ou penalizada.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0" text:outline-level="3" text:is-list-header="true"><text:bookmark-start text:name="__RefHeading___Toc6093_3181471120"/><text:soft-page-break/>Bonificação de Dano por Tamanho<text:bookmark-end text:name="__RefHeading___Toc6093_3181471120"/></text:h>
      <text:p text:style-name="P47"><text:span text:style-name="T1">Alerta.:</text:span> Essa bonificação só pode ser usada para ataques físicos.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94">CATEGORIA</text:p>
          </table:table-cell>
          <table:table-cell table:style-name="Tabela18.A1" office:value-type="string">
            <text:p text:style-name="P94">TAMANHO</text:p>
            <text:p text:style-name="P94">(LARGURA OU ALTURA)</text:p>
          </table:table-cell>
          <table:table-cell table:style-name="Tabela18.C1" office:value-type="string">
            <text:p text:style-name="P94">BONIFICAÇÃO</text:p>
            <text:p text:style-name="P94">DANO</text:p>
          </table:table-cell>
        </table:table-row>
        <table:table-row>
          <table:table-cell table:style-name="Tabela18.A2" office:value-type="string">
            <text:p text:style-name="P20">Inferior</text:p>
          </table:table-cell>
          <table:table-cell table:style-name="Tabela18.A2" office:value-type="string">
            <text:p text:style-name="P55">~0.<text:span text:style-name="T77">1 a 20cm</text:span></text:p>
          </table:table-cell>
          <table:table-cell table:style-name="Tabela18.C2" office:value-type="string">
            <text:p text:style-name="P145">Nenhum</text:p>
          </table:table-cell>
        </table:table-row>
        <table:table-row>
          <table:table-cell table:style-name="Tabela18.A2" office:value-type="string">
            <text:p text:style-name="P20">Pequeno</text:p>
          </table:table-cell>
          <table:table-cell table:style-name="Tabela18.A2" office:value-type="string">
            <text:p text:style-name="P55">~5<text:span text:style-name="T77">0cm</text:span></text:p>
          </table:table-cell>
          <table:table-cell table:style-name="Tabela18.C2" office:value-type="string">
            <text:p text:style-name="P145">Nenhum</text:p>
          </table:table-cell>
        </table:table-row>
        <table:table-row>
          <table:table-cell table:style-name="Tabela18.A2" office:value-type="string">
            <text:p text:style-name="P20">Médio</text:p>
          </table:table-cell>
          <table:table-cell table:style-name="Tabela18.A2" office:value-type="string">
            <text:p text:style-name="P55">~2<text:span text:style-name="T77">m</text:span></text:p>
          </table:table-cell>
          <table:table-cell table:style-name="Tabela18.C2" office:value-type="string">
            <text:p text:style-name="P145">Nenhum</text:p>
          </table:table-cell>
        </table:table-row>
        <table:table-row>
          <table:table-cell table:style-name="Tabela18.A2" office:value-type="string">
            <text:p text:style-name="P20">Grande</text:p>
          </table:table-cell>
          <table:table-cell table:style-name="Tabela18.A2" office:value-type="string">
            <text:p text:style-name="P55">~1<text:span text:style-name="T77">0m</text:span></text:p>
          </table:table-cell>
          <table:table-cell table:style-name="Tabela18.C2" office:value-type="string">
            <text:p text:style-name="P145">2D20</text:p>
          </table:table-cell>
        </table:table-row>
        <table:table-row>
          <table:table-cell table:style-name="Tabela18.A2" office:value-type="string">
            <text:p text:style-name="P20">Enorme</text:p>
          </table:table-cell>
          <table:table-cell table:style-name="Tabela18.A2" office:value-type="string">
            <text:p text:style-name="P55">~5<text:span text:style-name="T77">0m</text:span></text:p>
          </table:table-cell>
          <table:table-cell table:style-name="Tabela18.C2" office:value-type="string">
            <text:p text:style-name="P145">5D20</text:p>
          </table:table-cell>
        </table:table-row>
        <table:table-row>
          <table:table-cell table:style-name="Tabela18.A2" office:value-type="string">
            <text:p text:style-name="P20">Colossal</text:p>
          </table:table-cell>
          <table:table-cell table:style-name="Tabela18.A2" office:value-type="string">
            <text:p text:style-name="P55">~4<text:span text:style-name="T77">00m</text:span></text:p>
          </table:table-cell>
          <table:table-cell table:style-name="Tabela18.C2" office:value-type="string">
            <text:p text:style-name="P145">5D100</text:p>
          </table:table-cell>
        </table:table-row>
        <table:table-row>
          <table:table-cell table:style-name="Tabela18.A2" office:value-type="string">
            <text:p text:style-name="P20">Planetário</text:p>
          </table:table-cell>
          <table:table-cell table:style-name="Tabela18.A2" office:value-type="string">
            <text:p text:style-name="P145">Tamanho de um Planeta</text:p>
          </table:table-cell>
          <table:table-cell table:style-name="Tabela18.C2" office:value-type="string">
            <text:p text:style-name="P145">Definido/Mestre</text:p>
          </table:table-cell>
        </table:table-row>
      </table:table>
      <text:h text:style-name="P200" text:outline-level="2"><text:bookmark-start text:name="__RefHeading___Toc6095_3181471120"/>ARMAS<text:bookmark-end text:name="__RefHeading___Toc6095_3181471120"/></text:h>
      <text:h text:style-name="P211" text:outline-level="3"><text:bookmark-start text:name="__RefHeading___Toc6097_3181471120"/>Nível do Atributo Físico de Força<text:bookmark-end text:name="__RefHeading___Toc6097_3181471120"/></text:h>
      <text:p text:style-name="P54">Personagens que erguem armas muito pesadas, sejam elas de <text:span text:style-name="T1">Nível Atributo Físico/Força 3</text:span>, <text:span text:style-name="T1">4</text:span> ou <text:span text:style-name="T1">5</text:span> terão seus movimentos prejudicados, mesmo se possuírem o mesmo nível da arma. Então um Personagem de Nível 4 em força consegue erguer uma arma com Nível do Atributo Físico de Força 4, porém, pela arma ser naturalmente pesada, ele sofre com essa penalidade.</text:p>
      <text:p text:style-name="P54"/>
      <text:p text:style-name="P53"><text:span text:style-name="T1">Nível 0</text:span><text:span text:style-name="T4">3</text:span><text:span text:style-name="T1">: </text:span>-<text:span text:style-name="T51">1D10 em testes de Esquiva;</text:span></text:p>
      <text:p text:style-name="P53"><text:span text:style-name="T1">Nível 0</text:span><text:span text:style-name="T4">4</text:span><text:span text:style-name="T1">:</text:span> -<text:span text:style-name="T51">2D10 em testes de Esquiva;</text:span></text:p>
      <text:p text:style-name="P53"><text:span text:style-name="T1">Nível 0</text:span><text:span text:style-name="T4">5</text:span><text:span text:style-name="T1">:</text:span> -<text:span text:style-name="T51">3D10 em testes de Esquiva;</text:span></text:p>
      <text:p text:style-name="P150">Se o personagem possuir Nível ou Bonificação que deixe sua Força em +2 acima do Nível da Arma, essa regra pode ser desconsiderada.</text:p>
      <text:h text:style-name="P212" text:outline-level="3"><text:bookmark-start text:name="__RefHeading___Toc6099_3181471120"/>Arremessando Coisas<text:bookmark-end text:name="__RefHeading___Toc6099_3181471120"/></text:h>
      <text:p text:style-name="P50"><text:span text:style-name="T1">Teste:</text:span> <text:span text:style-name="T52">Destreza + Arremesso ND 7/8.</text:span></text:p>
      <text:p text:style-name="P50"><text:span text:style-name="T1">Dano:</text:span> <text:span text:style-name="T52">Força + Dano da Arma.</text:span></text:p>
      <text:p text:style-name="P50"><text:span text:style-name="T1">Distância Máxima: </text:span><text:span text:style-name="T52">Força * 10m.</text:span></text:p>
      <text:p text:style-name="P157"/>
      <text:p text:style-name="P157">Caso o objeto não possua Atributo de Dano, o mestre pode estipular um Valor.</text:p>
      <text:h text:style-name="Heading_20_3" text:outline-level="3"><text:bookmark-start text:name="__RefHeading___Toc6101_3181471120"/>Abaixando a Dificuldade de Disparo<text:bookmark-end text:name="__RefHeading___Toc6101_3181471120"/></text:h>
      <text:p text:style-name="P159"><text:span text:style-name="T1">A Cada 1 Turno Mirando: </text:span>-1ND</text:p>
      <text:p text:style-name="P158">A Bonificação máxima é de no máximo três turnos </text:p>
      <text:p text:style-name="P158">(<text:span text:style-name="T40">-3ND</text:span>). E Caso leve dano, sua concentração será anulada.</text:p>
      <text:h text:style-name="Heading_20_3" text:outline-level="3"><text:bookmark-start text:name="__RefHeading___Toc6103_3181471120"/>Atributo de Distancia da Arma<text:bookmark-end text:name="__RefHeading___Toc6103_3181471120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"><text:span text:style-name="T55">Distância</text:span><text:span text:style-name="T53"> &gt; Limite</text:span><text:span text:style-name="T49">:</text:span><text:span text:style-name="T47"> </text:span></text:p>
          </table:table-cell>
          <table:table-cell table:style-name="Tabela10.B1" office:value-type="string">
            <text:p text:style-name="P116"><text:s/>-<text:span text:style-name="T53">2D10 PD</text:span></text:p>
          </table:table-cell>
        </table:table-row>
        <table:table-row>
          <table:table-cell table:style-name="Tabela10.A1" office:value-type="string">
            <text:p text:style-name="P11"><text:span text:style-name="T55">Distancia </text:span><text:span text:style-name="T57">=</text:span><text:span text:style-name="T53"> </text:span><text:span text:style-name="T57">2x </text:span><text:span text:style-name="T53">Limite</text:span><text:span text:style-name="T49">:</text:span><text:span text:style-name="T47"> </text:span></text:p>
          </table:table-cell>
          <table:table-cell table:style-name="Tabela10.B1" office:value-type="string">
            <text:p text:style-name="P116"><text:s/>-<text:span text:style-name="T54">5</text:span><text:span text:style-name="T53">D10 PD</text:span></text:p>
          </table:table-cell>
        </table:table-row>
        <table:table-row>
          <table:table-cell table:style-name="Tabela10.A1" office:value-type="string">
            <text:p text:style-name="P11"><text:span text:style-name="T56">Distancia</text:span><text:span text:style-name="T55"> &gt; </text:span><text:span text:style-name="T56">2x </text:span><text:span text:style-name="T55">Limite</text:span><text:span text:style-name="T49">:</text:span><text:span text:style-name="T47"> </text:span></text:p>
          </table:table-cell>
          <table:table-cell table:style-name="Tabela10.B1" office:value-type="string">
            <text:p text:style-name="P116"><text:s/><text:span text:style-name="T58">ND &gt; 9 e NV &gt; 1</text:span></text:p>
          </table:table-cell>
        </table:table-row>
      </table:table>
      <text:h text:style-name="P201" text:outline-level="2"><text:bookmark-start text:name="__RefHeading___Toc6105_3181471120"/>Escudos<text:bookmark-end text:name="__RefHeading___Toc6105_3181471120"/></text:h>
      <text:p text:style-name="P57">Dano – Vigor = Dano Recebido</text:p>
      <text:p text:style-name="P51">Dano – Resistência = Resistência Perdida</text:p>
      <text:p text:style-name="P175">Resistência = 0 (<text:span text:style-name="T34">Escudo Quebrado</text:span>)</text:p>
      <text:p text:style-name="P176">Consumo de Energia = 0 (<text:span text:style-name="T34">Escudo Desliga</text:span>)</text:p>
      <text:p text:style-name="Table_20_Heading"><text:span text:style-name="T30">Escudos de Energia quando tem sua Resistência </text:span><text:span text:style-name="T33">z</text:span><text:span text:style-name="T30">erada, o mesmo </text:span><text:span text:style-name="T32">desliga </text:span><text:span text:style-name="T30">por </text:span><text:span text:style-name="T32">1/2D10 turnos</text:span><text:span text:style-name="T30">.</text:span></text:p>
      <text:h text:style-name="P202" text:outline-level="2"><text:bookmark-start text:name="__RefHeading___Toc6107_3181471120"/>Armaduras<text:bookmark-end text:name="__RefHeading___Toc6107_3181471120"/></text:h>
      <text:h text:style-name="Heading_20_3" text:outline-level="3"><text:bookmark-start text:name="__RefHeading___Toc6109_3181471120"/>Ponto Crítico da Armadura (P<text:span text:style-name="T59">c</text:span>A)<text:bookmark-end text:name="__RefHeading___Toc6109_3181471120"/></text:h>
      <text:p text:style-name="P1">CALCULO NA CRIAÇÃO DA ARMADURA:</text:p>
      <text:p text:style-name="P51">(<text:span text:style-name="T59">(5*Durabilidade)/100</text:span>) <text:span text:style-name="T59">= PcA</text:span></text:p>
      <text:p text:style-name="P109">Armaduras menos modernas podem ter sua proteção comprometida quando atingem seu PcA. <text:span text:style-name="T60">Faça um </text:span>teste jogando <text:span text:style-name="T1">1D10</text:span>, onde se o seu resultado for <text:span text:style-name="T1">&lt;</text:span><text:span text:style-name="T5">= </text:span><text:span text:style-name="T1">4</text:span> , não será segurado nada, entre “<text:span text:style-name="T5">5</text:span>” e “<text:span text:style-name="T1">7</text:span>”, segura metade do VA, maior que “<text:span text:style-name="T1">7</text:span>”, segura todo o <text:span text:style-name="T60">VA</text:span>.</text:p>
      <text:h text:style-name="P213" text:outline-level="3"><text:bookmark-start text:name="__RefHeading___Toc6111_3181471120"/>Perca de Durabilidade<text:bookmark-end text:name="__RefHeading___Toc6111_3181471120"/></text:h>
      <text:p text:style-name="P1">APÓS RECEBER UM ATAQUE, FAÇA UM TESTE</text:p>
      <text:p text:style-name="P68">Força + 2D10 ND7</text:p>
      <table:table table:name="Tabela11" table:style-name="Tabela11">
        <table:table-column table:style-name="Tabela11.A" table:number-columns-repeated="2"/>
        <table:table-column table:style-name="Tabela11.C"/>
        <table:table-column table:style-name="Tabela11.A"/>
        <table:table-column table:style-name="Tabela11.E"/>
        <table:table-row>
          <table:table-cell table:style-name="Tabela11.A1" office:value-type="string">
            <text:p text:style-name="P85">TIPO</text:p>
          </table:table-cell>
          <table:table-cell table:style-name="Tabela11.B1" office:value-type="string">
            <text:p text:style-name="P135">Acerto Critico</text:p>
          </table:table-cell>
          <table:table-cell table:style-name="Tabela11.B1" office:value-type="string">
            <text:p text:style-name="P135">Acerto</text:p>
          </table:table-cell>
          <table:table-cell table:style-name="Tabela11.B1" office:value-type="string">
            <text:p text:style-name="P135">Erro</text:p>
          </table:table-cell>
          <table:table-cell table:style-name="Tabela11.E1" office:value-type="string">
            <text:p text:style-name="P135">Erro Critico</text:p>
          </table:table-cell>
        </table:table-row>
        <table:table-row>
          <table:table-cell table:style-name="Tabela11.A2" office:value-type="string">
            <text:p text:style-name="P85">DANO</text:p>
          </table:table-cell>
          <table:table-cell table:style-name="Tabela11.B2" office:value-type="string">
            <text:p text:style-name="P135">0</text:p>
          </table:table-cell>
          <table:table-cell table:style-name="Tabela11.B2" office:value-type="string">
            <text:p text:style-name="P135">+2</text:p>
          </table:table-cell>
          <table:table-cell table:style-name="Tabela11.B2" office:value-type="string">
            <text:p text:style-name="P135">+5</text:p>
          </table:table-cell>
          <table:table-cell table:style-name="Tabela11.E2" office:value-type="string">
            <text:p text:style-name="P135">+10</text:p>
          </table:table-cell>
        </table:table-row>
      </table:table>
      <text:h text:style-name="P197" text:outline-level="2"/>
      <text:h text:style-name="P198" text:outline-level="2"><text:bookmark-start text:name="__RefHeading___Toc6113_3181471120"/>Gerenciar Personagem<text:bookmark-end text:name="__RefHeading___Toc6113_3181471120"/></text:h>
      <text:h text:style-name="Heading_20_3" text:outline-level="3"><text:bookmark-start text:name="__RefHeading___Toc6115_3181471120"/>Viagem Astral<text:bookmark-end text:name="__RefHeading___Toc6115_3181471120"/></text:h>
      <text:p text:style-name="P24">CON ND8 a cada 1D6 Turnos</text:p>
      <text:p text:style-name="P110">Esse teste é usado para a concentração para adentrar ao pano astral.</text:p>
      <text:p text:style-name="P110"><text:span text:style-name="T111">Caso o Cordão de Prata seja rompido, seu corpo sumirá do plano astral após </text:span><text:span text:style-name="T112">2D10</text:span><text:span text:style-name="T111"> rodadas.</text:span></text:p>
      <text:h text:style-name="P214" text:outline-level="3"><text:bookmark-start text:name="__RefHeading___Toc6119_3181471120"/>Inventário<text:bookmark-end text:name="__RefHeading___Toc6119_3181471120"/></text:h>
      <text:p text:style-name="P166"><text:span text:style-name="T7">C</text:span><text:span text:style-name="T1">arga máxima</text:span> <text:span text:style-name="T78">= Nível do Atributo Força * Bônus Racial de Força </text:span></text:p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95">BÔNUS RACIAL DE FORÇA</text:p>
          </table:table-cell>
          <table:table-cell table:style-name="Tabela19.B1" office:value-type="string">
            <text:p text:style-name="P95">MULTIPLICADOR DE FORÇA</text:p>
          </table:table-cell>
        </table:table-row>
        <table:table-row>
          <table:table-cell table:style-name="Tabela19.A2" office:value-type="string">
            <text:p text:style-name="P55"><text:span text:style-name="T1">Nível 1</text:span> – 25 Kg de Carga;</text:p>
            <text:p text:style-name="P55"><text:span text:style-name="T1">Nível 2</text:span> – 50 Kg de Carga;</text:p>
            <text:p text:style-name="P55"><text:span text:style-name="T1">Nível 3</text:span> – 250 Kg de Carga;</text:p>
            <text:p text:style-name="P55"><text:span text:style-name="T1">Nível 4 </text:span>– 350 Kg de Carga;</text:p>
            <text:p text:style-name="P55"><text:span text:style-name="T1">Nível 5</text:span> – 500 Kg de Carga;</text:p>
            <text:p text:style-name="P55"><text:span text:style-name="T1">Nível 6</text:span> – 750 Kg de Carga;</text:p>
            <text:p text:style-name="P55"><text:span text:style-name="T1">Nível 7</text:span> – 1.000 Kg de Carga;</text:p>
            <text:p text:style-name="P55"><text:span text:style-name="T1">Nível 8</text:span> – 2.500 Kg de Carga;</text:p>
            <text:p text:style-name="P55"><text:span text:style-name="T1">Nível 9</text:span> – 5.000 Kg de Carga;</text:p>
            <text:p text:style-name="P55"><text:span text:style-name="T1">Nível 10</text:span> – 50.000 Kg de Carga;</text:p>
          </table:table-cell>
          <table:table-cell table:style-name="Tabela19.B2" office:value-type="string">
            <text:p text:style-name="P55"><text:span text:style-name="T1">Nível 1</text:span> – x1.2;</text:p>
            <text:p text:style-name="P55"><text:span text:style-name="T1">Nível 2</text:span> – x1.4;</text:p>
            <text:p text:style-name="P55"><text:span text:style-name="T1">Nível 3</text:span> – x1.6;</text:p>
            <text:p text:style-name="P55"><text:span text:style-name="T1">Nível 4</text:span> – x1.8;</text:p>
            <text:p text:style-name="P55"><text:span text:style-name="T1">Nível 5</text:span> – x2.0;</text:p>
            <text:p text:style-name="P55"><text:span text:style-name="T1">Nível 6</text:span> – x2.2;</text:p>
          </table:table-cell>
        </table:table-row>
      </table:table>
      <text:p text:style-name="P5">PENALIDADE DA CARGA MÁXIMA</text:p>
      <text:p text:style-name="P1">Menos da Metade da Carga Máxima</text:p>
      <text:p text:style-name="P51">Sem Penalidade </text:p>
      <text:p text:style-name="P2">Entre a Metade e a Carga Máxima</text:p>
      <text:p text:style-name="P78">Qualquer Teste Físico Bonifica em +1 a +2 ND</text:p>
      <text:p text:style-name="P2">Ultrapassou um pouco a carga máxima</text:p>
      <text:p text:style-name="P78">Qualquer Teste Físico Bonifica em +2 a +5 ND</text:p>
      <text:p text:style-name="P78">Personagem Perde 1 a 2 perseverança/cena</text:p>
      <text:p text:style-name="P2">Ultrapassou muito a Carga Máxima</text:p>
      <text:p text:style-name="P78">Qualquer Teste Físico Bonifica em +4 a +6 ND</text:p>
      <text:p text:style-name="P78">Personagem Perde 2 a 4 perseverança/cena</text:p>
      <text:p text:style-name="P78"/>
      <text:p text:style-name="P78"/>
      <text:p text:style-name="P78"/>
      <text:p text:style-name="P78"/>
      <text:p text:style-name="P78"/>
      <text:h text:style-name="P215" text:outline-level="3"><text:bookmark-start text:name="__RefHeading___Toc6121_3181471120"/>Regra De Ocupação Por Tamanho <text:span text:style-name="T79">Dos Itens</text:span><text:bookmark-end text:name="__RefHeading___Toc6121_3181471120"/></text:h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row table:style-name="Tabela20.1">
          <table:table-cell table:style-name="Tabela20.A1" office:value-type="string">
            <text:p text:style-name="P81">Slots</text:p>
          </table:table-cell>
          <table:table-cell table:style-name="Tabela20.A1" office:value-type="string">
            <text:p text:style-name="P106">Minusculo</text:p>
          </table:table-cell>
          <table:table-cell table:style-name="Tabela20.A1" office:value-type="string">
            <text:p text:style-name="P106">Pequeno</text:p>
          </table:table-cell>
          <table:table-cell table:style-name="Tabela20.A1" office:value-type="string">
            <text:p text:style-name="P106">Moderado</text:p>
          </table:table-cell>
          <table:table-cell table:style-name="Tabela20.A1" office:value-type="string">
            <text:p text:style-name="P106">Grande</text:p>
          </table:table-cell>
          <table:table-cell table:style-name="Tabela20.F1" office:value-type="string">
            <text:p text:style-name="P106">Muito</text:p>
            <text:p text:style-name="P106">Grande</text:p>
          </table:table-cell>
        </table:table-row>
        <table:table-row table:style-name="Tabela20.1">
          <table:table-cell table:style-name="Tabela20.A2" office:value-type="string">
            <text:p text:style-name="P104">Minusculo</text:p>
          </table:table-cell>
          <table:table-cell table:style-name="Tabela20.B2" office:value-type="string">
            <text:p text:style-name="P80">1</text:p>
          </table:table-cell>
          <table:table-cell table:style-name="Tabela20.B2" office:value-type="string">
            <text:p text:style-name="P80">0</text:p>
          </table:table-cell>
          <table:table-cell table:style-name="Tabela20.B2" office:value-type="string">
            <text:p text:style-name="P80">0</text:p>
          </table:table-cell>
          <table:table-cell table:style-name="Tabela20.B2" office:value-type="string">
            <text:p text:style-name="P80">0</text:p>
          </table:table-cell>
          <table:table-cell table:style-name="Tabela20.F2" office:value-type="string">
            <text:p text:style-name="P80">0</text:p>
          </table:table-cell>
        </table:table-row>
        <table:table-row table:style-name="Tabela20.1">
          <table:table-cell table:style-name="Tabela20.A2" office:value-type="string">
            <text:p text:style-name="P104">Pequeno</text:p>
          </table:table-cell>
          <table:table-cell table:style-name="Tabela20.B2" office:value-type="string">
            <text:p text:style-name="P80">5</text:p>
          </table:table-cell>
          <table:table-cell table:style-name="Tabela20.B2" office:value-type="string">
            <text:p text:style-name="P80">1</text:p>
          </table:table-cell>
          <table:table-cell table:style-name="Tabela20.B2" office:value-type="string">
            <text:p text:style-name="P80">0</text:p>
          </table:table-cell>
          <table:table-cell table:style-name="Tabela20.B2" office:value-type="string">
            <text:p text:style-name="P80">0</text:p>
          </table:table-cell>
          <table:table-cell table:style-name="Tabela20.F2" office:value-type="string">
            <text:p text:style-name="P80">0</text:p>
          </table:table-cell>
        </table:table-row>
        <table:table-row table:style-name="Tabela20.1">
          <table:table-cell table:style-name="Tabela20.A2" office:value-type="string">
            <text:p text:style-name="P104">Moderado</text:p>
          </table:table-cell>
          <table:table-cell table:style-name="Tabela20.B2" office:value-type="string">
            <text:p text:style-name="P80">15</text:p>
          </table:table-cell>
          <table:table-cell table:style-name="Tabela20.B2" office:value-type="string">
            <text:p text:style-name="P80">3</text:p>
          </table:table-cell>
          <table:table-cell table:style-name="Tabela20.B2" office:value-type="string">
            <text:p text:style-name="P80">1</text:p>
          </table:table-cell>
          <table:table-cell table:style-name="Tabela20.B2" office:value-type="string">
            <text:p text:style-name="P80">0</text:p>
          </table:table-cell>
          <table:table-cell table:style-name="Tabela20.F2" office:value-type="string">
            <text:p text:style-name="P80">0</text:p>
          </table:table-cell>
        </table:table-row>
        <table:table-row table:style-name="Tabela20.1">
          <table:table-cell table:style-name="Tabela20.A2" office:value-type="string">
            <text:p text:style-name="P104">Grande</text:p>
          </table:table-cell>
          <table:table-cell table:style-name="Tabela20.B2" office:value-type="string">
            <text:p text:style-name="P80">30</text:p>
          </table:table-cell>
          <table:table-cell table:style-name="Tabela20.B2" office:value-type="string">
            <text:p text:style-name="P80">9</text:p>
          </table:table-cell>
          <table:table-cell table:style-name="Tabela20.B2" office:value-type="string">
            <text:p text:style-name="P80">3</text:p>
          </table:table-cell>
          <table:table-cell table:style-name="Tabela20.B2" office:value-type="string">
            <text:p text:style-name="P80">1</text:p>
          </table:table-cell>
          <table:table-cell table:style-name="Tabela20.F2" office:value-type="string">
            <text:p text:style-name="P80">0</text:p>
          </table:table-cell>
        </table:table-row>
        <table:table-row table:style-name="Tabela20.1">
          <table:table-cell table:style-name="Tabela20.A2" office:value-type="string">
            <text:p text:style-name="P104">Muito Grande</text:p>
          </table:table-cell>
          <table:table-cell table:style-name="Tabela20.B2" office:value-type="string">
            <text:p text:style-name="P80">60</text:p>
          </table:table-cell>
          <table:table-cell table:style-name="Tabela20.B2" office:value-type="string">
            <text:p text:style-name="P80">12</text:p>
          </table:table-cell>
          <table:table-cell table:style-name="Tabela20.B2" office:value-type="string">
            <text:p text:style-name="P80">5<text:span text:style-name="T74"/></text:p>
          </table:table-cell>
          <table:table-cell table:style-name="Tabela20.B2" office:value-type="string">
            <text:p text:style-name="P80">2</text:p>
          </table:table-cell>
          <table:table-cell table:style-name="Tabela20.F2" office:value-type="string">
            <text:p text:style-name="P80">1</text:p>
          </table:table-cell>
        </table:table-row>
      </table:table>
      <text:h text:style-name="P216" text:outline-level="3"><text:bookmark-start text:name="__RefHeading___Toc6013_3181471120"/>Teste de Coragem<text:bookmark-end text:name="__RefHeading___Toc6013_3181471120"/></text:h>
      <text:p text:style-name="P21">Nível de Coragem com ND &gt;= 6</text:p>
      <text:h text:style-name="P216" text:outline-level="3"><text:bookmark-start text:name="__RefHeading___Toc6015_3181471120"/>ND Menor por Nível de Habilidade<text:bookmark-end text:name="__RefHeading___Toc6015_3181471120"/></text:h>
      <text:p text:style-name="P62"><text:span text:style-name="T1">-</text:span><text:span text:style-name="T2">1ND</text:span><text:span text:style-name="T27"> a Cada </text:span><text:span text:style-name="T2">+1 Nível </text:span><text:span text:style-name="T27">de uma Habilidade</text:span></text:p>
      <text:p text:style-name="P146"><text:span text:style-name="T1">Exe.: </text:span>O uso do Nível 1 de uma habilidade tem sua ND diminuída em -1 se caso você tenha o Nível 2 dessa mesma habilidade. <text:span text:style-name="T28">E em -2 caso tenha o Nível 3 e por ai vai.</text:span></text:p>
      <text:h text:style-name="P216" text:outline-level="3"><text:bookmark-start text:name="__RefHeading___Toc6017_3181471120"/>Pontos de Atributos<text:bookmark-end text:name="__RefHeading___Toc6017_3181471120"/></text:h>
      <text:p text:style-name="P66">Pontos na criação da ficha para comprar atributos de personage<text:span text:style-name="T29">m</text:span>. <text:span text:style-name="T29">Cada raça possui sua faixa etária</text:span></text:p>
      <text:p text:style-name="P6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Criança: </text:p>
          </table:table-cell>
          <table:table-cell table:style-name="Tabela3.B1" office:value-type="string">
            <text:p text:style-name="P107"><text:s/><text:span text:style-name="T1">3 </text:span>Pontos de Atributo</text:p>
          </table:table-cell>
        </table:table-row>
        <table:table-row>
          <table:table-cell table:style-name="Tabela3.A1" office:value-type="string">
            <text:p text:style-name="P16">Adolescente: </text:p>
          </table:table-cell>
          <table:table-cell table:style-name="Tabela3.B2" office:value-type="string">
            <text:p text:style-name="P107"><text:s/><text:span text:style-name="T1">5 </text:span>Pontos de Atributo</text:p>
          </table:table-cell>
        </table:table-row>
        <table:table-row>
          <table:table-cell table:style-name="Tabela3.A1" office:value-type="string">
            <text:p text:style-name="P16">Adulto: </text:p>
          </table:table-cell>
          <table:table-cell table:style-name="Tabela3.B3" office:value-type="string">
            <text:p text:style-name="P107"><text:s/><text:span text:style-name="T1">8</text:span> Pontos de Atributo</text:p>
          </table:table-cell>
        </table:table-row>
        <table:table-row>
          <table:table-cell table:style-name="Tabela3.A1" office:value-type="string">
            <text:p text:style-name="P16">Ancião: </text:p>
          </table:table-cell>
          <table:table-cell table:style-name="Tabela3.B4" office:value-type="string">
            <text:p text:style-name="P107"><text:s/><text:span text:style-name="T1">15 </text:span>Pontos de Atributo</text:p>
          </table:table-cell>
        </table:table-row>
      </table:table>
      <text:h text:style-name="P216" text:outline-level="3"><text:bookmark-start text:name="__RefHeading___Toc6019_3181471120"/>Bondade<text:bookmark-end text:name="__RefHeading___Toc6019_3181471120"/></text:h>
      <text:p text:style-name="P187">Teste Maldade: <text:span text:style-name="T30">SAB ND(</text:span><text:span text:style-name="T31">Bondade</text:span><text:span text:style-name="T30">)</text:span> = -1 Bondade</text:p>
      <text:p text:style-name="P187">Teste <text:span text:style-name="T41">Bondade</text:span>: <text:span text:style-name="T30">SAB ND(</text:span><text:span text:style-name="T31">Bondade</text:span><text:span text:style-name="T30">)</text:span> = <text:span text:style-name="T41">+</text:span>1 Bondade</text:p>
      <text:h text:style-name="P216" text:outline-level="3"><text:bookmark-start text:name="__RefHeading___Toc6021_3181471120"/>Início da Sessão<text:bookmark-end text:name="__RefHeading___Toc6021_3181471120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<text:span text:style-name="T42">Início da Sessão</text:span>: </text:p>
          </table:table-cell>
          <table:table-cell table:style-name="Tabela4.B1" office:value-type="string">
            <text:p text:style-name="P107"><text:s/><text:span text:style-name="T42">+1 Perseverança (Por sessão)</text:span></text:p>
          </table:table-cell>
        </table:table-row>
        <table:table-row>
          <table:table-cell table:style-name="Tabela4.A1" office:value-type="string">
            <text:p text:style-name="P16"><text:span text:style-name="T42">Pontos de Ação</text:span>: </text:p>
          </table:table-cell>
          <table:table-cell table:style-name="Tabela4.B2" office:value-type="string">
            <text:p text:style-name="P107"><text:s/><text:span text:style-name="T42">Rolar 1D6</text:span></text:p>
          </table:table-cell>
        </table:table-row>
        <table:table-row>
          <table:table-cell table:style-name="Tabela4.A1" office:value-type="string">
            <text:p text:style-name="P16"><text:span text:style-name="T42">Destino Adaptado</text:span>: </text:p>
          </table:table-cell>
          <table:table-cell table:style-name="Tabela4.B3" office:value-type="string">
            <text:p text:style-name="P107"><text:s/><text:span text:style-name="T42">2D10 ND7 NV2</text:span> </text:p>
          </table:table-cell>
        </table:table-row>
      </table:table>
      <text:p text:style-name="Standard"/>
      <text:p text:style-name="Standard"/>
      <text:h text:style-name="P216" text:outline-level="3"><text:bookmark-start text:name="__RefHeading___Toc6023_3181471120"/><text:soft-page-break/>Distribuir XP<text:bookmark-end text:name="__RefHeading___Toc6023_3181471120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6"><text:s/><text:span text:style-name="T43">Mal Desempenho</text:span>:<text:span text:style-name="T43"> </text:span></text:p>
          </table:table-cell>
          <table:table-cell table:style-name="Tabela5.B1" office:value-type="string">
            <text:p text:style-name="P121"><text:s/><text:span text:style-name="T19">+3XP (</text:span><text:span text:style-name="T39">Final Sessão</text:span><text:span text:style-name="T19">)</text:span></text:p>
          </table:table-cell>
        </table:table-row>
        <table:table-row>
          <table:table-cell table:style-name="Tabela5.A1" office:value-type="string">
            <text:p text:style-name="P16"><text:s/><text:span text:style-name="T43">Médio Desempenho</text:span>:<text:span text:style-name="T43"> </text:span></text:p>
          </table:table-cell>
          <table:table-cell table:style-name="Tabela5.B2" office:value-type="string">
            <text:p text:style-name="P121"><text:s/><text:span text:style-name="T19">+</text:span><text:span text:style-name="T20">5</text:span><text:span text:style-name="T19">XP (</text:span><text:span text:style-name="T39">Final Sessão</text:span><text:span text:style-name="T19">)</text:span></text:p>
          </table:table-cell>
        </table:table-row>
        <table:table-row>
          <table:table-cell table:style-name="Tabela5.A1" office:value-type="string">
            <text:p text:style-name="P16"><text:s/><text:span text:style-name="T43">Grande Desempenho</text:span>:<text:span text:style-name="T43"> </text:span></text:p>
          </table:table-cell>
          <table:table-cell table:style-name="Tabela5.B3" office:value-type="string">
            <text:p text:style-name="P121"><text:s/><text:span text:style-name="T19">+</text:span><text:span text:style-name="T20">8</text:span><text:span text:style-name="T19">XP (</text:span><text:span text:style-name="T39">Final Sessão</text:span><text:span text:style-name="T19">)</text:span></text:p>
          </table:table-cell>
        </table:table-row>
        <table:table-row>
          <table:table-cell table:style-name="Tabela5.A1" office:value-type="string">
            <text:p text:style-name="P16"><text:s/><text:span text:style-name="T43">A Cada 1</text:span><text:span text:style-name="T44">h</text:span><text:span text:style-name="T43"> de sessão</text:span>:<text:span text:style-name="T43"> </text:span></text:p>
          </table:table-cell>
          <table:table-cell table:style-name="Tabela5.B3" office:value-type="string">
            <text:p text:style-name="P121"><text:s/><text:span text:style-name="T19">+</text:span><text:span text:style-name="T20">1</text:span><text:span text:style-name="T19">XP (</text:span><text:span text:style-name="T39">Final Sessão</text:span><text:span text:style-name="T19">)</text:span></text:p>
          </table:table-cell>
        </table:table-row>
      </table:table>
      <text:h text:style-name="P216" text:outline-level="3"><text:bookmark-start text:name="__RefHeading___Toc6025_3181471120"/>Recuperando Perseverança<text:bookmark-end text:name="__RefHeading___Toc6025_3181471120"/></text:h>
      <text:p text:style-name="P163"><text:span text:style-name="T1">Gastando XP no Início da Sessão:</text:span> -1Xp para +1 de Perseverança recuperada.</text:p>
      <text:p text:style-name="P163"><text:span text:style-name="T1">Dormindo:</text:span> 2 Horas de Sono = +1 Perseverança.</text:p>
      <text:h text:style-name="P216" text:outline-level="3"><text:bookmark-start text:name="__RefHeading___Toc6027_3181471120"/>Treino<text:bookmark-end text:name="__RefHeading___Toc6027_3181471120"/></text:h>
      <text:p text:style-name="P59"><text:span text:style-name="T1">Primeiro Passo: </text:span>1D10 + 1D6</text:p>
      <text:p text:style-name="P6">Segundo Passo:</text:p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column table:style-name="Tabela6.F"/>
        <table:table-row>
          <table:table-cell table:style-name="Tabela6.A1" office:value-type="string">
            <text:p text:style-name="P84">Níveis</text:p>
          </table:table-cell>
          <table:table-cell table:style-name="Tabela6.B1" office:value-type="string">
            <text:p text:style-name="P133">1 ao 2</text:p>
          </table:table-cell>
          <table:table-cell table:style-name="Tabela6.C1" office:value-type="string">
            <text:p text:style-name="P134">3</text:p>
          </table:table-cell>
          <table:table-cell table:style-name="Tabela6.D1" office:value-type="string">
            <text:p text:style-name="P134">4</text:p>
          </table:table-cell>
          <table:table-cell table:style-name="Tabela6.E1" office:value-type="string">
            <text:p text:style-name="P134">5</text:p>
          </table:table-cell>
          <table:table-cell table:style-name="Tabela6.F1" office:value-type="string">
            <text:p text:style-name="P133">6 ou +</text:p>
          </table:table-cell>
        </table:table-row>
        <table:table-row>
          <table:table-cell table:style-name="Tabela6.A2" office:value-type="string">
            <text:p text:style-name="P84">Dados + ND</text:p>
          </table:table-cell>
          <table:table-cell table:style-name="Tabela6.B2" office:value-type="string">
            <text:p text:style-name="P133"><text:span text:style-name="T45">2</text:span>D10</text:p>
            <text:p text:style-name="P133">ND<text:span text:style-name="T45">7</text:span></text:p>
          </table:table-cell>
          <table:table-cell table:style-name="Tabela6.C2" office:value-type="string">
            <text:p text:style-name="P133"><text:span text:style-name="T45">2</text:span>D10</text:p>
            <text:p text:style-name="P133">ND<text:span text:style-name="T45">8</text:span></text:p>
          </table:table-cell>
          <table:table-cell table:style-name="Tabela6.D2" office:value-type="string">
            <text:p text:style-name="P133">1D10</text:p>
            <text:p text:style-name="P133">ND<text:span text:style-name="T45">7</text:span></text:p>
          </table:table-cell>
          <table:table-cell table:style-name="Tabela6.E2" office:value-type="string">
            <text:p text:style-name="P133">1D10</text:p>
            <text:p text:style-name="P133">ND<text:span text:style-name="T45">8</text:span></text:p>
          </table:table-cell>
          <table:table-cell table:style-name="Tabela6.F2" office:value-type="string">
            <text:p text:style-name="P133">1D10</text:p>
            <text:p text:style-name="P133">ND9</text:p>
          </table:table-cell>
        </table:table-row>
      </table:table>
      <text:p text:style-name="P108"><text:span text:style-name="T3">OBS</text:span><text:span text:style-name="T1">.: </text:span><text:span text:style-name="T21">Se o </text:span><text:span text:style-name="T3">Nível &gt;= 3</text:span><text:span text:style-name="T21">, o Teste passa a ser </text:span><text:span text:style-name="T3">1D10 + 1D6 </text:span><text:span text:style-name="T21">rolado até que a </text:span><text:span text:style-name="T3">PD seja &gt;= 8</text:span><text:span text:style-name="T21">.</text:span></text:p>
      <text:h text:style-name="P216" text:outline-level="3"><text:bookmark-start text:name="__RefHeading___Toc6029_3181471120"/>Penalidade da Vitalidade<text:bookmark-end text:name="__RefHeading___Toc6029_3181471120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6"><text:s/>-<text:span text:style-name="T47">10 Vitalidade</text:span>:<text:span text:style-name="T47"> </text:span></text:p>
          </table:table-cell>
          <table:table-cell table:style-name="Tabela7.B1" office:value-type="string">
            <text:p text:style-name="P121"><text:s/><text:span text:style-name="T47">+2 Penalidade nos Testes</text:span> </text:p>
          </table:table-cell>
        </table:table-row>
        <table:table-row>
          <table:table-cell table:style-name="Tabela7.A1" office:value-type="string">
            <text:p text:style-name="P16">-<text:span text:style-name="T47">20 Vitalidade</text:span>:<text:span text:style-name="T47"> </text:span></text:p>
          </table:table-cell>
          <table:table-cell table:style-name="Tabela7.B1" office:value-type="string">
            <text:p text:style-name="P126"><text:s/>+3 Penalidade nos Testes</text:p>
          </table:table-cell>
        </table:table-row>
        <table:table-row>
          <table:table-cell table:style-name="Tabela7.A1" office:value-type="string">
            <text:p text:style-name="P16">-<text:span text:style-name="T47">30 Vitalidade</text:span>:<text:span text:style-name="T47"> </text:span></text:p>
          </table:table-cell>
          <table:table-cell table:style-name="Tabela7.B1" office:value-type="string">
            <text:p text:style-name="P126"><text:s/>+5 Penalidade nos Testes</text:p>
          </table:table-cell>
        </table:table-row>
        <table:table-row>
          <table:table-cell table:style-name="Tabela7.A1" office:value-type="string">
            <text:p text:style-name="P16">-<text:span text:style-name="T47">40 Vitalidade</text:span>:<text:span text:style-name="T47"> </text:span></text:p>
          </table:table-cell>
          <table:table-cell table:style-name="Tabela7.B1" office:value-type="string">
            <text:p text:style-name="P126"><text:s/>+10 Penalidade nos Testes</text:p>
          </table:table-cell>
        </table:table-row>
      </table:table>
      <text:h text:style-name="P216" text:outline-level="3"><text:bookmark-start text:name="__RefHeading___Toc6031_3181471120"/>Especialização<text:bookmark-end text:name="__RefHeading___Toc6031_3181471120"/></text:h>
      <text:p text:style-name="P113"><text:span text:style-name="T46">A </text:span>primeira especialização de uma perícia é liberada automaticamente ao atingir o <text:span text:style-name="T1">nível 5</text:span> da Perícia. Caso queira mais de uma especialização na mesma pericia, realize o teste usando a ficha auxiliar de especialização.</text:p>
      <text:p text:style-name="P11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6"><text:span text:style-name="T48">Teste do 1º Nível</text:span>:<text:span text:style-name="T47"> </text:span></text:p>
          </table:table-cell>
          <table:table-cell table:style-name="Tabela8.B1" office:value-type="string">
            <text:p text:style-name="P121"><text:s/><text:span text:style-name="T48">1D10 ND7</text:span></text:p>
          </table:table-cell>
        </table:table-row>
        <table:table-row>
          <table:table-cell table:style-name="Tabela8.A1" office:value-type="string">
            <text:p text:style-name="P16"><text:span text:style-name="T48">Teste do 2º Nível</text:span>:<text:span text:style-name="T47"> </text:span></text:p>
          </table:table-cell>
          <table:table-cell table:style-name="Tabela8.B1" office:value-type="string">
            <text:p text:style-name="P121"><text:s/><text:span text:style-name="T48">1D10 ND8</text:span></text:p>
          </table:table-cell>
        </table:table-row>
        <table:table-row>
          <table:table-cell table:style-name="Tabela8.A1" office:value-type="string">
            <text:p text:style-name="P16"><text:span text:style-name="T48">Teste do 3º Nível</text:span>:<text:span text:style-name="T47"> </text:span></text:p>
          </table:table-cell>
          <table:table-cell table:style-name="Tabela8.B1" office:value-type="string">
            <text:p text:style-name="P121"><text:s/><text:span text:style-name="T48">1D10 ND9</text:span></text:p>
          </table:table-cell>
        </table:table-row>
      </table:table>
      <text:p text:style-name="P114"/>
      <text:p text:style-name="P114">Testes realizados em uma perícia especializada no contexto da especialização tem o <text:span text:style-name="T1">Nível de Dificuldade</text:span> (<text:span text:style-name="T1">ND</text:span>) reduzido em <text:span text:style-name="T1">-2 </text:span>no Teste.</text:p>
      <text:p text:style-name="P114"/>
      <text:p text:style-name="P114"/>
      <text:p text:style-name="P114"/>
      <text:p text:style-name="P114"/>
      <text:p text:style-name="P114"/>
      <text:h text:style-name="P216" text:outline-level="3"><text:bookmark-start text:name="__RefHeading___Toc6033_3181471120"/>Morte do Personagem<text:bookmark-end text:name="__RefHeading___Toc6033_3181471120"/></text:h>
      <text:p text:style-name="P164"><text:span text:style-name="T1">Vitalidade = 0</text:span>: Teste de CON ND7</text:p>
      <text:p text:style-name="P61">A quantidade de <text:span text:style-name="T40">Acertos da PD </text:span>representa quantidade de turnos que continuará vivo.</text:p>
      <text:p text:style-name="P148"><text:span text:style-name="T1">Após esgotar os turnos:</text:span> FOR + CON ND8</text:p>
      <text:p text:style-name="P147">Passar no teste garantirá mais um turno Vivo. E terá que fazer o mesmo teste a cada turno.</text:p>
      <text:h text:style-name="P216" text:outline-level="3"><text:bookmark-start text:name="__RefHeading___Toc6035_3181471120"/>Teste de tentativa<text:bookmark-end text:name="__RefHeading___Toc6035_3181471120"/></text:h>
      <text:p text:style-name="P149">Quando um Jogador tenta fazer uma ação, mas não possui a Perícia para realizar a mesma.</text:p>
      <text:p text:style-name="P31">Atributo + 2D10 ND10</text:p>
      <text:p text:style-name="P149">Quando um Jogador <text:span text:style-name="T93">possui a perícia, mas não é um nível suficiente</text:span></text:p>
      <text:p text:style-name="P32">Tarefas Simples: <text:span text:style-name="T18">ND 9</text:span></text:p>
      <text:p text:style-name="P32">Tarefas Complexas: <text:span text:style-name="T18">ND10</text:span></text:p>
      <text:h text:style-name="P216" text:outline-level="3"><text:bookmark-start text:name="__RefHeading___Toc6037_3181471120"/>Teste Repetido<text:bookmark-end text:name="__RefHeading___Toc6037_3181471120"/></text:h>
      <text:p text:style-name="P33">TESTE DE CONHECIMENTO</text:p>
      <text:p text:style-name="P33"><text:span text:style-name="T18">Diminui -1/</text:span><text:span text:style-name="T24">2 </text:span><text:span text:style-name="T18">ND por tentativa</text:span></text:p>
      <text:p text:style-name="P33">TESTES FÍSICOS</text:p>
      <text:p text:style-name="P33"><text:span text:style-name="T18">Aumenta +1/</text:span><text:span text:style-name="T24">3 </text:span><text:span text:style-name="T18">ND por tentativa</text:span></text:p>
      <text:h text:style-name="P216" text:outline-level="3"><text:bookmark-start text:name="__RefHeading___Toc6039_3181471120"/>Teste Oposto<text:bookmark-end text:name="__RefHeading___Toc6039_3181471120"/></text:h>
      <text:p text:style-name="P179">Ambos os Personagens jogam um Teste de <text:span text:style-name="T1">Atributo + Perícia </text:span>com ND. No final <text:span text:style-name="T1">subtrai</text:span> os <text:span text:style-name="T1">NV</text:span> de um pelo outro, e quem continuar com <text:span text:style-name="T18">NV</text:span> ganha o teste.</text:p>
      <text:p text:style-name="P178"><text:span text:style-name="T1">0 NV: </text:span>O resultado foi extremamente próximo, um empate.</text:p>
      <text:p text:style-name="P178"><text:span text:style-name="T1">1 NV:</text:span> Vitória mínima, com pouco impacto.</text:p>
      <text:p text:style-name="P178"><text:span text:style-name="T1">2-3 NV:</text:span> Vitória convincente, o vencedor claramente superou o oponente.</text:p>
      <text:p text:style-name="P178"><text:span text:style-name="T1">4+ NV:</text:span> Vitória esmagadora, o vencedor dominou completamente a situação.</text:p>
      <text:p text:style-name="P61"><text:span text:style-name="T30">Importante ressaltar que essa regra não se aplica a </text:span><text:span text:style-name="T32">ataques</text:span><text:span text:style-name="T30"> ou situações de combate.</text:span> </text:p>
      <text:h text:style-name="P216" text:outline-level="3"><text:bookmark-start text:name="__RefHeading___Toc6041_3181471120"/>Modificadores de Ocasião<text:bookmark-end text:name="__RefHeading___Toc6041_3181471120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4"><text:span text:style-name="T49">Desvantagem Grande:</text:span><text:span text:style-name="T47"> </text:span></text:p>
          </table:table-cell>
          <table:table-cell table:style-name="Tabela9.B1" office:value-type="string">
            <text:p text:style-name="P129"><text:s/>-<text:span text:style-name="T49">5 Dados no teste</text:span></text:p>
          </table:table-cell>
        </table:table-row>
        <table:table-row>
          <table:table-cell table:style-name="Tabela9.A1" office:value-type="string">
            <text:p text:style-name="P44"><text:span text:style-name="T49">Desvantagem Média:</text:span><text:span text:style-name="T47"> </text:span></text:p>
          </table:table-cell>
          <table:table-cell table:style-name="Tabela9.B1" office:value-type="string">
            <text:p text:style-name="P129"><text:s/>-<text:span text:style-name="T50">4</text:span><text:span text:style-name="T49"> Dados no teste</text:span></text:p>
          </table:table-cell>
        </table:table-row>
        <table:table-row>
          <table:table-cell table:style-name="Tabela9.A1" office:value-type="string">
            <text:p text:style-name="P44"><text:span text:style-name="T49">Desvantagem Leve:</text:span><text:span text:style-name="T47"> </text:span></text:p>
          </table:table-cell>
          <table:table-cell table:style-name="Tabela9.B1" office:value-type="string">
            <text:p text:style-name="P129"><text:s/>-<text:span text:style-name="T50">2</text:span><text:span text:style-name="T49"> Dados no teste</text:span></text:p>
          </table:table-cell>
        </table:table-row>
        <table:table-row>
          <table:table-cell table:style-name="Tabela9.A1" office:value-type="string">
            <text:p text:style-name="P44"><text:span text:style-name="T49">Vantagem Leve:</text:span><text:span text:style-name="T47"> </text:span></text:p>
          </table:table-cell>
          <table:table-cell table:style-name="Tabela9.B1" office:value-type="string">
            <text:p text:style-name="P129"><text:s/><text:span text:style-name="T50">+2</text:span><text:span text:style-name="T49"> Dados no teste</text:span></text:p>
          </table:table-cell>
        </table:table-row>
        <table:table-row>
          <table:table-cell table:style-name="Tabela9.A1" office:value-type="string">
            <text:p text:style-name="P44"><text:span text:style-name="T49">Vantagem Média:</text:span><text:span text:style-name="T47"> </text:span></text:p>
          </table:table-cell>
          <table:table-cell table:style-name="Tabela9.B1" office:value-type="string">
            <text:p text:style-name="P129"><text:s/><text:span text:style-name="T50">+4</text:span><text:span text:style-name="T49"> Dados no teste</text:span></text:p>
          </table:table-cell>
        </table:table-row>
        <table:table-row>
          <table:table-cell table:style-name="Tabela9.A1" office:value-type="string">
            <text:p text:style-name="P44"><text:span text:style-name="T49">Vantagem Grande:</text:span><text:span text:style-name="T47"> </text:span></text:p>
          </table:table-cell>
          <table:table-cell table:style-name="Tabela9.B1" office:value-type="string">
            <text:p text:style-name="P129"><text:s/><text:span text:style-name="T50">+5</text:span><text:span text:style-name="T49"> Dados no teste</text:span></text:p>
          </table:table-cell>
        </table:table-row>
      </table:table>
      <text:h text:style-name="P216" text:outline-level="3"><text:bookmark-start text:name="__RefHeading___Toc6043_3181471120"/><text:soft-page-break/>Modificadores de <text:span text:style-name="T94">Inicialização</text:span><text:bookmark-end text:name="__RefHeading___Toc6043_3181471120"/></text:h>
      <text:p text:style-name="P188">Quando o personagem realiza uma ação pela primeira vez com algo que desconhece completamente, o mestre pode aplicar uma penalidade no ND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44"><text:span text:style-name="T49">Penalidade Leve :</text:span><text:span text:style-name="T47"> </text:span></text:p>
          </table:table-cell>
          <table:table-cell table:style-name="Tabela21.B1" office:value-type="string">
            <text:p text:style-name="P129"><text:s/><text:span text:style-name="T95">+1 ND</text:span></text:p>
          </table:table-cell>
        </table:table-row>
        <table:table-row>
          <table:table-cell table:style-name="Tabela21.A1" office:value-type="string">
            <text:p text:style-name="P44">Penalidade Moderada: </text:p>
          </table:table-cell>
          <table:table-cell table:style-name="Tabela21.B1" office:value-type="string">
            <text:p text:style-name="P130"><text:s/>+2 a +3 ND</text:p>
          </table:table-cell>
        </table:table-row>
        <table:table-row>
          <table:table-cell table:style-name="Tabela21.A1" office:value-type="string">
            <text:p text:style-name="P44">Penalidade Grande: </text:p>
          </table:table-cell>
          <table:table-cell table:style-name="Tabela21.B1" office:value-type="string">
            <text:p text:style-name="P129"><text:s/><text:span text:style-name="T96">+</text:span><text:span text:style-name="T95">4 a +5 ND</text:span></text:p>
          </table:table-cell>
        </table:table-row>
      </table:table>
      <text:h text:style-name="P217" text:outline-level="3"><text:bookmark-start text:name="__RefHeading___Toc6045_3181471120"/>Bônus Racial<text:bookmark-end text:name="__RefHeading___Toc6045_3181471120"/></text:h>
      <text:p text:style-name="P77"><text:span text:style-name="T1">Cada Nível Bônus de Força</text:span> = Levanta 84Kg</text:p>
      <text:p text:style-name="P77"><text:span text:style-name="T1">Cada Nível de Destreza </text:span>= Atinge 20Km/h</text:p>
      <text:p text:style-name="P151">Essa carga Máxima só valer para o ápice do Nível do Atributo correlacionado, então só atingi 84Kg de força nesse bônus, caso o Nível do Atributo Força esteja no Máximo.</text:p>
      <text:p text:style-name="P180"><text:span text:style-name="T1">Cada Nível de Resistência </text:span>= <text:span text:style-name="T97">+1</text:span> Acerto em testes de Resistência <text:span text:style-name="T97">Gerais</text:span>.</text:p>
      <text:p text:style-name="P174"><text:span text:style-name="T1">Cada Nível Força e Destreza = +1</text:span> somado ao resultado fina em testes de Bônus Racial diferentes entre os oponentes.</text:p>
      <text:h text:style-name="P218" text:outline-level="3"><text:bookmark-start text:name="__RefHeading___Toc6047_3181471120"/>Exaustão<text:bookmark-end text:name="__RefHeading___Toc6047_3181471120"/></text:h>
      <text:p text:style-name="P181"><text:span text:style-name="T1">Após 24h acordado </text:span><text:span text:style-name="T11">ou sem Refeição</text:span> = 1D2 de perca de Perseverança por cena.</text:p>
      <text:p text:style-name="P67">Para evitar essa regra acima, o personagem precisa dormir entre 4 a 8 horas. <text:span text:style-name="T98">Ou Realizar pelo menos uma refeição completa no dia.</text:span></text:p>
      <text:p text:style-name="P35">DIFICULDADES DA PERSEVERANÇA BAIXA</text:p>
      <text:p text:style-name="P187"><text:span text:style-name="T1">Perseverança = 3:</text:span> Penalidade +1 ND em qualquer Teste.</text:p>
      <text:p text:style-name="P187"><text:span text:style-name="T1">Perseverança = 2</text:span>: Penalidade +2 ND. E o mestre faz um teste de <text:span text:style-name="T1">Desmaio Aleatório</text:span><text:span text:style-name="T18">, 1D10 ND8, caso sucesso, o jogador fica 1D10 Cenas Desmaiado.</text:span></text:p>
      <text:p text:style-name="P187"><text:span text:style-name="T1">Perseverança = </text:span><text:span text:style-name="T12">1</text:span><text:span text:style-name="T18">: Penalidade +</text:span><text:span text:style-name="T25">3</text:span><text:span text:style-name="T18">ND. E o mestre faz um teste de </text:span><text:span text:style-name="T1">Desmaio Aleatório</text:span><text:span text:style-name="T18">, 1D10 ND</text:span><text:span text:style-name="T25">7</text:span><text:span text:style-name="T18">, caso sucesso, o jogador fica 1D10 Cenas Desmaiado.</text:span></text:p>
      <text:p text:style-name="P187"><text:span text:style-name="T1">Perseverança = </text:span><text:span text:style-name="T13">0</text:span><text:span text:style-name="T18">: </text:span><text:span text:style-name="T26">O Personagem Desmaia por 4</text:span><text:span text:style-name="T18">D10 Cenas Desmaiado. </text:span><text:span text:style-name="T26">Ou 1D2 para o resto da narrativa desmaiado.</text:span></text:p>
      <text:p text:style-name="P36">VIAGEM ACELERADA</text:p>
      <text:p text:style-name="P75"><text:span text:style-name="T1">Penalidade Aumenta</text:span> em <text:span text:style-name="T1">+2</text:span> Para a perca de Perseverança. <text:span text:style-name="T14">ND</text:span><text:span text:style-name="T101"> relacionado a Exaustão Bonificado em </text:span><text:span text:style-name="T14">+2</text:span><text:span text:style-name="T101">.</text:span></text:p>
      <text:h text:style-name="P216" text:outline-level="3"><text:bookmark-start text:name="__RefHeading___Toc6049_3181471120"/>Recuperando Perseverança<text:bookmark-end text:name="__RefHeading___Toc6049_3181471120"/></text:h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44"><text:span text:style-name="T99">Início da Sessão:</text:span><text:span text:style-name="T47"> </text:span></text:p>
          </table:table-cell>
          <table:table-cell table:style-name="Tabela22.B1" office:value-type="string">
            <text:p text:style-name="P129"><text:s/><text:span text:style-name="T99">1D6 Pontos</text:span></text:p>
          </table:table-cell>
        </table:table-row>
        <table:table-row>
          <table:table-cell table:style-name="Tabela22.A1" office:value-type="string">
            <text:p text:style-name="P44"><text:s/><text:span text:style-name="T99">Gastando XP: </text:span></text:p>
          </table:table-cell>
          <table:table-cell table:style-name="Tabela22.B2" office:value-type="string">
            <text:p text:style-name="P129"><text:s/><text:span text:style-name="T99">1Xp por </text:span><text:span text:style-name="T100">+</text:span><text:span text:style-name="T99">1 Perseverança</text:span></text:p>
          </table:table-cell>
        </table:table-row>
        <table:table-row>
          <table:table-cell table:style-name="Tabela22.A1" office:value-type="string">
            <text:p text:style-name="P45">Dormindo: </text:p>
          </table:table-cell>
          <table:table-cell table:style-name="Tabela22.B3" office:value-type="string">
            <text:p text:style-name="P129"><text:s/><text:span text:style-name="T99">2H = +1 Perseverança</text:span></text:p>
          </table:table-cell>
        </table:table-row>
        <table:table-row>
          <table:table-cell table:style-name="Tabela22.A1" office:value-type="string">
            <text:p text:style-name="P46">Comendo: </text:p>
          </table:table-cell>
          <table:table-cell table:style-name="Tabela22.B3" office:value-type="string">
            <text:p text:style-name="P131"><text:s/>1D6 por Refeição</text:p>
          </table:table-cell>
        </table:table-row>
      </table:table>
      <text:h text:style-name="P216" text:outline-level="3"><text:bookmark-start text:name="__RefHeading___Toc6051_3181471120"/>Condições<text:bookmark-end text:name="__RefHeading___Toc6051_3181471120"/>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30">Fraco: </text:p>
          </table:table-cell>
          <table:table-cell table:style-name="Tabela23.A1" office:value-type="string">
            <text:p text:style-name="P177"><text:s/>-1 For </text:p>
          </table:table-cell>
        </table:table-row>
        <table:table-row>
          <table:table-cell table:style-name="Tabela23.A1" office:value-type="string">
            <text:p text:style-name="P30">Confuso: </text:p>
          </table:table-cell>
          <table:table-cell table:style-name="Tabela23.A1" office:value-type="string">
            <text:p text:style-name="P177"><text:s/>-2 Int</text:p>
          </table:table-cell>
        </table:table-row>
        <table:table-row>
          <table:table-cell table:style-name="Tabela23.A1" office:value-type="string">
            <text:p text:style-name="P30">Ferido: </text:p>
          </table:table-cell>
          <table:table-cell table:style-name="Tabela23.A1" office:value-type="string">
            <text:p text:style-name="P177"><text:s/>-2 Con</text:p>
          </table:table-cell>
        </table:table-row>
        <table:table-row>
          <table:table-cell table:style-name="Tabela23.A1" office:value-type="string">
            <text:p text:style-name="P30">Doente: </text:p>
          </table:table-cell>
          <table:table-cell table:style-name="Tabela23.A1" office:value-type="string">
            <text:p text:style-name="P177"><text:s/>-1 Con, -1 Res</text:p>
          </table:table-cell>
        </table:table-row>
        <table:table-row>
          <table:table-cell table:style-name="Tabela23.A1" office:value-type="string">
            <text:p text:style-name="P30">Cego: </text:p>
          </table:table-cell>
          <table:table-cell table:style-name="Tabela23.A1" office:value-type="string">
            <text:p text:style-name="P177"><text:s/>-3 Per e -4 Des</text:p>
          </table:table-cell>
        </table:table-row>
        <table:table-row>
          <table:table-cell table:style-name="Tabela23.A1" office:value-type="string">
            <text:p text:style-name="P30">Surdo: </text:p>
          </table:table-cell>
          <table:table-cell table:style-name="Tabela23.A1" office:value-type="string">
            <text:p text:style-name="P177"><text:s/>-2 Per e -3 Car</text:p>
          </table:table-cell>
        </table:table-row>
        <table:table-row>
          <table:table-cell table:style-name="Tabela23.A1" office:value-type="string">
            <text:p text:style-name="P30">Imobilizado: </text:p>
          </table:table-cell>
          <table:table-cell table:style-name="Tabela23.A1" office:value-type="string">
            <text:p text:style-name="P177"><text:s/>-5 Des e -3 For</text:p>
          </table:table-cell>
        </table:table-row>
        <table:table-row>
          <table:table-cell table:style-name="Tabela23.A1" office:value-type="string">
            <text:p text:style-name="P30">Abalado: </text:p>
          </table:table-cell>
          <table:table-cell table:style-name="Tabela23.A1" office:value-type="string">
            <text:p text:style-name="P177"><text:s/>-2 Pod e -2 Car</text:p>
          </table:table-cell>
        </table:table-row>
        <table:table-row>
          <table:table-cell table:style-name="Tabela23.A1" office:value-type="string">
            <text:p text:style-name="P30">Paralisado: </text:p>
          </table:table-cell>
          <table:table-cell table:style-name="Tabela23.A1" office:value-type="string">
            <text:p text:style-name="P177"><text:s/>-2 Res e -3 For</text:p>
          </table:table-cell>
        </table:table-row>
        <table:table-row>
          <table:table-cell table:style-name="Tabela23.A1" office:value-type="string">
            <text:p text:style-name="P30">Inconsciente: </text:p>
          </table:table-cell>
          <table:table-cell table:style-name="Tabela23.A1" office:value-type="string">
            <text:p text:style-name="P177"><text:s/>Desmaiado até que passe em um teste de Constituição, ND9</text:p>
          </table:table-cell>
        </table:table-row>
        <table:table-row>
          <table:table-cell table:style-name="Tabela23.A1" office:value-type="string">
            <text:p text:style-name="P30">Atordoado: </text:p>
          </table:table-cell>
          <table:table-cell table:style-name="Tabela23.A1" office:value-type="string">
            <text:p text:style-name="P177"><text:s/>-2 Per, -3 Des, e -1 Int</text:p>
          </table:table-cell>
        </table:table-row>
        <table:table-row>
          <table:table-cell table:style-name="Tabela23.A1" office:value-type="string">
            <text:p text:style-name="P30">Cansado: </text:p>
          </table:table-cell>
          <table:table-cell table:style-name="Tabela23.A1" office:value-type="string">
            <text:p text:style-name="P177"><text:s/>-1 <text:span text:style-name="T102">Des</text:span> e -1 For</text:p>
          </table:table-cell>
        </table:table-row>
        <table:table-row>
          <table:table-cell table:style-name="Tabela23.A1" office:value-type="string">
            <text:p text:style-name="P30">Desidratado: </text:p>
          </table:table-cell>
          <table:table-cell table:style-name="Tabela23.A1" office:value-type="string">
            <text:p text:style-name="P177"><text:s/>-2 <text:span text:style-name="T103">Con</text:span> e -1 Int</text:p>
          </table:table-cell>
        </table:table-row>
        <table:table-row>
          <table:table-cell table:style-name="Tabela23.A1" office:value-type="string">
            <text:p text:style-name="P30">Sobrecarregado: </text:p>
          </table:table-cell>
          <table:table-cell table:style-name="Tabela23.A1" office:value-type="string">
            <text:p text:style-name="P177"><text:s/>-3 Des e -1 For</text:p>
          </table:table-cell>
        </table:table-row>
        <table:table-row>
          <table:table-cell table:style-name="Tabela23.A1" office:value-type="string">
            <text:p text:style-name="P30">Desorientado: </text:p>
          </table:table-cell>
          <table:table-cell table:style-name="Tabela23.A1" office:value-type="string">
            <text:p text:style-name="P177"><text:s/>-2 Int e -2 Per</text:p>
          </table:table-cell>
        </table:table-row>
        <table:table-row>
          <table:table-cell table:style-name="Tabela23.A1" office:value-type="string">
            <text:p text:style-name="P30">Intoxicado: </text:p>
          </table:table-cell>
          <table:table-cell table:style-name="Tabela23.A1" office:value-type="string">
            <text:p text:style-name="P177"><text:s/>-2 Int e -2 Des</text:p>
          </table:table-cell>
        </table:table-row>
        <table:table-row>
          <table:table-cell table:style-name="Tabela23.A1" office:value-type="string">
            <text:p text:style-name="P30">Congelado: </text:p>
          </table:table-cell>
          <table:table-cell table:style-name="Tabela23.A1" office:value-type="string">
            <text:p text:style-name="P177"><text:s/>-3 Des e -1 Con</text:p>
          </table:table-cell>
        </table:table-row>
        <table:table-row>
          <table:table-cell table:style-name="Tabela23.A1" office:value-type="string">
            <text:p text:style-name="P30">Exausto Mentalmente: </text:p>
          </table:table-cell>
          <table:table-cell table:style-name="Tabela23.A1" office:value-type="string">
            <text:p text:style-name="P177"><text:s/>-3 Int e -1 Pod.</text:p>
          </table:table-cell>
        </table:table-row>
        <table:table-row>
          <table:table-cell table:style-name="Tabela23.A1" office:value-type="string">
            <text:p text:style-name="P30">Enlouquecido: </text:p>
          </table:table-cell>
          <table:table-cell table:style-name="Tabela23.A1" office:value-type="string">
            <text:p text:style-name="P177"><text:s/>-3 Int e -1 Pod</text:p>
          </table:table-cell>
        </table:table-row>
        <table:table-row>
          <table:table-cell table:style-name="Tabela23.A1" office:value-type="string">
            <text:p text:style-name="P43">Pânico: </text:p>
          </table:table-cell>
          <table:table-cell table:style-name="Tabela23.A1" office:value-type="string">
            <text:p text:style-name="P177"><text:s/>-<text:span text:style-name="T116">3 Sab e +2 em For, Des</text:span></text:p>
          </table:table-cell>
        </table:table-row>
      </table:table>
      <text:h text:style-name="P219" text:outline-level="3"><text:bookmark-start text:name="__RefHeading___Toc6053_3181471120"/>Viagem no Temporais<text:bookmark-end text:name="__RefHeading___Toc6053_3181471120"/></text:h>
      <text:p text:style-name="P7">TESTE DO DESTINO <text:span text:style-name="T104">(2D10)</text:span></text:p>
      <text:p text:style-name="P70"><text:span text:style-name="T1">Primeiro D10:</text:span> Determina o impacto inicial.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37">1 a 4: </text:p>
          </table:table-cell>
          <table:table-cell table:style-name="Tabela24.B1" office:value-type="string">
            <text:p text:style-name="P124"><text:s/><text:span text:style-name="T18">Nenhuma mudança significativa.</text:span></text:p>
          </table:table-cell>
        </table:table-row>
        <table:table-row>
          <table:table-cell table:style-name="Tabela24.A1" office:value-type="string">
            <text:p text:style-name="P29">5 a 8: </text:p>
          </table:table-cell>
          <table:table-cell table:style-name="Tabela24.B2" office:value-type="string">
            <text:p text:style-name="P76"><text:s/>Uma mudança positiva ocorre.</text:p>
          </table:table-cell>
        </table:table-row>
        <table:table-row>
          <table:table-cell table:style-name="Tabela24.A1" office:value-type="string">
            <text:p text:style-name="P29">9 a 10: </text:p>
          </table:table-cell>
          <table:table-cell table:style-name="Tabela24.B3" office:value-type="string">
            <text:p text:style-name="P76"><text:s/>Uma mudança negativa ocorre.</text:p>
          </table:table-cell>
        </table:table-row>
      </table:table>
      <text:p text:style-name="P70"><text:span text:style-name="T1">Segundo D10:</text:span> Verifica se a mudança realmente acontecerá. <text:span text:style-name="T1">ND 8:</text:span> Se o teste for bem-sucedido, a mudança ocorre.</text:p>
      <text:h text:style-name="P220" text:outline-level="3"><text:bookmark-start text:name="__RefHeading___Toc6055_3181471120"/>Destino Adaptado<text:bookmark-end text:name="__RefHeading___Toc6055_3181471120"/></text:h>
      <text:p text:style-name="P60"><text:span text:style-name="T1">Teste:</text:span> 1D10 ND7 2NV </text:p>
      <text:p text:style-name="P60">(<text:span text:style-name="T34">Sem uso de Sorte ou Perseverança</text:span>)</text:p>
      <text:p text:style-name="P67">Só pode rolar uma vez a cada começo de sessão.</text:p>
      <text:h text:style-name="P238" text:outline-level="2"/>
      <text:h text:style-name="P198" text:outline-level="2"><text:bookmark-start text:name="__RefHeading___Toc6123_3181471120"/>Habilidades Secundárias<text:bookmark-end text:name="__RefHeading___Toc6123_3181471120"/></text:h>
      <text:h text:style-name="Heading_20_3" text:outline-level="3"><text:bookmark-start text:name="__RefHeading___Toc6125_3181471120"/>Atributos Simples <text:span text:style-name="T105">P</text:span>ara Ser <text:span text:style-name="T105">A</text:span>utor<text:bookmark-end text:name="__RefHeading___Toc6125_3181471120"/></text:h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ela25.1">
          <table:table-cell table:style-name="Tabela25.A1" office:value-type="string">
            <text:p text:style-name="P97">ATRIBUTO</text:p>
          </table:table-cell>
          <table:table-cell table:style-name="Tabela25.A1" office:value-type="string">
            <text:p text:style-name="P97">NÍVEL</text:p>
          </table:table-cell>
          <table:table-cell table:style-name="Tabela25.A1" office:value-type="string">
            <text:p text:style-name="P97">ATRIBUTO</text:p>
          </table:table-cell>
          <table:table-cell table:style-name="Tabela25.A1" office:value-type="string">
            <text:p text:style-name="P97">NÍVEL</text:p>
          </table:table-cell>
        </table:table-row>
        <table:table-row table:style-name="Tabela25.1">
          <table:table-cell table:style-name="Tabela25.A2" office:value-type="string">
            <text:p text:style-name="P99">Força</text:p>
          </table:table-cell>
          <table:table-cell table:style-name="Tabela25.B2" office:value-type="string">
            <text:p text:style-name="P183">4</text:p>
          </table:table-cell>
          <table:table-cell table:style-name="Tabela25.A2" table:number-rows-spanned="2" office:value-type="string">
            <text:p text:style-name="P99">Inteligência</text:p>
          </table:table-cell>
          <table:table-cell table:style-name="Tabela25.B2" table:number-rows-spanned="2" office:value-type="string">
            <text:p text:style-name="P184">5</text:p>
          </table:table-cell>
        </table:table-row>
        <table:table-row table:style-name="Tabela25.1">
          <table:table-cell table:style-name="Tabela25.A2" office:value-type="string">
            <text:p text:style-name="P99">Sabedoria</text:p>
          </table:table-cell>
          <table:table-cell table:style-name="Tabela25.B2" office:value-type="string">
            <text:p text:style-name="P183">4</text:p>
          </table:table-cell>
          <table:covered-table-cell table:style-name="Tabela25.A2"/>
          <table:covered-table-cell table:style-name="Tabela25.B2"/>
        </table:table-row>
        <table:table-row table:style-name="Tabela25.1">
          <table:table-cell table:style-name="Tabela25.A2" office:value-type="string">
            <text:p text:style-name="P99">Constituição</text:p>
          </table:table-cell>
          <table:table-cell table:style-name="Tabela25.B2" office:value-type="string">
            <text:p text:style-name="P183">4</text:p>
          </table:table-cell>
          <table:table-cell table:style-name="Tabela25.A2" table:number-rows-spanned="2" office:value-type="string">
            <text:p text:style-name="P99">Poder</text:p>
          </table:table-cell>
          <table:table-cell table:style-name="Tabela25.B2" table:number-rows-spanned="2" office:value-type="string">
            <text:p text:style-name="P184">6</text:p>
          </table:table-cell>
        </table:table-row>
        <table:table-row table:style-name="Tabela25.1">
          <table:table-cell table:style-name="Tabela25.A2" office:value-type="string">
            <text:p text:style-name="P99">Resistência</text:p>
          </table:table-cell>
          <table:table-cell table:style-name="Tabela25.B2" office:value-type="string">
            <text:p text:style-name="P183">4</text:p>
          </table:table-cell>
          <table:covered-table-cell table:style-name="Tabela25.A2"/>
          <table:covered-table-cell table:style-name="Tabela25.B2"/>
        </table:table-row>
      </table:table>
      <text:p text:style-name="P186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100">Perícia Ocultismo</text:p>
          </table:table-cell>
          <table:table-cell table:style-name="Tabela26.B1" office:value-type="string">
            <text:p text:style-name="P184">5</text:p>
          </table:table-cell>
        </table:table-row>
      </table:table>
      <text:h text:style-name="Heading_20_3" text:outline-level="3"><text:bookmark-start text:name="__RefHeading___Toc6127_3181471120"/><text:span text:style-name="T106">Níveis </text:span>Da Habilidade<text:bookmark-end text:name="__RefHeading___Toc6127_3181471120"/>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3"><text:span text:style-name="T107">Pergaminho: </text:span><text:span text:style-name="T47"><text:s/></text:span></text:p>
          </table:table-cell>
          <table:table-cell table:style-name="Tabela27.B1" office:value-type="string">
            <text:p text:style-name="P118"><text:s/>-<text:span text:style-name="T107">3 do Teste de 1D10+1D6</text:span></text:p>
          </table:table-cell>
        </table:table-row>
        <table:table-row>
          <table:table-cell table:style-name="Tabela27.A1" office:value-type="string">
            <text:p text:style-name="P13">Livreto: <text:s/></text:p>
          </table:table-cell>
          <table:table-cell table:style-name="Tabela27.B2" office:value-type="string">
            <text:p text:style-name="P127"><text:s/>Regra Padrão do Treino</text:p>
          </table:table-cell>
        </table:table-row>
        <table:table-row>
          <table:table-cell table:style-name="Tabela27.A1" office:value-type="string">
            <text:p text:style-name="P13">Livro: <text:s/></text:p>
          </table:table-cell>
          <table:table-cell table:style-name="Tabela27.B3" office:value-type="string">
            <text:p text:style-name="P127"><text:s/>NV8 Padrão para reter informação do teste final.</text:p>
          </table:table-cell>
        </table:table-row>
        <table:table-row>
          <table:table-cell table:style-name="Tabela27.A1" office:value-type="string">
            <text:p text:style-name="P13">Estante: <text:s/></text:p>
          </table:table-cell>
          <table:table-cell table:style-name="Tabela27.B4" office:value-type="string">
            <text:p text:style-name="P128"><text:s/>2 a 5 vezes o teste de treino padrão.</text:p>
          </table:table-cell>
        </table:table-row>
        <table:table-row>
          <table:table-cell table:style-name="Tabela27.A1" office:value-type="string">
            <text:p text:style-name="P13">Biblioteca: <text:s/></text:p>
          </table:table-cell>
          <table:table-cell table:style-name="Tabela27.B5" office:value-type="string">
            <text:p text:style-name="P128"><text:s/>5 a 20 vezes o teste de treino padrão.</text:p>
          </table:table-cell>
        </table:table-row>
      </table:table>
      <text:h text:style-name="Heading_20_3" text:outline-level="3"><text:bookmark-start text:name="__RefHeading___Toc6129_3181471120"/>Formas De Invocação<text:bookmark-end text:name="__RefHeading___Toc6129_3181471120"/></text:h>
      <table:table table:name="Tabela28" table:style-name="Tabela28">
        <table:table-column table:style-name="Tabela28.A" table:number-columns-repeated="5"/>
        <table:table-row table:style-name="Tabela28.1">
          <table:table-cell table:style-name="Tabela28.A1" office:value-type="string">
            <text:p text:style-name="P101">Vocal</text:p>
          </table:table-cell>
          <table:table-cell table:style-name="Tabela28.A1" office:value-type="string">
            <text:p text:style-name="P98">Gestual</text:p>
          </table:table-cell>
          <table:table-cell table:style-name="Tabela28.A1" office:value-type="string">
            <text:p text:style-name="P98">Material</text:p>
          </table:table-cell>
          <table:table-cell table:style-name="Tabela28.A1" office:value-type="string">
            <text:p text:style-name="P98">Símbolos</text:p>
          </table:table-cell>
          <table:table-cell table:style-name="Tabela28.A1" office:value-type="string">
            <text:p text:style-name="P98">Leitura</text:p>
          </table:table-cell>
        </table:table-row>
        <table:table-row table:style-name="Tabela28.1">
          <table:table-cell table:style-name="Tabela28.A2" office:value-type="string">
            <text:p text:style-name="P185">V</text:p>
          </table:table-cell>
          <table:table-cell table:style-name="Tabela28.A2" office:value-type="string">
            <text:p text:style-name="P185">G</text:p>
          </table:table-cell>
          <table:table-cell table:style-name="Tabela28.A2" office:value-type="string">
            <text:p text:style-name="P185">M</text:p>
          </table:table-cell>
          <table:table-cell table:style-name="Tabela28.A2" office:value-type="string">
            <text:p text:style-name="P185">S</text:p>
          </table:table-cell>
          <table:table-cell table:style-name="Tabela28.A2" office:value-type="string">
            <text:p text:style-name="P185">L</text:p>
          </table:table-cell>
        </table:table-row>
      </table:table>
      <text:p text:style-name="Standard"/>
      <text:h text:style-name="P221" text:outline-level="3"><text:bookmark-start text:name="__RefHeading___Toc6131_3181471120"/>Tempo De Duração<text:bookmark-end text:name="__RefHeading___Toc6131_3181471120"/>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4"><text:span text:style-name="T107">Turnos:</text:span><text:span text:style-name="T47"> </text:span></text:p>
          </table:table-cell>
          <table:table-cell table:style-name="Tabela29.B1" office:value-type="string">
            <text:p text:style-name="P119"><text:s/><text:span text:style-name="T108">Entre 1 a 5 turnos ou mais</text:span> </text:p>
          </table:table-cell>
        </table:table-row>
        <table:table-row>
          <table:table-cell table:style-name="Tabela29.A1" office:value-type="string">
            <text:p text:style-name="P14">Rodadas: </text:p>
          </table:table-cell>
          <table:table-cell table:style-name="Tabela29.B1" office:value-type="string">
            <text:p text:style-name="P119"><text:s/><text:span text:style-name="T108">Entre 1 a 5 rodadas ou mais</text:span></text:p>
          </table:table-cell>
        </table:table-row>
        <table:table-row>
          <table:table-cell table:style-name="Tabela29.A1" office:value-type="string">
            <text:p text:style-name="P14">Instantâneo: </text:p>
          </table:table-cell>
          <table:table-cell table:style-name="Tabela29.B1" office:value-type="string">
            <text:p text:style-name="P119"><text:s/><text:span text:style-name="T108">O efeito ocorre no momento da ativação.</text:span></text:p>
          </table:table-cell>
        </table:table-row>
        <table:table-row>
          <table:table-cell table:style-name="Tabela29.A1" office:value-type="string">
            <text:p text:style-name="P14">Infinito: </text:p>
          </table:table-cell>
          <table:table-cell table:style-name="Tabela29.B1" office:value-type="string">
            <text:p text:style-name="P119"><text:s/><text:span text:style-name="T108">A habilidade fica ativa enquanto receber Clol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6133_3181471120"/>Escopo De Invocação<text:bookmark-end text:name="__RefHeading___Toc6133_3181471120"/></text:h>
      <text:p text:style-name="P1">CONCENTRAÇÃO MÍNIMA</text:p>
      <text:p text:style-name="Table_20_Heading">Pode se movimentar, mas caso leve dano, deverá passar por um teste de <text:span text:style-name="T1">Resistência ND8 </text:span>para manter a concentração.</text:p>
      <text:p text:style-name="P1">CONCENTRAÇÃO INTENSA</text:p>
      <text:p text:style-name="Table_20_Heading"><text:span text:style-name="T1">Não pode se mover de forma alguma</text:span>, deverá passar todo o tempo de ativação ou uso da habilidade sem se mover. Caso leve dano, perderá a concentração sem direito a teste.</text:p>
      <text:p text:style-name="P1">LIVRE</text:p>
      <text:p text:style-name="Table_20_Heading">O escopo livre se aplica apenas após a ativação, onde o invocador pode fazer o que bem intender após ativar a habilidade</text:p>
      <text:h text:style-name="Heading_20_2" text:outline-level="2"><text:bookmark-start text:name="__RefHeading___Toc2865_623262937"/><text:line-break/>Objetos de Cenário<text:bookmark-end text:name="__RefHeading___Toc2865_623262937"/></text:h>
      <text:p text:style-name="P42">VALORES DE VIGOR POR MATERIAL</text:p>
      <text:p text:style-name="P50"><text:span text:style-name="T1">Tecido, papel, corda</text:span> – 0 Vigor;</text:p>
      <text:p text:style-name="P50"><text:span text:style-name="T1">Cristal, vidro, gelo </text:span>– 2 Vigor;</text:p>
      <text:p text:style-name="P50"><text:span text:style-name="T1">Madeira, ossos</text:span> – 4 Vigor;</text:p>
      <text:p text:style-name="P50"><text:span text:style-name="T1">Pedra</text:span> – 7 Vigor;</text:p>
      <text:p text:style-name="P50"><text:span text:style-name="T1">Ferro, aço </text:span>– 10 Vigor;</text:p>
      <text:p text:style-name="P50"/>
      <table:table table:name="Tabela31" table:style-name="Tabela31">
        <table:table-column table:style-name="Tabela31.A"/>
        <table:table-column table:style-name="Tabela31.B"/>
        <table:table-column table:style-name="Tabela31.C"/>
        <table:table-row>
          <table:table-cell table:style-name="Tabela31.A1" office:value-type="string">
            <text:p text:style-name="P103">Tamanho</text:p>
          </table:table-cell>
          <table:table-cell table:style-name="Tabela31.A1" office:value-type="string">
            <text:p text:style-name="P103">Frágeis</text:p>
          </table:table-cell>
          <table:table-cell table:style-name="Tabela31.A1" office:value-type="string">
            <text:p text:style-name="P103">Resistentes</text:p>
          </table:table-cell>
        </table:table-row>
        <table:table-row>
          <table:table-cell table:style-name="Tabela31.A1" office:value-type="string">
            <text:p text:style-name="P82">Minúsculo</text:p>
            <text:p text:style-name="P105">(<text:span text:style-name="T34">garrafas, copos</text:span>)</text:p>
          </table:table-cell>
          <table:table-cell table:style-name="Tabela31.B2" office:value-type="string">
            <text:p text:style-name="P192">4</text:p>
          </table:table-cell>
          <table:table-cell table:style-name="Tabela31.B2" office:value-type="string">
            <text:p text:style-name="P192">6</text:p>
          </table:table-cell>
        </table:table-row>
        <table:table-row>
          <table:table-cell table:style-name="Tabela31.A1" office:value-type="string">
            <text:p text:style-name="P82">Pequeno</text:p>
            <text:p text:style-name="P105">(<text:span text:style-name="T34">notebooks, computadores</text:span>)</text:p>
          </table:table-cell>
          <table:table-cell table:style-name="Tabela31.B2" office:value-type="string">
            <text:p text:style-name="P192">10</text:p>
          </table:table-cell>
          <table:table-cell table:style-name="Tabela31.B2" office:value-type="string">
            <text:p text:style-name="P192">15</text:p>
          </table:table-cell>
        </table:table-row>
        <table:table-row>
          <table:table-cell table:style-name="Tabela31.A1" office:value-type="string">
            <text:p text:style-name="P82">Médio</text:p>
            <text:p text:style-name="P105">(<text:span text:style-name="T34">barris, baús grandes</text:span>)</text:p>
          </table:table-cell>
          <table:table-cell table:style-name="Tabela31.B2" office:value-type="string">
            <text:p text:style-name="P192">25</text:p>
          </table:table-cell>
          <table:table-cell table:style-name="Tabela31.B2" office:value-type="string">
            <text:p text:style-name="P192">60</text:p>
          </table:table-cell>
        </table:table-row>
        <table:table-row>
          <table:table-cell table:style-name="Tabela31.A1" office:value-type="string">
            <text:p text:style-name="P82">Grande</text:p>
            <text:p text:style-name="P105">(<text:span text:style-name="T34">carros, motos</text:span>)</text:p>
          </table:table-cell>
          <table:table-cell table:style-name="Tabela31.B2" office:value-type="string">
            <text:p text:style-name="P192">40</text:p>
          </table:table-cell>
          <table:table-cell table:style-name="Tabela31.B2" office:value-type="string">
            <text:p text:style-name="P192">100</text:p>
          </table:table-cell>
        </table:table-row>
      </table:table>
      <text:p text:style-name="P193"/>
      <text:h text:style-name="P198" text:outline-level="2"><text:bookmark-start text:name="__RefHeading___Toc2867_623262937"/>CLOL<text:bookmark-end text:name="__RefHeading___Toc2867_623262937"/></text:h>
      <text:h text:style-name="P222" text:outline-level="3"><text:bookmark-start text:name="__RefHeading___Toc6117_3181471120"/>Clol Manifestado<text:bookmark-end text:name="__RefHeading___Toc6117_3181471120"/></text:h>
      <text:p text:style-name="P41">SAB ND8 -1pt de Sorte (<text:span text:style-name="T34">Rode 1D6 por acertos</text:span>)</text:p>
      <text:p text:style-name="P112">Some todos os D6 no final do Teste e o resultado será o CLOL recuperado.</text:p>
      <text:h text:style-name="Heading_20_3" text:outline-level="3"><text:bookmark-start text:name="__RefHeading___Toc2869_623262937"/>Extraindo Energia<text:bookmark-end text:name="__RefHeading___Toc2869_623262937"/></text:h>
      <text:p text:style-name="P8">EXTRAIR <text:span text:style-name="T113">PRÓPRIA </text:span>ENERGIA</text:p>
      <text:p text:style-name="P64">Sabedoria + Ocultismo ND7</text:p>
      <text:p text:style-name="P39">MANIPULAR</text:p>
      <text:p text:style-name="P190">Poder + 2D10 ND7</text:p>
      <text:p text:style-name="P40">Pode-se Fazer:</text:p>
      <text:p text:style-name="Table_20_Heading">Transferir para outro usuário de CLOL (<text:span text:style-name="T38">necessita da vantagem Maestria do CLOL</text:span>);</text:p>
      <text:p text:style-name="Table_20_Heading">Transferir para um Objeto (<text:span text:style-name="T38">necessita da vantagem Maestria do CLOL</text:span>);</text:p>
      <text:p text:style-name="Table_20_Heading">Deixar ela a deriva.</text:p>
      <text:h text:style-name="Heading_20_3" text:outline-level="3"><text:bookmark-start text:name="__RefHeading___Toc2871_623262937"/>Armazenamento de energia<text:bookmark-end text:name="__RefHeading___Toc2871_623262937"/></text:h>
      <text:p text:style-name="Table_20_Heading"><text:span text:style-name="T114">Objetos Armazenam sua </text:span><text:span text:style-name="T15">Capacidade Natural + 1D10 </text:span><text:span text:style-name="T16">* Tamanho em metros,</text:span><text:span text:style-name="T115"> arredondado para cima.</text:span><text:line-break/></text:p>
      <table:table table:name="Tabela30" table:style-name="Tabela30">
        <table:table-column table:style-name="Tabela30.A" table:number-columns-repeated="3"/>
        <table:table-column table:style-name="Tabela30.D"/>
        <table:table-row>
          <table:table-cell table:style-name="Tabela30.A1" office:value-type="string">
            <text:p text:style-name="P102">Material</text:p>
          </table:table-cell>
          <table:table-cell table:style-name="Tabela30.A1" office:value-type="string">
            <text:p text:style-name="P102">Metais</text:p>
          </table:table-cell>
          <table:table-cell table:style-name="Tabela30.A1" office:value-type="string">
            <text:p text:style-name="P102">Madeira</text:p>
          </table:table-cell>
          <table:table-cell table:style-name="Tabela30.A1" office:value-type="string">
            <text:p text:style-name="P102">Plástico</text:p>
          </table:table-cell>
        </table:table-row>
        <table:table-row>
          <table:table-cell table:style-name="Tabela30.A1" office:value-type="string">
            <text:p text:style-name="P102">Pontos</text:p>
          </table:table-cell>
          <table:table-cell table:style-name="Tabela30.B2" office:value-type="string">
            <text:p text:style-name="P191">5</text:p>
          </table:table-cell>
          <table:table-cell table:style-name="Tabela30.B2" office:value-type="string">
            <text:p text:style-name="P191">3</text:p>
          </table:table-cell>
          <table:table-cell table:style-name="Tabela30.B2" office:value-type="string">
            <text:p text:style-name="P191">2</text:p>
          </table:table-cell>
        </table:table-row>
        <table:table-row>
          <table:table-cell table:style-name="Tabela30.A1" office:value-type="string">
            <text:p text:style-name="P102">Material</text:p>
          </table:table-cell>
          <table:table-cell table:style-name="Tabela30.A1" office:value-type="string">
            <text:p text:style-name="P102">Vidro</text:p>
          </table:table-cell>
          <table:table-cell table:style-name="Tabela30.A1" office:value-type="string">
            <text:p text:style-name="P102">Cerâmica</text:p>
          </table:table-cell>
          <table:table-cell table:style-name="Tabela30.A1" office:value-type="string">
            <text:p text:style-name="P102">Borracha</text:p>
          </table:table-cell>
        </table:table-row>
        <table:table-row>
          <table:table-cell table:style-name="Tabela30.A1" office:value-type="string">
            <text:p text:style-name="P102">Pontos</text:p>
          </table:table-cell>
          <table:table-cell table:style-name="Tabela30.B2" office:value-type="string">
            <text:p text:style-name="P191">4</text:p>
          </table:table-cell>
          <table:table-cell table:style-name="Tabela30.B2" office:value-type="string">
            <text:p text:style-name="P191">4</text:p>
          </table:table-cell>
          <table:table-cell table:style-name="Tabela30.B2" office:value-type="string">
            <text:p text:style-name="P191">2</text:p>
          </table:table-cell>
        </table:table-row>
      </table:table>
      <text:p text:style-name="P189"/>
      <text:p text:style-name="P50"/>
      <text:h text:style-name="P198" text:outline-level="2"><text:bookmark-start text:name="__RefHeading___Toc2875_623262937"/>Mecânica de Sanidade<text:bookmark-end text:name="__RefHeading___Toc2875_623262937"/></text:h>
      <text:p text:style-name="P1">INÍCIO DA CAMPANHA</text:p>
      <text:p text:style-name="Table_20_Heading">Todos os Jogadores rolam <text:span text:style-name="T1">2D10</text:span>, e a soma será seu Nível de Sanidade administrado pelo Mestre.</text:p>
      <text:p text:style-name="P1">ND POR SANIDADE</text:p>
      <table:table table:name="Tabela32" table:style-name="Tabela32">
        <table:table-column table:style-name="Tabela32.A" table:number-columns-repeated="2"/>
        <table:table-row>
          <table:table-cell table:style-name="Tabela32.A1" office:value-type="string">
            <text:p text:style-name="P229"><text:span text:style-name="T117">1 a 6 Pontos</text:span><text:span text:style-name="T107">:</text:span><text:span text:style-name="T47"> </text:span></text:p>
          </table:table-cell>
          <table:table-cell table:style-name="Tabela32.B1" office:value-type="string">
            <text:p text:style-name="P233"><text:s/><text:span text:style-name="T117">ND10</text:span> </text:p>
          </table:table-cell>
        </table:table-row>
        <table:table-row>
          <table:table-cell table:style-name="Tabela32.A1" office:value-type="string">
            <text:p text:style-name="P230">7 a 10 Pontos: </text:p>
          </table:table-cell>
          <table:table-cell table:style-name="Tabela32.B1" office:value-type="string">
            <text:p text:style-name="P233"><text:s/><text:span text:style-name="T117">ND9</text:span></text:p>
          </table:table-cell>
        </table:table-row>
        <table:table-row>
          <table:table-cell table:style-name="Tabela32.A1" office:value-type="string">
            <text:p text:style-name="P230">11 a 15 Pontos: </text:p>
          </table:table-cell>
          <table:table-cell table:style-name="Tabela32.B1" office:value-type="string">
            <text:p text:style-name="P235"><text:s/>ND8</text:p>
          </table:table-cell>
        </table:table-row>
        <table:table-row>
          <table:table-cell table:style-name="Tabela32.A1" office:value-type="string">
            <text:p text:style-name="P230">16 a 19 Pontos: </text:p>
          </table:table-cell>
          <table:table-cell table:style-name="Tabela32.B1" office:value-type="string">
            <text:p text:style-name="P235"><text:s/>ND7</text:p>
          </table:table-cell>
        </table:table-row>
        <table:table-row>
          <table:table-cell table:style-name="Tabela32.A1" office:value-type="string">
            <text:p text:style-name="P230">20 Pontos: </text:p>
          </table:table-cell>
          <table:table-cell table:style-name="Tabela32.B1" office:value-type="string">
            <text:p text:style-name="P235"><text:s/>ND6</text:p>
          </table:table-cell>
        </table:table-row>
      </table:table>
      <text:p text:style-name="P226"><text:span text:style-name="T18"/></text:p>
      <text:p text:style-name="P226">RECUPERAÇÃO DE SANIDADE</text:p>
      <table:table table:name="Tabela33" table:style-name="Tabela33">
        <table:table-column table:style-name="Tabela33.A" table:number-columns-repeated="2"/>
        <table:table-row>
          <table:table-cell table:style-name="Tabela33.A1" office:value-type="string">
            <text:p text:style-name="P237"><text:span text:style-name="T17">Uma Semana em um local pacífico.</text:span><text:span text:style-name="T47"> </text:span></text:p>
          </table:table-cell>
          <table:table-cell table:style-name="Tabela33.A1" office:value-type="string">
            <text:p text:style-name="P234"><text:s/><text:span text:style-name="T118">1D10 Pontos de Sanidade</text:span> </text:p>
          </table:table-cell>
        </table:table-row>
        <table:table-row>
          <table:table-cell table:style-name="Tabela33.A1" office:value-type="string">
            <text:p text:style-name="P231">Tratamento Mágico</text:p>
          </table:table-cell>
          <table:table-cell table:style-name="Tabela33.A1" office:value-type="string">
            <text:p text:style-name="P236">Variável, depende do tratamento</text:p>
          </table:table-cell>
        </table:table-row>
        <table:table-row>
          <table:table-cell table:style-name="Tabela33.A1" office:value-type="string">
            <text:p text:style-name="P231">Tratamento Médico</text:p>
          </table:table-cell>
          <table:table-cell table:style-name="Tabela33.A1" office:value-type="string">
            <text:p text:style-name="P236">Variável, depende do tratamento</text:p>
          </table:table-cell>
        </table:table-row>
        <table:table-row>
          <table:table-cell table:style-name="Tabela33.A1" office:value-type="string">
            <text:p text:style-name="P231">XP</text:p>
          </table:table-cell>
          <table:table-cell table:style-name="Tabela33.A1" office:value-type="string">
            <text:p text:style-name="P236">+1 Ponto de Sanidade</text:p>
            <text:p text:style-name="P236">Por 2 de XP</text:p>
          </table:table-cell>
        </table:table-row>
      </table:table>
      <text:p text:style-name="P227"/>
      <text:h text:style-name="P223" text:outline-level="3"><text:bookmark-start text:name="__RefHeading___Toc2877_623262937"/><text:span text:style-name="T119">Tabela de Insanidade Permanente</text:span><text:bookmark-end text:name="__RefHeading___Toc2877_623262937"/></text:h>
      <table:table table:name="Tabela35" table:style-name="Tabela35">
        <table:table-column table:style-name="Tabela35.A"/>
        <table:table-column table:style-name="Tabela35.B"/>
        <table:table-column table:style-name="Tabela35.C"/>
        <table:table-row>
          <table:table-cell table:style-name="Tabela35.A1" office:value-type="string">
            <text:p text:style-name="P239">1D10 +</text:p>
            <text:p text:style-name="P239">1D6</text:p>
          </table:table-cell>
          <table:table-cell table:style-name="Tabela35.A1" office:value-type="string">
            <text:p text:style-name="P239">EFEITO</text:p>
          </table:table-cell>
          <table:table-cell table:style-name="Tabela35.A1" office:value-type="string">
            <text:p text:style-name="P240">XP Recebido</text:p>
          </table:table-cell>
        </table:table-row>
        <table:table-row>
          <table:table-cell table:style-name="Tabela35.A2" office:value-type="string">
            <text:p text:style-name="P243">02</text:p>
          </table:table-cell>
          <table:table-cell table:style-name="Tabela35.B2" office:value-type="string">
            <text:p text:style-name="P244">Alucinações</text:p>
          </table:table-cell>
          <table:table-cell table:style-name="Tabela35.C2" office:value-type="string">
            <text:p text:style-name="P244">+6 XP</text:p>
          </table:table-cell>
        </table:table-row>
        <table:table-row>
          <table:table-cell table:style-name="Tabela35.A2" office:value-type="string">
            <text:p text:style-name="P243">03</text:p>
          </table:table-cell>
          <table:table-cell table:style-name="Tabela35.B3" office:value-type="string">
            <text:p text:style-name="P244">Paranoia Crônica</text:p>
          </table:table-cell>
          <table:table-cell table:style-name="Tabela35.C3" office:value-type="string">
            <text:p text:style-name="P244">+4 XP</text:p>
          </table:table-cell>
        </table:table-row>
        <table:table-row>
          <table:table-cell table:style-name="Tabela35.A2" office:value-type="string">
            <text:p text:style-name="P243">04</text:p>
          </table:table-cell>
          <table:table-cell table:style-name="Tabela35.B4" office:value-type="string">
            <text:p text:style-name="P244">Paranoia Crônica</text:p>
          </table:table-cell>
          <table:table-cell table:style-name="Tabela35.C4" office:value-type="string">
            <text:p text:style-name="P244">+5 XP</text:p>
          </table:table-cell>
        </table:table-row>
        <table:table-row>
          <table:table-cell table:style-name="Tabela35.A2" office:value-type="string">
            <text:p text:style-name="P243">05</text:p>
          </table:table-cell>
          <table:table-cell table:style-name="Tabela35.B5" office:value-type="string">
            <text:p text:style-name="P244">Paranoia Crônica</text:p>
          </table:table-cell>
          <table:table-cell table:style-name="Tabela35.C5" office:value-type="string">
            <text:p text:style-name="P244">+6 XP</text:p>
          </table:table-cell>
        </table:table-row>
        <table:table-row>
          <table:table-cell table:style-name="Tabela35.A2" office:value-type="string">
            <text:p text:style-name="P243">06</text:p>
          </table:table-cell>
          <table:table-cell table:style-name="Tabela35.B6" office:value-type="string">
            <text:p text:style-name="P244">TOC</text:p>
          </table:table-cell>
          <table:table-cell table:style-name="Tabela35.C6" office:value-type="string">
            <text:p text:style-name="P244">+2 XP</text:p>
          </table:table-cell>
        </table:table-row>
        <table:table-row>
          <table:table-cell table:style-name="Tabela35.A2" office:value-type="string">
            <text:p text:style-name="P243">07</text:p>
          </table:table-cell>
          <table:table-cell table:style-name="Tabela35.B7" office:value-type="string">
            <text:p text:style-name="P244">TOC</text:p>
          </table:table-cell>
          <table:table-cell table:style-name="Tabela35.C7" office:value-type="string">
            <text:p text:style-name="P244">+<text:span text:style-name="T120">4</text:span> XP</text:p>
          </table:table-cell>
        </table:table-row>
        <table:table-row>
          <table:table-cell table:style-name="Tabela35.A2" office:value-type="string">
            <text:p text:style-name="P243">08</text:p>
          </table:table-cell>
          <table:table-cell table:style-name="Tabela35.B8" office:value-type="string">
            <text:p text:style-name="P244">TOC</text:p>
          </table:table-cell>
          <table:table-cell table:style-name="Tabela35.C8" office:value-type="string">
            <text:p text:style-name="P244">+<text:span text:style-name="T120">5 </text:span>XP</text:p>
          </table:table-cell>
        </table:table-row>
        <table:table-row>
          <table:table-cell table:style-name="Tabela35.A2" office:value-type="string">
            <text:p text:style-name="P243">09</text:p>
          </table:table-cell>
          <table:table-cell table:style-name="Tabela35.B9" office:value-type="string">
            <text:p text:style-name="P244">Pesadelos</text:p>
          </table:table-cell>
          <table:table-cell table:style-name="Tabela35.C9" office:value-type="string">
            <text:p text:style-name="P244">+6 XP</text:p>
          </table:table-cell>
        </table:table-row>
        <table:table-row>
          <table:table-cell table:style-name="Tabela35.A2" office:value-type="string">
            <text:p text:style-name="P243">10</text:p>
          </table:table-cell>
          <table:table-cell table:style-name="Tabela35.B10" office:value-type="string">
            <text:p text:style-name="P244">Psicose Violenta</text:p>
          </table:table-cell>
          <table:table-cell table:style-name="Tabela35.C10" office:value-type="string">
            <text:p text:style-name="P244">+5 XP</text:p>
          </table:table-cell>
        </table:table-row>
        <table:table-row>
          <table:table-cell table:style-name="Tabela35.A2" office:value-type="string">
            <text:p text:style-name="P243">11</text:p>
          </table:table-cell>
          <table:table-cell table:style-name="Tabela35.B11" office:value-type="string">
            <text:p text:style-name="P241">Psicose Violenta</text:p>
          </table:table-cell>
          <table:table-cell table:style-name="Tabela35.C11" office:value-type="string">
            <text:p text:style-name="P241">+6 XP</text:p>
          </table:table-cell>
        </table:table-row>
        <table:table-row>
          <table:table-cell table:style-name="Tabela35.A2" office:value-type="string">
            <text:p text:style-name="P243">12</text:p>
          </table:table-cell>
          <table:table-cell table:style-name="Tabela35.B12" office:value-type="string">
            <text:p text:style-name="P244">Psicose Violenta</text:p>
          </table:table-cell>
          <table:table-cell table:style-name="Tabela35.C12" office:value-type="string">
            <text:p text:style-name="P244">+7 XP</text:p>
          </table:table-cell>
        </table:table-row>
        <table:table-row>
          <table:table-cell table:style-name="Tabela35.A2" office:value-type="string">
            <text:p text:style-name="P243">13</text:p>
          </table:table-cell>
          <table:table-cell table:style-name="Tabela35.B13" office:value-type="string">
            <text:p text:style-name="P244">Personalidade Fragmentada</text:p>
          </table:table-cell>
          <table:table-cell table:style-name="Tabela35.C13" office:value-type="string">
            <text:p text:style-name="P244">+10 XP</text:p>
          </table:table-cell>
        </table:table-row>
        <table:table-row>
          <table:table-cell table:style-name="Tabela35.A2" office:value-type="string">
            <text:p text:style-name="P243">14</text:p>
          </table:table-cell>
          <table:table-cell table:style-name="Tabela35.B14" office:value-type="string">
            <text:p text:style-name="P244">Medo Paralisante</text:p>
          </table:table-cell>
          <table:table-cell table:style-name="Tabela35.C14" office:value-type="string">
            <text:p text:style-name="P244">+4 XP</text:p>
          </table:table-cell>
        </table:table-row>
        <table:table-row>
          <table:table-cell table:style-name="Tabela35.A2" office:value-type="string">
            <text:p text:style-name="P243">15</text:p>
          </table:table-cell>
          <table:table-cell table:style-name="Tabela35.B15" office:value-type="string">
            <text:p text:style-name="P244">Medo Paralisante</text:p>
          </table:table-cell>
          <table:table-cell table:style-name="Tabela35.C15" office:value-type="string">
            <text:p text:style-name="P244">+5 XP</text:p>
          </table:table-cell>
        </table:table-row>
        <table:table-row>
          <table:table-cell table:style-name="Tabela35.A16" office:value-type="string">
            <text:p text:style-name="P243">16</text:p>
          </table:table-cell>
          <table:table-cell table:style-name="Tabela35.B16" office:value-type="string">
            <text:p text:style-name="P244">Medo Paralisante</text:p>
          </table:table-cell>
          <table:table-cell table:style-name="Tabela35.C16" office:value-type="string">
            <text:p text:style-name="P244">+6 XP</text:p>
          </table:table-cell>
        </table:table-row>
      </table:table>
      <text:h text:style-name="P223" text:outline-level="3"><text:bookmark-start text:name="__RefHeading___Toc2879_623262937"/>Tabela <text:span text:style-name="T119">d</text:span>e Insanidade <text:s text:c="9"/>(<text:span text:style-name="T34">Curta E Longa</text:span>)<text:bookmark-end text:name="__RefHeading___Toc2879_623262937"/></text:h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239">1D10 +</text:p>
            <text:p text:style-name="P239">1D6</text:p>
          </table:table-cell>
          <table:table-cell table:style-name="Tabela34.A1" office:value-type="string">
            <text:p text:style-name="P239">EFEITO</text:p>
          </table:table-cell>
        </table:table-row>
        <table:table-row>
          <table:table-cell table:style-name="Tabela34.A2" office:value-type="string">
            <text:p text:style-name="P243">02</text:p>
          </table:table-cell>
          <table:table-cell table:style-name="Tabela34.B2" office:value-type="string">
            <text:p text:style-name="P245"><text:span text:style-name="T1">Paralisado</text:span> até sofrer dano.</text:p>
          </table:table-cell>
        </table:table-row>
        <table:table-row>
          <table:table-cell table:style-name="Tabela34.A2" office:value-type="string">
            <text:p text:style-name="P243">03</text:p>
          </table:table-cell>
          <table:table-cell table:style-name="Tabela34.B2" office:value-type="string">
            <text:p text:style-name="P245">Fugir em pânico da fonte do medo.</text:p>
          </table:table-cell>
        </table:table-row>
        <table:table-row>
          <table:table-cell table:style-name="Tabela34.A2" office:value-type="string">
            <text:p text:style-name="P243">04</text:p>
          </table:table-cell>
          <table:table-cell table:style-name="Tabela34.B2" office:value-type="string">
            <text:p text:style-name="P245"><text:span text:style-name="T1">Tartamudez</text:span> – Incapaz de conjurar magias que exigem fala ou se comunicar.</text:p>
          </table:table-cell>
        </table:table-row>
        <table:table-row>
          <table:table-cell table:style-name="Tabela34.A2" office:value-type="string">
            <text:p text:style-name="P243">05</text:p>
          </table:table-cell>
          <table:table-cell table:style-name="Tabela34.B2" office:value-type="string">
            <text:p text:style-name="P245">Ataque feroz ao inimigo mais próximo.</text:p>
          </table:table-cell>
        </table:table-row>
        <table:table-row>
          <table:table-cell table:style-name="Tabela34.A2" office:value-type="string">
            <text:p text:style-name="P243">06</text:p>
          </table:table-cell>
          <table:table-cell table:style-name="Tabela34.B2" office:value-type="string">
            <text:p text:style-name="P245"><text:span text:style-name="T1">Alucinações</text:span> – Dificuldade em distinguir o que é real ou ilusório.</text:p>
          </table:table-cell>
        </table:table-row>
        <table:table-row>
          <table:table-cell table:style-name="Tabela34.A2" office:value-type="string">
            <text:p text:style-name="P243">07</text:p>
          </table:table-cell>
          <table:table-cell table:style-name="Tabela34.B2" office:value-type="string">
            <text:p text:style-name="P245">Comer coisas atípicas (<text:span text:style-name="T34">terra, musgo, etc.</text:span>).</text:p>
          </table:table-cell>
        </table:table-row>
        <table:table-row>
          <table:table-cell table:style-name="Tabela34.A2" office:value-type="string">
            <text:p text:style-name="P243">08</text:p>
          </table:table-cell>
          <table:table-cell table:style-name="Tabela34.B2" office:value-type="string">
            <text:p text:style-name="P245"><text:span text:style-name="T1">Atordoado</text:span> – Sofrer penalidades em testes.</text:p>
          </table:table-cell>
        </table:table-row>
        <table:table-row>
          <table:table-cell table:style-name="Tabela34.A2" office:value-type="string">
            <text:p text:style-name="P243">09</text:p>
          </table:table-cell>
          <table:table-cell table:style-name="Tabela34.B2" office:value-type="string">
            <text:p text:style-name="P245">Obedecer ordens, exceto aquelas que causam morte.</text:p>
          </table:table-cell>
        </table:table-row>
        <table:table-row>
          <table:table-cell table:style-name="Tabela34.A2" office:value-type="string">
            <text:p text:style-name="P243">10</text:p>
          </table:table-cell>
          <table:table-cell table:style-name="Tabela34.B2" office:value-type="string">
            <text:p text:style-name="P245">Desmaio, podendo ser acordado com estímulos simples (<text:span text:style-name="T34">gritos, empurrões</text:span>), mas ao acordar está <text:span text:style-name="T1">atordoado</text:span> por <text:span text:style-name="T1">1D10 turnos.</text:span></text:p>
          </table:table-cell>
        </table:table-row>
        <table:table-row>
          <table:table-cell table:style-name="Tabela34.A2" office:value-type="string">
            <text:p text:style-name="P243">11</text:p>
          </table:table-cell>
          <table:table-cell table:style-name="Tabela34.B2" office:value-type="string">
            <text:p text:style-name="P242">Repetir rituais obsessivos (<text:span text:style-name="T34">lavar as mãos, estalar os dedos, etc.</text:span>).</text:p>
          </table:table-cell>
        </table:table-row>
        <table:table-row>
          <table:table-cell table:style-name="Tabela34.A2" office:value-type="string">
            <text:p text:style-name="P243">12</text:p>
          </table:table-cell>
          <table:table-cell table:style-name="Tabela34.B2" office:value-type="string">
            <text:p text:style-name="P245">Repulsa extrema pela fonte da insanidade.</text:p>
          </table:table-cell>
        </table:table-row>
        <table:table-row>
          <table:table-cell table:style-name="Tabela34.A2" office:value-type="string">
            <text:p text:style-name="P243">13</text:p>
          </table:table-cell>
          <table:table-cell table:style-name="Tabela34.B2" office:value-type="string">
            <text:p text:style-name="P245"><text:span text:style-name="T1">Tremores</text:span> – Aumenta a ND em +3 em testes de Destreza e Força. </text:p>
          </table:table-cell>
        </table:table-row>
        <table:table-row>
          <table:table-cell table:style-name="Tabela34.A2" office:value-type="string">
            <text:p text:style-name="P243">14</text:p>
          </table:table-cell>
          <table:table-cell table:style-name="Tabela34.B2" office:value-type="string">
            <text:p text:style-name="P245">Mudez temporária.</text:p>
          </table:table-cell>
        </table:table-row>
        <table:table-row>
          <table:table-cell table:style-name="Tabela34.A2" office:value-type="string">
            <text:p text:style-name="P243">15</text:p>
          </table:table-cell>
          <table:table-cell table:style-name="Tabela34.B2" office:value-type="string">
            <text:p text:style-name="P246">Desmaiar e te<text:span text:style-name="T122">m</text:span> dificuldade de ser acordado (<text:span text:style-name="T34">2D10 ND10 para acordar</text:span>). <text:span text:style-name="T121">A</text:span>o acordar está <text:span text:style-name="T1">atordoado</text:span> por <text:span text:style-name="T1">1D10 turnos.</text:span></text:p>
          </table:table-cell>
        </table:table-row>
        <table:table-row>
          <table:table-cell table:style-name="Tabela34.A16" office:value-type="string">
            <text:p text:style-name="P243">16</text:p>
          </table:table-cell>
          <table:table-cell table:style-name="Tabela34.B16" office:value-type="string">
            <text:p text:style-name="P245">O personagem acredita ser invencível e imune a qualquer dano ou perigo.</text:p>
          </table:table-cell>
        </table:table-row>
      </table:table>
      <text:p text:style-name="P2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ura" svg:font-family="Jura" style:font-pitch="variable"/>
    <style:font-face style:name="Jura1" svg:font-family="Jura" style:font-adornments="Claro" style:font-pitch="variable"/>
    <style:font-face style:name="Jura2" svg:font-family="Jura" style:font-adornments="Negri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2.01pt solid #2a6099" fo:border-bottom="2.01pt solid #2a6099">
        <style:tab-stops/>
      </style:paragraph-properties>
      <style:text-properties fo:color="#2a6099" loext:opacity="100%" style:font-name="Jura2" fo:font-family="Jura" style:font-style-name="Negrito" style:font-pitch="variable" fo:font-size="20pt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center" style:justify-single-word="false" style:page-number="auto">
        <style:tab-stops/>
      </style:paragraph-properties>
      <style:text-properties fo:color="#c9211e" loext:opacity="100%" style:font-name="Jura2" fo:font-family="Jura" style:font-style-name="Negrito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center" style:justify-single-word="false" style:page-number="auto" fo:padding="0.049cm" fo:border-left="none" fo:border-right="none" fo:border-top="none" fo:border-bottom="1.5pt solid #1c1c1c">
        <style:tab-stops/>
      </style:paragraph-properties>
      <style:text-properties fo:color="#333333" loext:opacity="100%" style:font-name="Jura1" fo:font-family="Jura" style:font-style-name="Claro" style:font-pitch="variable" fo:font-size="15pt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normal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3pt" fo:font-style="italic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em_20_título1" style:display-name="Sem título1" style:family="paragraph" style:parent-style-name="Table_20_Heading">
      <style:text-properties fo:font-size="9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  <style:text-properties fo:color="#1c1c1c" loext:opacity="100%" fo:font-style="italic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.962cm" style:type="right" style:leader-style="dotted" style:leader-text="."/>
        </style:tab-stops>
      </style:paragraph-properties>
      <style:text-properties fo:text-transform="uppercase" fo:color="#2a6099" loext:opacity="100%" fo:font-weight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2T23:03:58.308270931</meta:creation-date>
    <dc:date>2024-10-09T21:15:54.662004396</dc:date>
    <meta:editing-duration>P7DT17H29M51S</meta:editing-duration>
    <meta:editing-cycles>278</meta:editing-cycles>
    <meta:generator>LibreOffice/7.5.3.2$Linux_X86_64 LibreOffice_project/9f56dff12ba03b9acd7730a5a481eea045e468f3</meta:generator>
    <meta:document-statistic meta:table-count="35" meta:image-count="0" meta:object-count="0" meta:page-count="11" meta:paragraph-count="841" meta:word-count="3595" meta:character-count="19841" meta:non-whitespace-character-count="16843"/>
  </office:meta>
</office:document-meta>
</file>